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" svg:font-family="Courier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0.13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2cm" fo:min-width="1.78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12cm" fo:min-width="0.64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12cm" fo:min-width="0.516cm"/>
      <style:paragraph-properties style:writing-mode="lr-tb"/>
    </style:style>
    <style:style style:name="gr5" style:family="graphic" style:parent-style-name="standard">
      <style:graphic-properties draw:stroke="solid" draw:fill-color="#81d41a" draw:textarea-horizontal-align="justify" draw:textarea-vertical-align="middle" draw:auto-grow-height="false" fo:min-height="0.559cm" fo:min-width="0.309cm"/>
      <style:paragraph-properties style:writing-mode="lr-tb"/>
    </style:style>
    <style:style style:name="gr6" style:family="graphic" style:parent-style-name="standard">
      <style:graphic-properties draw:stroke="solid" draw:fill-color="#729fcf" draw:textarea-horizontal-align="justify" draw:textarea-vertical-align="middle" draw:auto-grow-height="false" fo:min-height="0.559cm" fo:min-width="2.01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1.24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 draw:start-line-spacing-horizontal="0cm" draw:start-line-spacing-vertical="0cm" draw:end-line-spacing-horizontal="1.1cm"/>
    </style:style>
    <style:style style:name="gr10" style:family="graphic" style:parent-style-name="objectwithoutfill">
      <style:graphic-properties draw:marker-end="Arrow" draw:marker-end-width="0.3cm" draw:fill="none" draw:textarea-vertical-align="middle" draw:end-line-spacing-horizontal="0cm" draw:end-line-spacing-vertical="0cm"/>
    </style:style>
    <style:style style:name="gr11" style:family="graphic" style:parent-style-name="standard">
      <style:graphic-properties draw:stroke="solid" draw:fill-color="#ff0000" draw:textarea-horizontal-align="justify" draw:textarea-vertical-align="middle" draw:auto-grow-height="false" fo:min-height="0.919cm" fo:min-width="1.745cm"/>
      <style:paragraph-properties style:writing-mode="lr-tb"/>
    </style:style>
    <style:style style:name="gr12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1.207cm"/>
      <style:paragraph-properties style:writing-mode="lr-tb"/>
    </style:style>
    <style:style style:name="gr13" style:family="graphic" style:parent-style-name="standard">
      <style:graphic-properties draw:stroke="solid" draw:fill-color="#ff0000" draw:textarea-horizontal-align="justify" draw:textarea-vertical-align="middle" draw:auto-grow-height="false" fo:min-height="0.919cm" fo:min-width="1.296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 draw:start-line-spacing-horizontal="0cm" draw:start-line-spacing-vertical="0.5cm"/>
    </style:style>
    <style:style style:name="gr15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0.29cm" fo:min-width="1.437cm"/>
      <style:paragraph-properties style:writing-mode="lr-tb"/>
    </style:style>
    <style:style style:name="gr17" style:family="graphic" style:parent-style-name="standard">
      <style:graphic-properties draw:fill-color="#ffd428" draw:textarea-horizontal-align="justify" draw:textarea-vertical-align="middle" draw:auto-grow-height="false" fo:min-height="0.29cm" fo:min-width="2.58cm"/>
      <style:paragraph-properties style:writing-mode="lr-tb"/>
    </style:style>
    <style:style style:name="gr18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1.745cm"/>
      <style:paragraph-properties style:writing-mode="lr-tb"/>
    </style:style>
    <style:style style:name="gr19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1.567cm"/>
      <style:paragraph-properties style:writing-mode="lr-tb"/>
    </style:style>
    <style:style style:name="gr20" style:family="graphic" style:parent-style-name="standard">
      <style:graphic-properties draw:fill-color="#ffd428" draw:textarea-horizontal-align="justify" draw:textarea-vertical-align="middle" draw:auto-grow-height="false" fo:min-height="0.29cm" fo:min-width="1.564cm"/>
      <style:paragraph-properties style:writing-mode="lr-tb"/>
    </style:style>
    <style:style style:name="gr21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1.476cm"/>
      <style:paragraph-properties style:writing-mode="lr-tb"/>
    </style:style>
    <style:style style:name="gr22" style:family="graphic" style:parent-style-name="standard">
      <style:graphic-properties draw:stroke="solid" draw:fill-color="#ff0000" draw:textarea-horizontal-align="justify" draw:textarea-vertical-align="middle" draw:auto-grow-height="false" fo:min-height="0.919cm" fo:min-width="1.169cm"/>
      <style:paragraph-properties style:writing-mode="lr-tb"/>
    </style:style>
    <style:style style:name="gr23" style:family="graphic" style:parent-style-name="standard">
      <style:graphic-properties draw:stroke="solid" draw:fill-color="#729fcf" draw:textarea-horizontal-align="justify" draw:textarea-vertical-align="middle" draw:auto-grow-height="false" fo:min-height="1.051cm" fo:min-width="1.74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draw:fill-color="#ff0000" draw:textarea-horizontal-align="justify" draw:textarea-vertical-align="middle" draw:auto-grow-height="false" fo:min-height="0.919cm" fo:min-width="1.567cm"/>
      <style:paragraph-properties style:writing-mode="lr-tb"/>
    </style:style>
    <style:style style:name="gr26" style:family="graphic" style:parent-style-name="standard">
      <style:graphic-properties draw:fill-color="#81d41a" draw:textarea-horizontal-align="justify" draw:textarea-vertical-align="middle" draw:auto-grow-height="false" fo:min-height="0.766cm" fo:min-width="0.58cm"/>
      <style:paragraph-properties style:writing-mode="lr-tb"/>
    </style:style>
    <style:style style:name="gr27" style:family="graphic" style:parent-style-name="standard">
      <style:graphic-properties draw:stroke="solid" draw:fill-color="#ff0000" draw:textarea-horizontal-align="justify" draw:textarea-vertical-align="middle" draw:auto-grow-height="false" fo:min-height="0.919cm" fo:min-width="2.016cm"/>
      <style:paragraph-properties style:writing-mode="lr-tb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1.109cm" fo:min-width="1.177cm"/>
      <style:paragraph-properties style:writing-mode="lr-tb"/>
    </style:style>
    <style:style style:name="gr29" style:family="graphic" style:parent-style-name="standard">
      <style:graphic-properties draw:stroke="solid" draw:fill-color="#b2b2b2" draw:textarea-horizontal-align="justify" draw:textarea-vertical-align="middle" draw:auto-grow-height="false" fo:min-height="0.919cm" fo:min-width="0.669cm"/>
      <style:paragraph-properties style:writing-mode="lr-tb"/>
    </style:style>
    <style:style style:name="gr30" style:family="graphic" style:parent-style-name="standard">
      <style:graphic-properties draw:stroke="solid" draw:fill-color="#729fcf" draw:textarea-horizontal-align="justify" draw:textarea-vertical-align="middle" draw:auto-grow-height="false" fo:min-height="1.008cm" fo:min-width="2.016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12cm" fo:min-width="0.77cm"/>
      <style:paragraph-properties style:writing-mode="lr-tb"/>
    </style:style>
    <style:style style:name="gr32" style:family="graphic" style:parent-style-name="objectwithoutfill">
      <style:graphic-properties draw:marker-end="Arrow"/>
    </style:style>
    <style:style style:name="gr33" style:family="graphic" style:parent-style-name="standard">
      <style:graphic-properties draw:stroke="solid" draw:fill-color="#81d41a" draw:textarea-horizontal-align="justify" draw:textarea-vertical-align="middle" draw:auto-grow-height="false" fo:min-height="0.919cm" fo:min-width="0.669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12cm" fo:min-width="1.66cm"/>
      <style:paragraph-properties style:writing-mode="lr-tb"/>
    </style:style>
    <style:style style:name="gr35" style:family="graphic" style:parent-style-name="standard">
      <style:graphic-properties draw:stroke="solid" draw:fill-color="#81d41a" draw:textarea-horizontal-align="justify" draw:textarea-vertical-align="middle" draw:auto-grow-height="false" fo:min-height="0.919cm" fo:min-width="1.245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12cm" fo:min-width="0.389cm"/>
      <style:paragraph-properties style:writing-mode="lr-tb"/>
    </style:style>
    <style:style style:name="gr37" style:family="graphic" style:parent-style-name="standard">
      <style:graphic-properties draw:fill-color="#ffd428" draw:textarea-horizontal-align="justify" draw:textarea-vertical-align="middle" draw:auto-grow-height="false" fo:min-height="0.11cm" fo:min-width="1.511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512cm" fo:min-width="1.40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draw:stroke="solid" draw:fill-color="#729fcf" draw:textarea-horizontal-align="justify" draw:textarea-vertical-align="middle" draw:auto-grow-height="false" fo:min-height="0.919cm" fo:min-width="0.669cm"/>
      <style:paragraph-properties style:writing-mode="lr-tb"/>
    </style:style>
    <style:style style:name="gr41" style:family="graphic" style:parent-style-name="standard" style:list-style-name="L1">
      <style:graphic-properties draw:stroke="solid" draw:fill-color="#ff0000" draw:textarea-horizontal-align="justify" draw:textarea-vertical-align="middle" draw:auto-grow-height="false" fo:min-height="0.919cm" fo:min-width="2.272cm"/>
      <style:paragraph-properties style:writing-mode="lr-tb"/>
    </style:style>
    <style:style style:name="gr42" style:family="graphic" style:parent-style-name="standard">
      <style:graphic-properties draw:stroke="solid" draw:fill-color="#729fcf" draw:textarea-horizontal-align="justify" draw:textarea-vertical-align="middle" draw:auto-grow-height="false" fo:min-height="0.919cm" fo:min-width="1.925cm"/>
      <style:paragraph-properties style:writing-mode="lr-tb"/>
    </style:style>
    <style:style style:name="gr43" style:family="graphic" style:parent-style-name="standard" style:list-style-name="L1">
      <style:graphic-properties draw:stroke="solid" draw:fill-color="#ff0000" draw:textarea-horizontal-align="justify" draw:textarea-vertical-align="middle" draw:auto-grow-height="false" fo:min-height="0.919cm" fo:min-width="2.2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59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066cm" fo:min-width="0.31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073cm" fo:min-width="0.31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064cm" fo:min-width="0.568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034cm" fo:min-width="0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gr5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81d41a"/>
      <style:paragraph-properties fo:text-align="center"/>
      <style:text-properties fo:font-size="10pt"/>
    </style:style>
    <style:style style:name="P5" style:family="paragraph">
      <loext:graphic-properties draw:fill-color="#729fcf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  <style:text-properties fo:font-size="10pt"/>
    </style:style>
    <style:style style:name="P8" style:family="paragraph">
      <loext:graphic-properties draw:fill-color="#ff0000"/>
      <style:paragraph-properties fo:text-align="center"/>
      <style:text-properties fo:font-size="1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6" style:family="paragraph">
      <loext:graphic-properties draw:fill-color="#ff0000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7" style:family="paragraph">
      <style:paragraph-properties fo:text-align="center"/>
      <style:text-properties fo:font-size="8pt"/>
    </style:style>
    <style:style style:name="P18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762cm" svg:x="3.413cm" svg:y="9.001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762cm" svg:x="3.413cm" svg:y="10.017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762cm" svg:x="3.413cm" svg:y="11.033cm">
          <text:p text:style-name="P1"><text:span text:style-name="T1">\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762cm" svg:x="3.413cm" svg:y="12.049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762cm" svg:x="3.413cm" svg:y="13.954cm">
          <text:p text:style-name="P1"><text:span text:style-name="T1">CMD_NAM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43cm" svg:height="0.762cm" svg:x="3.413cm" svg:y="14.97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0.762cm" svg:x="3.413cm" svg:y="12.938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762cm" svg:x="3.413cm" svg:y="15.986cm">
          <text:p text:style-name="P1"><text:span text:style-name="T1">Escapabl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</draw:page>
      <draw:page draw:name="CMD Name" draw:style-name="dp1" draw:master-page-name="Default">
        <draw:custom-shape draw:style-name="gr5" draw:text-style-name="P4" xml:id="id1" draw:id="id1" draw:layer="layout" svg:width="1.143cm" svg:height="1.143cm" svg:x="1.381cm" svg:y="9.509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635cm" svg:height="0.762cm" svg:x="1.804cm" svg:y="2.516cm">
          <draw:glue-point draw:id="4" svg:x="5.007cm" svg:y="-1.666cm"/>
          <draw:glue-point draw:id="5" svg:x="-4.992cm" svg:y="3.333cm"/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635cm" svg:height="0.762cm" svg:x="3.54cm" svg:y="4.937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.016cm" svg:height="0.762cm" svg:x="3.921cm" svg:y="6.08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635cm" svg:height="0.762cm" svg:x="3.537cm" svg:y="9.88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286cm" svg:height="0.762cm" svg:x="3.494cm" svg:y="10.925cm">
          <text:p text:style-name="P1"><text:span text:style-name="T1">CMD_NAM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1.143cm" svg:height="0.762cm" svg:x="3.032cm" svg:y="12.684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3.556cm" svg:height="1.143cm" svg:x="5.942cm" svg:y="2.37cm">
          <text:p text:style-name="P3">Stop</text:p>
          <text:p text:style-name="P3">Empty CMD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548cm" svg:y1="9.676cm" svg:x2="2.121cm" svg:y2="3.278cm" draw:start-shape="id1" draw:start-glue-point="5" draw:end-shape="id2" draw:end-glue-point="2" svg:d="M1548 9676l573-6398" svg:viewBox="0 0 574 6399">
          <text:p/>
        </draw:connector>
        <draw:connector draw:style-name="gr7" draw:text-style-name="P6" draw:layer="layout" draw:type="line" svg:x1="2.439cm" svg:y1="2.897cm" svg:x2="3.113cm" svg:y2="2.905cm" draw:start-shape="id2" draw:start-glue-point="1" draw:end-shape="id3" draw:end-glue-point="5" svg:d="M2439 2897l674 8" svg:viewBox="0 0 675 9">
          <text:p/>
        </draw:connector>
        <draw:custom-shape draw:style-name="gr8" draw:text-style-name="P7" xml:id="id15" draw:id="id15" draw:layer="layout" svg:width="2.467cm" svg:height="1.651cm" svg:x="9.001cm" svg:y="6.019cm">
          <text:p text:style-name="P3">CMDNAME</text:p>
          <text:p text:style-name="P3">QUOTED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175cm" svg:y1="5.318cm" svg:x2="4.937cm" svg:y2="5.318cm" draw:start-shape="id4" draw:start-glue-point="1" draw:end-shape="id5" draw:end-glue-point="5" svg:d="M4175 5318h762" svg:viewBox="0 0 763 1">
          <text:p/>
        </draw:connector>
        <draw:connector draw:style-name="gr9" draw:text-style-name="P6" draw:layer="layout" draw:type="curve" draw:line-skew="-0.385cm" svg:x1="2.357cm" svg:y1="9.676cm" svg:x2="3.921cm" svg:y2="6.461cm" draw:start-shape="id1" draw:start-glue-point="11" draw:end-shape="id6" draw:end-glue-point="3" svg:d="M2357 9676c-103 0-885-3215 1564-3215" svg:viewBox="0 0 1765 3216">
          <text:p/>
        </draw:connector>
        <draw:connector draw:style-name="gr10" draw:text-style-name="P6" draw:layer="layout" draw:type="curve" draw:line-skew="0.024cm" svg:x1="4.365cm" svg:y1="8.239cm" svg:x2="2.357cm" svg:y2="9.676cm" draw:start-shape="id7" draw:start-glue-point="2" draw:end-shape="id1" draw:end-glue-point="11" svg:d="M4365 8239c0 1363-2008 645-2008 1437" svg:viewBox="0 0 2009 1438">
          <text:p/>
        </draw:connector>
        <draw:connector draw:style-name="gr7" draw:text-style-name="P6" draw:layer="layout" draw:type="line" svg:x1="2.524cm" svg:y1="10.081cm" svg:x2="3.537cm" svg:y2="10.263cm" draw:start-shape="id1" draw:start-glue-point="10" draw:end-shape="id8" draw:end-glue-point="3" svg:d="M2524 10081l1013 182" svg:viewBox="0 0 1014 183">
          <text:p/>
        </draw:connector>
        <draw:custom-shape draw:style-name="gr11" draw:text-style-name="P8" xml:id="id69" draw:id="id69" draw:layer="layout" svg:width="3.175cm" svg:height="1.651cm" svg:x="15.678cm" svg:y="10.706cm">
          <text:p text:style-name="P3">ERROR</text:p>
          <text:p text:style-name="P3">Empty CMD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172cm" svg:y1="10.263cm" svg:x2="4.934cm" svg:y2="10.163cm" draw:start-shape="id8" draw:start-glue-point="1" draw:end-shape="id9" draw:end-glue-point="5" svg:d="M4172 10263l762-100" svg:viewBox="0 0 763 101">
          <text:p/>
        </draw:connector>
        <draw:connector draw:style-name="gr7" draw:text-style-name="P6" draw:layer="layout" draw:type="line" svg:x1="2.357cm" svg:y1="10.485cm" svg:x2="3.494cm" svg:y2="11.306cm" draw:start-shape="id1" draw:start-glue-point="9" draw:end-shape="id10" draw:end-glue-point="3" svg:d="M2357 10485l1137 821" svg:viewBox="0 0 1138 822">
          <text:p/>
        </draw:connector>
        <draw:custom-shape draw:style-name="gr12" draw:text-style-name="P7" xml:id="id17" draw:id="id17" draw:layer="layout" svg:width="2.413cm" svg:height="1.651cm" svg:x="5.953cm" svg:y="13.827cm">
          <text:p text:style-name="P3">CMD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637cm" svg:y1="11.687cm" svg:x2="5.318cm" svg:y2="12.303cm" draw:start-shape="id10" draw:start-glue-point="2" draw:end-shape="id11" draw:end-glue-point="4" svg:d="M4637 11687l681 616" svg:viewBox="0 0 682 617">
          <text:p/>
        </draw:connector>
        <draw:connector draw:style-name="gr7" draw:text-style-name="P6" draw:layer="layout" draw:type="line" svg:x1="1.953cm" svg:y1="10.652cm" svg:x2="3.603cm" svg:y2="12.684cm" draw:start-shape="id1" draw:start-glue-point="8" draw:end-shape="id12" draw:end-glue-point="0" svg:d="M1953 10652l1650 2032" svg:viewBox="0 0 1651 2033">
          <text:p/>
        </draw:connector>
        <draw:custom-shape draw:style-name="gr13" draw:text-style-name="P8" xml:id="id18" draw:id="id18" draw:layer="layout" svg:width="2.54cm" svg:height="1.651cm" svg:x="1.127cm" svg:y="18.526cm">
          <text:p text:style-name="P3">ERROR</text:p>
          <text:p text:style-name="P3">CMD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603cm" svg:y1="13.446cm" svg:x2="2.016cm" svg:y2="17.002cm" draw:start-shape="id12" draw:start-glue-point="2" draw:end-shape="id13" draw:end-glue-point="0" svg:d="M3603 13446l-1587 3556" svg:viewBox="0 0 1588 3557">
          <text:p/>
        </draw:connector>
        <draw:connector draw:style-name="gr14" draw:text-style-name="P6" draw:layer="layout" draw:type="curve" svg:x1="1.953cm" svg:y1="9.509cm" svg:x2="3.54cm" svg:y2="5.318cm" draw:start-shape="id1" draw:start-glue-point="4" draw:end-shape="id4" draw:end-glue-point="3" svg:d="M1953 9509c0-2794 529-4191 1587-4191" svg:viewBox="0 0 1588 4192">
          <text:p/>
        </draw:connector>
        <draw:frame draw:style-name="gr15" draw:text-style-name="P10" draw:layer="layout" svg:width="4.953cm" svg:height="0.962cm" svg:x="2.397cm" svg:y="0.492cm">
          <draw:text-box>
            <text:p text:style-name="P9"><text:span text:style-name="T2">CMD NAME</text:span></text:p>
          </draw:text-box>
        </draw:frame>
        <draw:custom-shape draw:style-name="gr16" draw:text-style-name="P11" xml:id="id3" draw:id="id3" draw:layer="layout" svg:width="2.159cm" svg:height="0.762cm" svg:x="3.113cm" svg:y="2.524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272cm" svg:y1="2.905cm" svg:x2="5.942cm" svg:y2="2.942cm" draw:start-shape="id3" draw:start-glue-point="7" draw:end-shape="id14" draw:end-glue-point="6" svg:d="M5272 2905l670 37" svg:viewBox="0 0 671 38">
          <text:p/>
        </draw:connector>
        <draw:custom-shape draw:style-name="gr16" draw:text-style-name="P11" xml:id="id5" draw:id="id5" draw:layer="layout" svg:width="2.159cm" svg:height="0.762cm" svg:x="4.937cm" svg:y="4.937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7.096cm" svg:y1="5.318cm" svg:x2="9.001cm" svg:y2="6.845cm" draw:start-shape="id5" draw:start-glue-point="7" draw:end-shape="id15" draw:end-glue-point="6" svg:d="M7096 5318l1905 1527" svg:viewBox="0 0 1906 1528">
          <text:p/>
        </draw:connector>
        <draw:custom-shape draw:style-name="gr16" draw:text-style-name="P11" xml:id="id7" draw:id="id7" draw:layer="layout" svg:width="2.159cm" svg:height="0.762cm" svg:x="3.286cm" svg:y="7.477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4.429cm" svg:y1="6.842cm" svg:x2="4.365cm" svg:y2="7.477cm" draw:start-shape="id6" draw:start-glue-point="2" draw:end-shape="id7" draw:end-glue-point="0" svg:d="M4429 6842l-64 635" svg:viewBox="0 0 65 636">
          <text:p/>
        </draw:connector>
        <draw:custom-shape draw:style-name="gr16" draw:text-style-name="P11" xml:id="id9" draw:id="id9" draw:layer="layout" svg:width="2.159cm" svg:height="0.762cm" svg:x="4.934cm" svg:y="9.782cm">
          <text:p text:style-name="P1"><text:span text:style-name="T1">Append ‘: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7.093cm" svg:y1="10.163cm" svg:x2="7.858cm" svg:y2="10.335cm" draw:start-shape="id9" draw:start-glue-point="7" draw:end-shape="id16" draw:end-glue-point="6" svg:d="M7093 10163l765 172" svg:viewBox="0 0 766 173">
          <text:p/>
        </draw:connector>
        <draw:custom-shape draw:style-name="gr17" draw:text-style-name="P11" xml:id="id11" draw:id="id11" draw:layer="layout" svg:width="3.302cm" svg:height="0.762cm" svg:x="4.937cm" svg:y="12.303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6.588cm" svg:y1="13.065cm" svg:x2="7.16cm" svg:y2="13.827cm" draw:start-shape="id11" draw:start-glue-point="2" draw:end-shape="id17" draw:end-glue-point="4" svg:d="M6588 13065l572 762" svg:viewBox="0 0 573 763">
          <text:p/>
        </draw:connector>
        <draw:custom-shape draw:style-name="gr17" draw:text-style-name="P11" xml:id="id13" draw:id="id13" draw:layer="layout" svg:width="3.302cm" svg:height="0.762cm" svg:x="0.365cm" svg:y="17.002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.016cm" svg:y1="17.764cm" svg:x2="2.397cm" svg:y2="18.526cm" draw:start-shape="id13" draw:start-glue-point="2" draw:end-shape="id18" draw:end-glue-point="4" svg:d="M2016 17764l381 762" svg:viewBox="0 0 382 763">
          <text:p/>
        </draw:connector>
        <draw:custom-shape draw:style-name="gr1" draw:text-style-name="P2" xml:id="id19" draw:id="id19" draw:layer="layout" svg:width="0.635cm" svg:height="0.762cm" svg:x="9.825cm" svg:y="4.429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0.635cm" svg:height="0.762cm" svg:x="14.008cm" svg:y="5.892cm">
          <text:p text:style-name="P1"><text:span text:style-name="T1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" draw:id="id25" draw:layer="layout" svg:width="2.286cm" svg:height="0.762cm" svg:x="12.176cm" svg:y="8.62cm">
          <text:p text:style-name="P1"><text:span text:style-name="T1">CMD_NAME</text:span></text:p>
          <text:p text:style-name="P1"><text:span text:style-name="T1">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8" draw:id="id28" draw:layer="layout" svg:width="1.143cm" svg:height="0.762cm" svg:x="12.435cm" svg:y="4.706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0.635cm" svg:height="0.762cm" svg:x="7.731cm" svg:y="16.113cm">
          <text:p text:style-name="P1"><text:span text:style-name="T1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4" draw:id="id44" draw:layer="layout" svg:width="0.635cm" svg:height="0.762cm" svg:x="20.177cm" svg:y="16.367cm">
          <text:p text:style-name="P1"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1" draw:id="id41" draw:layer="layout" svg:width="1.016cm" svg:height="0.762cm" svg:x="9.89cm" svg:y="15.994cm">
          <text:p text:style-name="P1"><text:span text:style-name="T1">Bl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0.235cm" svg:y1="6.019cm" svg:x2="10.142cm" svg:y2="5.191cm" draw:start-shape="id15" draw:start-glue-point="4" draw:end-shape="id19" draw:end-glue-point="2" svg:d="M10235 6019l-93-828" svg:viewBox="0 0 94 829">
          <text:p/>
        </draw:connector>
        <draw:custom-shape draw:style-name="gr16" draw:text-style-name="P11" xml:id="id20" draw:id="id20" draw:layer="layout" svg:width="2.159cm" svg:height="0.762cm" svg:x="9.914cm" svg:y="2.524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7" xml:id="id21" draw:id="id21" draw:layer="layout" svg:width="3.175cm" svg:height="1.651cm" svg:x="10.449cm" svg:y="0.238cm">
          <text:p text:style-name="P3">CMDNAME</text:p>
          <text:p text:style-name="P3">Empty Qu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142cm" svg:y1="4.429cm" svg:x2="10.295cm" svg:y2="3.286cm" draw:start-shape="id19" draw:start-glue-point="0" draw:end-shape="id20" draw:end-glue-point="6" svg:d="M10142 4429l153-1143" svg:viewBox="0 0 154 1144">
          <text:p/>
        </draw:connector>
        <draw:connector draw:style-name="gr7" draw:text-style-name="P6" draw:layer="layout" draw:type="line" svg:x1="10.993cm" svg:y1="2.524cm" svg:x2="10.914cm" svg:y2="1.648cm" draw:start-shape="id20" draw:start-glue-point="0" draw:end-shape="id21" draw:end-glue-point="7" svg:d="M10993 2524l-79-876" svg:viewBox="0 0 80 877">
          <text:p/>
        </draw:connector>
        <draw:connector draw:style-name="gr7" draw:text-style-name="P6" draw:layer="layout" draw:type="line" svg:x1="11.468cm" svg:y1="6.845cm" svg:x2="14.008cm" svg:y2="6.273cm" draw:start-shape="id15" draw:start-glue-point="10" draw:end-shape="id22" draw:end-glue-point="3" svg:d="M11468 6845l2540-572" svg:viewBox="0 0 2541 573">
          <text:p/>
        </draw:connector>
        <draw:custom-shape draw:style-name="gr16" draw:text-style-name="P11" xml:id="id23" draw:id="id23" draw:layer="layout" svg:width="2.159cm" svg:height="0.762cm" svg:x="15.405cm" svg:y="5.892cm">
          <text:p text:style-name="P1"><text:span text:style-name="T1">Append ‘\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4.643cm" svg:y1="6.273cm" svg:x2="15.405cm" svg:y2="6.273cm" draw:start-shape="id22" draw:start-glue-point="1" draw:end-shape="id23" draw:end-glue-point="5" svg:d="M14643 6273h762" svg:viewBox="0 0 763 1">
          <text:p/>
        </draw:connector>
        <draw:custom-shape draw:style-name="gr19" draw:text-style-name="P7" xml:id="id24" draw:id="id24" draw:layer="layout" svg:width="2.921cm" svg:height="1.651cm" svg:x="18.145cm" svg:y="5.384cm">
          <text:p text:style-name="P3">CMDNAME</text:p>
          <text:p text:style-name="P3">QUOTED</text:p>
          <text:p text:style-name="P3">Esca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17.564cm" svg:y1="6.273cm" svg:x2="18.145cm" svg:y2="6.21cm" draw:start-shape="id23" draw:start-glue-point="7" draw:end-shape="id24" draw:end-glue-point="6" svg:d="M17564 6273l581-63" svg:viewBox="0 0 582 64">
          <text:p/>
        </draw:connector>
        <draw:connector draw:style-name="gr7" draw:text-style-name="P6" draw:layer="layout" draw:type="line" svg:x1="11.107cm" svg:y1="7.429cm" svg:x2="13.319cm" svg:y2="8.62cm" draw:start-shape="id15" draw:start-glue-point="9" draw:end-shape="id25" draw:end-glue-point="0" svg:d="M11107 7429l2212 1191" svg:viewBox="0 0 2213 1192">
          <text:p/>
        </draw:connector>
        <draw:custom-shape draw:style-name="gr20" draw:text-style-name="P11" xml:id="id26" draw:id="id26" draw:layer="layout" svg:width="2.286cm" svg:height="0.762cm" svg:x="15.605cm" svg:y="8.62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4.462cm" svg:y1="9.001cm" svg:x2="15.605cm" svg:y2="9.001cm" draw:start-shape="id25" draw:start-glue-point="1" draw:end-shape="id26" draw:end-glue-point="5" svg:d="M14462 9001h1143" svg:viewBox="0 0 1144 1">
          <text:p/>
        </draw:connector>
        <draw:custom-shape draw:style-name="gr21" draw:text-style-name="P7" xml:id="id27" draw:id="id27" draw:layer="layout" svg:width="2.794cm" svg:height="1.651cm" svg:x="18.526cm" svg:y="8.239cm">
          <text:p text:style-name="P3">CMD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7.891cm" svg:y1="9.001cm" svg:x2="18.526cm" svg:y2="9.065cm" draw:start-shape="id26" draw:start-glue-point="7" draw:end-shape="id27" draw:end-glue-point="6" svg:d="M17891 9001l635 64" svg:viewBox="0 0 636 65">
          <text:p/>
        </draw:connector>
        <draw:connector draw:style-name="gr7" draw:text-style-name="P6" draw:layer="layout" draw:type="line" svg:x1="11.107cm" svg:y1="6.26cm" svg:x2="12.435cm" svg:y2="5.087cm" draw:start-shape="id15" draw:start-glue-point="11" draw:end-shape="id28" draw:end-glue-point="3" svg:d="M11107 6260l1328-1173" svg:viewBox="0 0 1329 1174">
          <text:p/>
        </draw:connector>
        <draw:custom-shape draw:style-name="gr20" draw:text-style-name="P11" xml:id="id29" draw:id="id29" draw:layer="layout" svg:width="2.286cm" svg:height="0.762cm" svg:x="14.294cm" svg:y="4.506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3.578cm" svg:y1="5.087cm" svg:x2="14.294cm" svg:y2="4.887cm" draw:start-shape="id28" draw:start-glue-point="1" draw:end-shape="id29" draw:end-glue-point="5" svg:d="M13578 5087l716-200" svg:viewBox="0 0 717 201">
          <text:p/>
        </draw:connector>
        <draw:custom-shape draw:style-name="gr22" draw:text-style-name="P8" xml:id="id30" draw:id="id30" draw:layer="layout" svg:width="2.359cm" svg:height="1.651cm" svg:x="17.223cm" svg:y="3.625cm">
          <text:p text:style-name="P3">ERROR</text:p>
          <text:p text:style-name="P3">CMD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6.58cm" svg:y1="4.887cm" svg:x2="17.223cm" svg:y2="4.451cm" draw:start-shape="id29" draw:start-glue-point="7" draw:end-shape="id30" draw:end-glue-point="6" svg:d="M16580 4887l643-436" svg:viewBox="0 0 644 437">
          <text:p/>
        </draw:connector>
        <draw:custom-shape draw:style-name="gr2" draw:text-style-name="P2" xml:id="id31" draw:id="id31" draw:layer="layout" svg:width="2.286cm" svg:height="0.762cm" svg:x="21.447cm" svg:y="7.096cm">
          <text:p text:style-name="P1"><text:span text:style-name="T1">Escapable</text:span></text:p>
          <text:p text:style-name="P1"><text:span text:style-name="T1">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0.639cm" svg:y1="6.794cm" svg:x2="21.447cm" svg:y2="7.477cm" draw:start-shape="id24" draw:start-glue-point="9" draw:end-shape="id31" draw:end-glue-point="3" svg:d="M20639 6794l808 683" svg:viewBox="0 0 809 684">
          <text:p/>
        </draw:connector>
        <draw:custom-shape draw:style-name="gr20" draw:text-style-name="P11" xml:id="id32" draw:id="id32" draw:layer="layout" svg:width="2.286cm" svg:height="0.762cm" svg:x="24.43cm" svg:y="7.096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733cm" svg:y1="7.477cm" svg:x2="24.43cm" svg:y2="7.477cm" draw:start-shape="id31" draw:start-glue-point="1" draw:end-shape="id32" draw:end-glue-point="5" svg:d="M23733 7477h697" svg:viewBox="0 0 698 1">
          <text:p/>
        </draw:connector>
        <draw:custom-shape draw:style-name="gr3" draw:text-style-name="P2" xml:id="id33" draw:id="id33" draw:layer="layout" svg:width="1.143cm" svg:height="0.762cm" svg:x="21.882cm" svg:y="5.765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066cm" svg:y1="6.21cm" svg:x2="21.882cm" svg:y2="6.146cm" draw:start-shape="id24" draw:start-glue-point="10" draw:end-shape="id33" draw:end-glue-point="3" svg:d="M21066 6210l816-64" svg:viewBox="0 0 817 65">
          <text:p/>
        </draw:connector>
        <draw:custom-shape draw:style-name="gr20" draw:text-style-name="P11" xml:id="id34" draw:id="id34" draw:layer="layout" svg:width="2.286cm" svg:height="0.762cm" svg:x="23.787cm" svg:y="5.765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025cm" svg:y1="6.146cm" svg:x2="23.787cm" svg:y2="6.146cm" draw:start-shape="id33" draw:start-glue-point="1" draw:end-shape="id34" draw:end-glue-point="5" svg:d="M23025 6146h762" svg:viewBox="0 0 763 1">
          <text:p/>
        </draw:connector>
        <draw:connector draw:style-name="gr7" draw:text-style-name="P6" draw:layer="layout" draw:type="curve" svg:x1="25.573cm" svg:y1="7.858cm" svg:x2="21.32cm" svg:y2="9.065cm" draw:start-shape="id32" draw:start-glue-point="2" draw:end-shape="id27" draw:end-glue-point="10" svg:d="M25573 7858c0 805-1417 1207-4253 1207" svg:viewBox="0 0 4254 1208">
          <text:p/>
        </draw:connector>
        <draw:connector draw:style-name="gr7" draw:text-style-name="P6" draw:layer="layout" draw:type="curve" svg:x1="24.93cm" svg:y1="5.765cm" svg:x2="19.582cm" svg:y2="4.451cm" draw:start-shape="id34" draw:start-glue-point="0" draw:end-shape="id30" draw:end-glue-point="10" svg:d="M24930 5765c0-876-1782-1314-5348-1314" svg:viewBox="0 0 5349 1315">
          <text:p/>
        </draw:connector>
        <draw:custom-shape draw:style-name="gr1" draw:text-style-name="P2" xml:id="id35" draw:id="id35" draw:layer="layout" svg:width="0.635cm" svg:height="0.762cm" svg:x="20.034cm" svg:y="11.033cm">
          <text:p text:style-name="P1"><text:span text:style-name="T1">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9.923cm" svg:y1="9.89cm" svg:x2="20.351cm" svg:y2="11.033cm" draw:start-shape="id27" draw:start-glue-point="8" draw:end-shape="id35" draw:end-glue-point="0" svg:d="M19923 9890l428 1143" svg:viewBox="0 0 429 1144">
          <text:p/>
        </draw:connector>
        <draw:custom-shape draw:style-name="gr21" draw:text-style-name="P7" xml:id="id37" draw:id="id37" draw:layer="layout" svg:width="2.794cm" svg:height="1.651cm" svg:x="24.225cm" svg:y="11.414cm">
          <text:p text:style-name="P3">CMDNAME</text:p>
          <text:p text:style-name="P3">QUOTED</text:p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0.669cm" svg:y1="11.414cm" svg:x2="21.558cm" svg:y2="11.414cm" draw:start-shape="id35" draw:start-glue-point="1" draw:end-shape="id36" draw:end-glue-point="5" svg:d="M20669 11414h889" svg:viewBox="0 0 890 1">
          <text:p/>
        </draw:connector>
        <draw:custom-shape draw:style-name="gr16" draw:text-style-name="P11" xml:id="id36" draw:id="id36" draw:layer="layout" svg:width="2.159cm" svg:height="0.762cm" svg:x="21.558cm" svg:y="11.033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717cm" svg:y1="11.414cm" svg:x2="24.634cm" svg:y2="11.655cm" draw:start-shape="id36" draw:start-glue-point="7" draw:end-shape="id37" draw:end-glue-point="5" svg:d="M23717 11414l917 241" svg:viewBox="0 0 918 242">
          <text:p/>
        </draw:connector>
        <draw:connector draw:style-name="gr7" draw:text-style-name="P6" draw:layer="layout" draw:type="curve" svg:x1="18.935cm" svg:y1="8.48cm" svg:x2="14.325cm" svg:y2="6.654cm" draw:start-shape="id27" draw:start-glue-point="5" draw:end-shape="id22" draw:end-glue-point="2" svg:d="M18935 8480c0-1551-4610-638-4610-1826" svg:viewBox="0 0 4611 1827">
          <text:p/>
        </draw:connector>
        <draw:connector draw:style-name="gr7" draw:text-style-name="P6" draw:layer="layout" draw:type="curve" draw:line-skew="-0.342cm" svg:x1="18.935cm" svg:y1="9.649cm" svg:x2="13.319cm" svg:y2="9.382cm" draw:start-shape="id27" draw:start-glue-point="7" draw:end-shape="id25" draw:end-glue-point="2" svg:d="M18935 9649c0 600-5616 733-5616-267" svg:viewBox="0 0 5617 736">
          <text:p/>
        </draw:connector>
        <draw:connector draw:style-name="gr7" draw:text-style-name="P6" draw:layer="layout" draw:type="line" svg:x1="8.013cm" svg:y1="15.237cm" svg:x2="8.048cm" svg:y2="16.113cm" draw:start-shape="id17" draw:start-glue-point="9" draw:end-shape="id38" draw:end-glue-point="0" svg:d="M8013 15237l35 876" svg:viewBox="0 0 36 877">
          <text:p/>
        </draw:connector>
        <draw:custom-shape draw:style-name="gr16" draw:text-style-name="P11" xml:id="id39" draw:id="id39" draw:layer="layout" svg:width="2.159cm" svg:height="0.762cm" svg:x="4.81cm" svg:y="16.113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7.731cm" svg:y1="16.494cm" svg:x2="6.969cm" svg:y2="16.494cm" draw:start-shape="id38" draw:start-glue-point="3" draw:end-shape="id39" draw:end-glue-point="7" svg:d="M7731 16494h-762" svg:viewBox="0 0 763 1">
          <text:p/>
        </draw:connector>
        <draw:custom-shape draw:style-name="gr23" draw:text-style-name="P5" xml:id="id40" draw:id="id40" draw:layer="layout" svg:width="3.175cm" svg:height="1.839cm" svg:x="6.08cm" svg:y="17.764cm">
          <text:p text:style-name="P3">Stop</text:p>
          <text:p text:style-name="P3">Local</text:p>
          <text:p text:style-name="P3">Default CTAG</text:p>
          <text:p text:style-name="P3">No Keywo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5.889cm" svg:y1="16.875cm" svg:x2="6.545cm" svg:y2="18.033cm" draw:start-shape="id39" draw:start-glue-point="2" draw:end-shape="id40" draw:end-glue-point="5" svg:d="M5889 16875l656 1158" svg:viewBox="0 0 657 1159">
          <text:p/>
        </draw:connector>
        <draw:connector draw:style-name="gr24" draw:text-style-name="P6" draw:layer="layout" draw:type="curve" svg:x1="8.366cm" svg:y1="14.653cm" svg:x2="5.78cm" svg:y2="11.306cm" draw:start-shape="id17" draw:start-glue-point="10" draw:end-shape="id10" draw:end-glue-point="1" svg:d="M8366 14653c1 0 1294-3347-2586-3347" svg:viewBox="0 0 2795 3348">
          <text:p/>
        </draw:connector>
        <draw:connector draw:style-name="gr7" draw:text-style-name="P6" draw:layer="layout" draw:type="line" svg:x1="6.306cm" svg:y1="14.068cm" svg:x2="4.175cm" svg:y2="13.065cm" draw:start-shape="id17" draw:start-glue-point="5" draw:end-shape="id12" draw:end-glue-point="1" svg:d="M6306 14068l-2131-1003" svg:viewBox="0 0 2132 1004">
          <text:p/>
        </draw:connector>
        <draw:connector draw:style-name="gr7" draw:text-style-name="P6" draw:layer="layout" draw:type="line" svg:x1="8.366cm" svg:y1="14.653cm" svg:x2="9.89cm" svg:y2="16.375cm" draw:start-shape="id17" draw:start-glue-point="10" draw:end-shape="id41" draw:end-glue-point="3" svg:d="M8366 14653l1524 1722" svg:viewBox="0 0 1525 1723">
          <text:p/>
        </draw:connector>
        <draw:custom-shape draw:style-name="gr18" draw:text-style-name="P7" xml:id="id43" draw:id="id43" draw:layer="layout" svg:width="3.175cm" svg:height="1.651cm" svg:x="11.541cm" svg:y="17.899cm">
          <text:p text:style-name="P3">CMDNAME</text:p>
          <text:p text:style-name="P3">Normal</text:p>
          <text:p text:style-name="P3">Ending Blank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xml:id="id42" draw:id="id42" draw:layer="layout" svg:width="2.159cm" svg:height="0.762cm" svg:x="11.795cm" svg:y="15.994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0.906cm" svg:y1="16.375cm" svg:x2="11.795cm" svg:y2="16.375cm" draw:start-shape="id41" draw:start-glue-point="1" draw:end-shape="id42" draw:end-glue-point="5" svg:d="M10906 16375h889" svg:viewBox="0 0 890 1">
          <text:p/>
        </draw:connector>
        <draw:connector draw:style-name="gr7" draw:text-style-name="P6" draw:layer="layout" draw:type="line" svg:x1="12.874cm" svg:y1="16.756cm" svg:x2="13.129cm" svg:y2="17.899cm" draw:start-shape="id42" draw:start-glue-point="2" draw:end-shape="id43" draw:end-glue-point="4" svg:d="M12874 16756l255 1143" svg:viewBox="0 0 256 1144">
          <text:p/>
        </draw:connector>
        <draw:connector draw:style-name="gr7" draw:text-style-name="P6" draw:layer="layout" draw:type="line" svg:x1="14.251cm" svg:y1="18.14cm" svg:x2="20.177cm" svg:y2="16.748cm" draw:start-shape="id43" draw:start-glue-point="11" draw:end-shape="id44" draw:end-glue-point="3" svg:d="M14251 18140l5926-1392" svg:viewBox="0 0 5927 1393">
          <text:p/>
        </draw:connector>
        <draw:connector draw:style-name="gr7" draw:text-style-name="P6" draw:layer="layout" draw:type="curve" svg:x1="12.006cm" svg:y1="18.14cm" svg:x2="10.398cm" svg:y2="16.756cm" draw:start-shape="id43" draw:start-glue-point="5" draw:end-shape="id41" draw:end-glue-point="2" svg:d="M12006 18140c0-1219-1608-528-1608-1384" svg:viewBox="0 0 1609 1385">
          <text:p/>
        </draw:connector>
        <draw:connector draw:style-name="gr7" draw:text-style-name="P6" draw:layer="layout" draw:type="line" svg:x1="8.366cm" svg:y1="14.653cm" svg:x2="20.177cm" svg:y2="16.748cm" draw:start-shape="id17" draw:start-glue-point="10" draw:end-shape="id44" draw:end-glue-point="3" svg:d="M8366 14653l11811 2095" svg:viewBox="0 0 11812 2096">
          <text:p/>
        </draw:connector>
        <draw:connector draw:style-name="gr7" draw:text-style-name="P6" draw:layer="layout" draw:type="curve" svg:x1="11.541cm" svg:y1="18.725cm" svg:x2="8.366cm" svg:y2="16.494cm" draw:start-shape="id43" draw:start-glue-point="6" draw:end-shape="id38" draw:end-glue-point="1" svg:d="M11541 18725c-2382 0-795-2231-3175-2231" svg:viewBox="0 0 3176 2232">
          <text:p/>
        </draw:connector>
        <draw:connector draw:style-name="gr7" draw:text-style-name="P6" draw:layer="layout" draw:type="curve" draw:line-skew="0.162cm" svg:x1="13.129cm" svg:y1="19.55cm" svg:x2="3.603cm" svg:y2="13.446cm" draw:start-shape="id43" draw:start-glue-point="8" draw:end-shape="id12" draw:end-glue-point="2" svg:d="M13129 19550c0 994-9526 4046-9526-6104" svg:viewBox="0 0 9527 7316">
          <text:p/>
        </draw:connector>
        <draw:custom-shape draw:style-name="gr4" draw:text-style-name="P2" xml:id="id45" draw:id="id45" draw:layer="layout" svg:width="1.016cm" svg:height="0.762cm" svg:x="25.384cm" svg:y="14.208cm">
          <text:p text:style-name="P1"><text:span text:style-name="T1">Bl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5.622cm" svg:y1="13.065cm" svg:x2="25.892cm" svg:y2="14.208cm" draw:start-shape="id37" draw:start-glue-point="8" draw:end-shape="id45" draw:end-glue-point="0" svg:d="M25622 13065l270 1143" svg:viewBox="0 0 271 1144">
          <text:p/>
        </draw:connector>
        <draw:custom-shape draw:style-name="gr16" draw:text-style-name="P11" xml:id="id46" draw:id="id46" draw:layer="layout" svg:width="2.159cm" svg:height="0.762cm" svg:x="22.59cm" svg:y="14.208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5.384cm" svg:y1="14.589cm" svg:x2="24.749cm" svg:y2="14.589cm" draw:start-shape="id45" draw:start-glue-point="3" draw:end-shape="id46" draw:end-glue-point="7" svg:d="M25384 14589h-635" svg:viewBox="0 0 636 1">
          <text:p/>
        </draw:connector>
        <draw:custom-shape draw:style-name="gr19" draw:text-style-name="P7" xml:id="id47" draw:id="id47" draw:layer="layout" svg:width="2.921cm" svg:height="1.651cm" svg:x="19.034cm" svg:y="13.827cm">
          <text:p text:style-name="P3">CMDNAME</text:p>
          <text:p text:style-name="P3">Quoted</text:p>
          <text:p text:style-name="P3">Ending Blank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22.59cm" svg:y1="14.589cm" svg:x2="21.955cm" svg:y2="14.653cm" draw:start-shape="id46" draw:start-glue-point="5" draw:end-shape="id47" draw:end-glue-point="10" svg:d="M22590 14589l-635 64" svg:viewBox="0 0 636 65">
          <text:p/>
        </draw:connector>
        <draw:connector draw:style-name="gr7" draw:text-style-name="P6" draw:layer="layout" draw:type="line" svg:x1="20.495cm" svg:y1="15.478cm" svg:x2="20.494cm" svg:y2="16.367cm" draw:start-shape="id47" draw:start-glue-point="8" draw:end-shape="id44" draw:end-glue-point="0" svg:d="M20495 15478l-1 889" svg:viewBox="0 0 2 890">
          <text:p/>
        </draw:connector>
        <draw:custom-shape draw:style-name="gr1" draw:text-style-name="P2" xml:id="id48" draw:id="id48" draw:layer="layout" svg:width="0.635cm" svg:height="0.762cm" svg:x="20.177cm" svg:y="12.428cm">
          <text:p text:style-name="P1"><text:span text:style-name="T1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4.225cm" svg:y1="12.24cm" svg:x2="20.812cm" svg:y2="12.809cm" draw:start-shape="id37" draw:start-glue-point="6" draw:end-shape="id48" draw:end-glue-point="1" svg:d="M24225 12240l-3413 569" svg:viewBox="0 0 3414 570">
          <text:p/>
        </draw:connector>
        <draw:connector draw:style-name="gr7" draw:text-style-name="P6" draw:layer="layout" draw:type="line" svg:x1="20.495cm" svg:y1="13.827cm" svg:x2="20.494cm" svg:y2="13.19cm" draw:start-shape="id47" draw:start-glue-point="4" draw:end-shape="id48" draw:end-glue-point="2" svg:d="M20495 13827l-1-637" svg:viewBox="0 0 2 638">
          <text:p/>
        </draw:connector>
        <draw:custom-shape draw:style-name="gr17" draw:text-style-name="P11" xml:id="id50" draw:id="id50" draw:layer="layout" svg:width="3.302cm" svg:height="0.762cm" svg:x="12.938cm" svg:y="14.292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2" xml:id="id49" draw:id="id49" draw:layer="layout" svg:width="1.143cm" svg:height="0.762cm" svg:x="17.129cm" svg:y="14.292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9.034cm" svg:y1="14.653cm" svg:x2="18.272cm" svg:y2="14.673cm" draw:start-shape="id47" draw:start-glue-point="6" draw:end-shape="id49" draw:end-glue-point="1" svg:d="M19034 14653l-762 20" svg:viewBox="0 0 763 21">
          <text:p/>
        </draw:connector>
        <draw:connector draw:style-name="gr7" draw:text-style-name="P6" draw:layer="layout" draw:type="line" svg:x1="17.129cm" svg:y1="14.673cm" svg:x2="16.24cm" svg:y2="14.673cm" draw:start-shape="id49" draw:start-glue-point="3" draw:end-shape="id50" draw:end-glue-point="7" svg:d="M17129 14673h-889" svg:viewBox="0 0 890 1">
          <text:p/>
        </draw:connector>
        <draw:connector draw:style-name="gr7" draw:text-style-name="P6" draw:layer="layout" draw:type="curve" svg:x1="27.019cm" svg:y1="12.24cm" svg:x2="20.812cm" svg:y2="16.748cm" draw:start-shape="id37" draw:start-glue-point="10" draw:end-shape="id44" draw:end-glue-point="1" svg:d="M27019 12240c753 0 3856 4508-6207 4508" svg:viewBox="0 0 7251 4509">
          <text:p/>
        </draw:connector>
        <draw:connector draw:style-name="gr7" draw:text-style-name="P6" draw:layer="layout" draw:type="line" svg:x1="12.938cm" svg:y1="14.673cm" svg:x2="11.495cm" svg:y2="14.094cm" draw:start-shape="id50" draw:start-glue-point="5" draw:end-shape="id51" draw:end-glue-point="9" svg:d="M12938 14673l-1443-579" svg:viewBox="0 0 1444 580">
          <text:p/>
        </draw:connector>
        <draw:custom-shape draw:style-name="gr25" draw:text-style-name="P8" xml:id="id51" draw:id="id51" draw:layer="layout" svg:width="2.921cm" svg:height="1.651cm" svg:x="9.001cm" svg:y="12.684cm">
          <text:p text:style-name="P3">ERROR</text:p>
          <text:p text:style-name="P3">CMDNAME</text:p>
          <text:p text:style-name="P3">Post-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0.494cm" svg:y1="17.129cm" svg:x2="20.495cm" svg:y2="17.805cm" draw:start-shape="id44" draw:start-glue-point="2" draw:end-shape="id52" draw:end-glue-point="4" svg:d="M20494 17129l1 676" svg:viewBox="0 0 2 677">
          <text:p/>
        </draw:connector>
        <draw:custom-shape draw:style-name="gr26" draw:text-style-name="P12" xml:id="id52" draw:id="id52" draw:layer="layout" svg:width="2.159cm" svg:height="2.032cm" svg:x="19.415cm" svg:y="17.805cm">
          <text:p text:style-name="P1">T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curve" draw:line-skew="0cm 11.403cm -1.277cm" svg:x1="20.911cm" svg:y1="9.649cm" svg:x2="13.006cm" svg:y2="4.706cm" draw:start-shape="id27" draw:start-glue-point="9" draw:end-shape="id28" draw:end-glue-point="0" svg:d="M20911 9649c0 1113 6544 743 6544-2989 0-3731-14449-4621-14449-1954" svg:viewBox="0 0 14450 7036">
          <text:p/>
        </draw:connector>
        <draw:connector draw:style-name="gr7" draw:text-style-name="P6" draw:layer="layout" draw:type="line" svg:x1="10.449cm" svg:y1="1.064cm" svg:x2="2.121cm" svg:y2="2.516cm" draw:start-shape="id21" draw:start-glue-point="6" draw:end-shape="id2" draw:end-glue-point="0" svg:d="M10449 1064l-8328 1452" svg:viewBox="0 0 8329 1453">
          <text:p/>
        </draw:connector>
        <draw:custom-shape draw:style-name="gr1" draw:text-style-name="P2" xml:id="id53" draw:id="id53" draw:layer="layout" svg:width="0.635cm" svg:height="0.762cm" svg:x="14.391cm" svg:y="1.49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3.624cm" svg:y1="1.064cm" svg:x2="14.391cm" svg:y2="1.873cm" draw:start-shape="id21" draw:start-glue-point="10" draw:end-shape="id53" draw:end-glue-point="3" svg:d="M13624 1064l767 809" svg:viewBox="0 0 768 810">
          <text:p/>
        </draw:connector>
        <draw:custom-shape draw:style-name="gr27" draw:text-style-name="P8" xml:id="id63" draw:id="id63" draw:layer="layout" svg:width="3.556cm" svg:height="1.651cm" svg:x="25.946cm" svg:y="1.235cm">
          <text:p text:style-name="P3">ERROR</text:p>
          <text:p text:style-name="P3">Empty CMD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5.026cm" svg:y1="1.873cm" svg:x2="15.788cm" svg:y2="1.873cm" draw:start-shape="id53" draw:start-glue-point="1" draw:end-shape="id54" draw:end-glue-point="5" svg:d="M15026 1873h762" svg:viewBox="0 0 763 1">
          <text:p/>
        </draw:connector>
        <draw:custom-shape draw:style-name="gr16" draw:text-style-name="P11" xml:id="id54" draw:id="id54" draw:layer="layout" svg:width="2.159cm" svg:height="0.762cm" svg:x="15.788cm" svg:y="1.492cm">
          <text:p text:style-name="P1"><text:span text:style-name="T1">Append ‘: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7.947cm" svg:y1="1.873cm" svg:x2="18.577cm" svg:y2="1.937cm" draw:start-shape="id54" draw:start-glue-point="7" draw:end-shape="id55" draw:end-glue-point="6" svg:d="M17947 1873l630 64" svg:viewBox="0 0 631 65">
          <text:p/>
        </draw:connector>
        <draw:connector draw:style-name="gr7" draw:text-style-name="P6" draw:layer="layout" draw:type="line" svg:x1="12.037cm" svg:y1="1.889cm" svg:x2="13.006cm" svg:y2="4.706cm" draw:start-shape="id21" draw:start-glue-point="8" draw:end-shape="id28" draw:end-glue-point="0" svg:d="M12037 1889l969 2817" svg:viewBox="0 0 970 2818">
          <text:p/>
        </draw:connector>
        <draw:custom-shape draw:style-name="gr28" draw:text-style-name="P13" draw:layer="layout" svg:width="2.667cm" svg:height="2.159cm" svg:x="22.971cm" svg:y="-3.318cm">
          <text:p text:style-name="P1"><text:span text:style-name="T1">Maybe</text:span></text:p>
          <text:p text:style-name="P1"><text:span text:style-name="T1">continue</text:span></text:p>
          <text:p text:style-name="P1"><text:span text:style-name="T1">With</text:span></text:p>
          <text:p text:style-name="P1"><text:span text:style-name="T1">empty</text:span></text:p>
          <text:p text:style-name="P1"><text:span text:style-name="T1">bloc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56" draw:id="id56" draw:layer="layout" svg:width="0.635cm" svg:height="0.762cm" svg:x="26.146cm" svg:y="-1.286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57" draw:id="id57" draw:layer="layout" svg:width="2.159cm" svg:height="0.762cm" svg:x="27.416cm" svg:y="-1.286cm">
          <text:p text:style-name="P1"><text:span text:style-name="T1">Append ‘: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6.781cm" svg:y1="-0.905cm" svg:x2="27.416cm" svg:y2="-0.905cm" draw:start-shape="id56" draw:start-glue-point="1" draw:end-shape="id57" draw:end-glue-point="5" svg:d="M26781-905h635" svg:viewBox="0 0 636 1">
          <text:p/>
        </draw:connector>
        <draw:custom-shape draw:style-name="gr18" draw:text-style-name="P7" xml:id="id55" draw:id="id55" draw:layer="layout" svg:width="3.175cm" svg:height="1.651cm" svg:x="18.577cm" svg:y="1.111cm">
          <text:p text:style-name="P3">CMDNAME</text:p>
          <text:p text:style-name="P3">Empty Quotation</text:p>
          <text:p text:style-name="P3">Next b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19.042cm" svg:y1="1.352cm" svg:x2="14.708cm" svg:y2="1.492cm" draw:start-shape="id55" draw:start-glue-point="5" draw:end-shape="id53" draw:end-glue-point="0" svg:d="M19042 1352c0-1114-4334-1184-4334 140" svg:viewBox="0 0 4335 985">
          <text:p/>
        </draw:connector>
        <draw:custom-shape draw:style-name="gr1" draw:text-style-name="P2" xml:id="id58" draw:id="id58" draw:layer="layout" svg:width="0.635cm" svg:height="0.762cm" svg:x="22.475cm" svg:y="2.492cm">
          <draw:glue-point draw:id="4" svg:x="5.007cm" svg:y="-1.666cm"/>
          <draw:glue-point draw:id="5" svg:x="-4.992cm" svg:y="3.333cm"/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11cm" svg:y1="2.873cm" svg:x2="23.884cm" svg:y2="2.881cm" draw:start-shape="id58" draw:start-glue-point="1" draw:end-shape="id59" draw:end-glue-point="5" svg:d="M23110 2873l774 8" svg:viewBox="0 0 775 9">
          <text:p/>
        </draw:connector>
        <draw:custom-shape draw:style-name="gr16" draw:text-style-name="P11" xml:id="id59" draw:id="id59" draw:layer="layout" svg:width="2.159cm" svg:height="0.762cm" svg:x="23.884cm" svg:y="2.5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1.287cm" svg:y1="2.521cm" svg:x2="22.475cm" svg:y2="2.873cm" draw:start-shape="id55" draw:start-glue-point="9" draw:end-shape="id58" draw:end-glue-point="3" svg:d="M21287 2521l1188 352" svg:viewBox="0 0 1189 353">
          <text:p/>
        </draw:connector>
        <draw:custom-shape draw:style-name="gr6" draw:text-style-name="P5" xml:id="id60" draw:id="id60" draw:layer="layout" svg:width="3.556cm" svg:height="1.143cm" svg:x="25.892cm" svg:y="3.662cm">
          <text:p text:style-name="P3">Stop</text:p>
          <text:p text:style-name="P3">Empty CMD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4.963cm" svg:y1="3.262cm" svg:x2="26.412cm" svg:y2="3.829cm" draw:start-shape="id59" draw:start-glue-point="2" draw:end-shape="id60" draw:end-glue-point="5" svg:d="M24963 3262l1449 567" svg:viewBox="0 0 1450 568">
          <text:p/>
        </draw:connector>
        <draw:custom-shape draw:style-name="gr3" draw:text-style-name="P2" xml:id="id61" draw:id="id61" draw:layer="layout" svg:width="1.143cm" svg:height="0.762cm" svg:x="22.036cm" svg:y="0.746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287cm" svg:y1="1.352cm" svg:x2="22.036cm" svg:y2="1.127cm" draw:start-shape="id55" draw:start-glue-point="11" draw:end-shape="id61" draw:end-glue-point="3" svg:d="M21287 1352l749-225" svg:viewBox="0 0 750 226">
          <text:p/>
        </draw:connector>
        <draw:custom-shape draw:style-name="gr20" draw:text-style-name="P11" xml:id="id62" draw:id="id62" draw:layer="layout" svg:width="2.286cm" svg:height="0.762cm" svg:x="23.987cm" svg:y="0.619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179cm" svg:y1="1.127cm" svg:x2="23.987cm" svg:y2="1cm" draw:start-shape="id61" draw:start-glue-point="1" draw:end-shape="id62" draw:end-glue-point="5" svg:d="M23179 1127l808-127" svg:viewBox="0 0 809 128">
          <text:p/>
        </draw:connector>
        <draw:connector draw:style-name="gr7" draw:text-style-name="P6" draw:layer="layout" draw:type="line" svg:x1="26.273cm" svg:y1="1cm" svg:x2="27.724cm" svg:y2="1.235cm" draw:start-shape="id62" draw:start-glue-point="7" draw:end-shape="id63" draw:end-glue-point="4" svg:d="M26273 1000l1451 235" svg:viewBox="0 0 1452 236">
          <text:p/>
        </draw:connector>
        <draw:custom-shape draw:style-name="gr18" draw:text-style-name="P7" xml:id="id16" draw:id="id16" draw:layer="layout" svg:width="3.175cm" svg:height="1.651cm" svg:x="7.858cm" svg:y="9.509cm">
          <text:p text:style-name="P3">CMDNAME</text:p>
          <text:p text:style-name="P3">Empty Normal</text:p>
          <text:p text:style-name="P3">Next b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8.323cm" svg:y1="9.75cm" svg:x2="3.854cm" svg:y2="9.882cm" draw:start-shape="id16" draw:start-glue-point="5" draw:end-shape="id8" draw:end-glue-point="0" svg:d="M8323 9750c0-1114-4469-1180-4469 132" svg:viewBox="0 0 4470 977">
          <text:p/>
        </draw:connector>
        <draw:custom-shape draw:style-name="gr1" draw:text-style-name="P2" xml:id="id64" draw:id="id64" draw:layer="layout" svg:width="0.635cm" svg:height="0.762cm" svg:x="11.287cm" svg:y="11.16cm">
          <draw:glue-point draw:id="4" svg:x="5.007cm" svg:y="-1.666cm"/>
          <draw:glue-point draw:id="5" svg:x="-4.992cm" svg:y="3.333cm"/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1.922cm" svg:y1="11.541cm" svg:x2="12.557cm" svg:y2="12.049cm" draw:start-shape="id64" draw:start-glue-point="1" draw:end-shape="id65" draw:end-glue-point="5" svg:d="M11922 11541l635 508" svg:viewBox="0 0 636 509">
          <text:p/>
        </draw:connector>
        <draw:custom-shape draw:style-name="gr16" draw:text-style-name="P11" xml:id="id65" draw:id="id65" draw:layer="layout" svg:width="2.159cm" svg:height="0.762cm" svg:x="12.557cm" svg:y="11.668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0.568cm" svg:y1="10.919cm" svg:x2="11.287cm" svg:y2="11.541cm" draw:start-shape="id16" draw:start-glue-point="9" draw:end-shape="id64" draw:end-glue-point="3" svg:d="M10568 10919l719 622" svg:viewBox="0 0 720 623">
          <text:p/>
        </draw:connector>
        <draw:custom-shape draw:style-name="gr6" draw:text-style-name="P5" xml:id="id66" draw:id="id66" draw:layer="layout" svg:width="3.556cm" svg:height="1.143cm" svg:x="14.335cm" svg:y="12.811cm">
          <text:p text:style-name="P3">Stop</text:p>
          <text:p text:style-name="P3">Empty CMD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3.636cm" svg:y1="12.43cm" svg:x2="14.855cm" svg:y2="12.978cm" draw:start-shape="id65" draw:start-glue-point="2" draw:end-shape="id66" draw:end-glue-point="5" svg:d="M13636 12430l1219 548" svg:viewBox="0 0 1220 549">
          <text:p/>
        </draw:connector>
        <draw:custom-shape draw:style-name="gr3" draw:text-style-name="P2" xml:id="id67" draw:id="id67" draw:layer="layout" svg:width="1.143cm" svg:height="0.762cm" svg:x="11.568cm" svg:y="10.022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1.033cm" svg:y1="10.335cm" svg:x2="11.568cm" svg:y2="10.403cm" draw:start-shape="id16" draw:start-glue-point="10" draw:end-shape="id67" draw:end-glue-point="3" svg:d="M11033 10335l535 68" svg:viewBox="0 0 536 69">
          <text:p/>
        </draw:connector>
        <draw:custom-shape draw:style-name="gr20" draw:text-style-name="P11" xml:id="id68" draw:id="id68" draw:layer="layout" svg:width="2.286cm" svg:height="0.762cm" svg:x="13.246cm" svg:y="10.371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2.711cm" svg:y1="10.403cm" svg:x2="13.246cm" svg:y2="10.752cm" draw:start-shape="id67" draw:start-glue-point="1" draw:end-shape="id68" draw:end-glue-point="5" svg:d="M12711 10403l535 349" svg:viewBox="0 0 536 350">
          <text:p/>
        </draw:connector>
        <draw:connector draw:style-name="gr7" draw:text-style-name="P6" draw:layer="layout" draw:type="line" svg:x1="15.532cm" svg:y1="10.752cm" svg:x2="16.143cm" svg:y2="10.947cm" draw:start-shape="id68" draw:start-glue-point="7" draw:end-shape="id69" draw:end-glue-point="5" svg:d="M15532 10752l611 195" svg:viewBox="0 0 612 196">
          <text:p/>
        </draw:connector>
      </draw:page>
      <draw:page draw:name="TID" draw:style-name="dp1" draw:master-page-name="Default">
        <draw:frame draw:style-name="gr15" draw:text-style-name="P10" draw:layer="layout" svg:width="4.953cm" svg:height="0.962cm" svg:x="2.398cm" svg:y="0.492cm">
          <draw:text-box>
            <text:p text:style-name="P9"><text:span text:style-name="T2">TID</text:span></text:p>
          </draw:text-box>
        </draw:frame>
        <draw:custom-shape draw:style-name="gr29" draw:text-style-name="P7" xml:id="id70" draw:id="id70" draw:layer="layout" svg:width="1.651cm" svg:height="1.651cm" svg:x="1cm" svg:y="9.636cm">
          <text:p text:style-name="P3">TID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0.635cm" svg:height="0.762cm" svg:x="1.508cm" svg:y="1.95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.241cm" svg:y1="9.877cm" svg:x2="1.825cm" svg:y2="2.712cm" draw:start-shape="id70" draw:start-glue-point="5" draw:end-shape="id71" draw:end-glue-point="2" svg:d="M1241 9877l584-7165" svg:viewBox="0 0 585 7166">
          <text:p/>
        </draw:connector>
        <draw:custom-shape draw:style-name="gr30" draw:text-style-name="P5" xml:id="id73" draw:id="id73" draw:layer="layout" svg:width="3.556cm" svg:height="1.778cm" svg:x="5.953cm" svg:y="1.381cm">
          <text:p text:style-name="P3">Stop</text:p>
          <text:p text:style-name="P3">Empty TID</text:p>
          <text:p text:style-name="P3">(local comman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.143cm" svg:y1="2.331cm" svg:x2="3.124cm" svg:y2="2.297cm" draw:start-shape="id71" draw:start-glue-point="1" draw:end-shape="id72" draw:end-glue-point="5" svg:d="M2143 2331l981-34" svg:viewBox="0 0 982 35">
          <text:p/>
        </draw:connector>
        <draw:custom-shape draw:style-name="gr16" draw:text-style-name="P11" xml:id="id72" draw:id="id72" draw:layer="layout" svg:width="2.159cm" svg:height="0.762cm" svg:x="3.124cm" svg:y="1.916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283cm" svg:y1="2.297cm" svg:x2="5.953cm" svg:y2="2.27cm" draw:start-shape="id72" draw:start-glue-point="7" draw:end-shape="id73" draw:end-glue-point="6" svg:d="M5283 2297l670-27" svg:viewBox="0 0 671 28">
          <text:p/>
        </draw:connector>
        <draw:custom-shape draw:style-name="gr4" draw:text-style-name="P2" xml:id="id74" draw:id="id74" draw:layer="layout" svg:width="1.016cm" svg:height="0.762cm" svg:x="3.514cm" svg:y="6.38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2.41cm" svg:y1="9.877cm" svg:x2="3.514cm" svg:y2="6.761cm" draw:start-shape="id70" draw:start-glue-point="11" draw:end-shape="id74" draw:end-glue-point="3" svg:d="M2410 9877c0-2078 368-3116 1104-3116" svg:viewBox="0 0 1105 3117">
          <text:p/>
        </draw:connector>
        <draw:connector draw:style-name="gr10" draw:text-style-name="P6" draw:layer="layout" draw:type="curve" draw:line-skew="0.233cm" svg:x1="3.958cm" svg:y1="8.539cm" svg:x2="2.41cm" svg:y2="9.877cm" draw:start-shape="id75" draw:start-glue-point="2" draw:end-shape="id70" draw:end-glue-point="11" svg:d="M3958 8539c0 1548-1548 879-1548 1338" svg:viewBox="0 0 1549 1339">
          <text:p/>
        </draw:connector>
        <draw:custom-shape draw:style-name="gr16" draw:text-style-name="P11" xml:id="id75" draw:id="id75" draw:layer="layout" svg:width="2.159cm" svg:height="0.762cm" svg:x="2.879cm" svg:y="7.777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4.022cm" svg:y1="7.142cm" svg:x2="3.958cm" svg:y2="7.777cm" draw:start-shape="id74" draw:start-glue-point="2" draw:end-shape="id75" draw:end-glue-point="0" svg:d="M4022 7142l-64 635" svg:viewBox="0 0 65 636">
          <text:p/>
        </draw:connector>
        <draw:custom-shape draw:style-name="gr1" draw:text-style-name="P2" xml:id="id76" draw:id="id76" draw:layer="layout" svg:width="0.635cm" svg:height="0.762cm" svg:x="2.397cm" svg:y="3.855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78" draw:id="id78" draw:layer="layout" svg:width="2.467cm" svg:height="1.651cm" svg:x="8.439cm" svg:y="6.08cm">
          <text:p text:style-name="P3">TID</text:p>
          <text:p text:style-name="P3">QUOTED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032cm" svg:y1="4.236cm" svg:x2="3.794cm" svg:y2="4.236cm" draw:start-shape="id76" draw:start-glue-point="1" draw:end-shape="id77" draw:end-glue-point="5" svg:d="M3032 4236h762" svg:viewBox="0 0 763 1">
          <text:p/>
        </draw:connector>
        <draw:custom-shape draw:style-name="gr16" draw:text-style-name="P11" xml:id="id77" draw:id="id77" draw:layer="layout" svg:width="2.159cm" svg:height="0.762cm" svg:x="3.794cm" svg:y="3.855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953cm" svg:y1="4.236cm" svg:x2="8.439cm" svg:y2="6.906cm" draw:start-shape="id77" draw:start-glue-point="7" draw:end-shape="id78" draw:end-glue-point="6" svg:d="M5953 4236l2486 2670" svg:viewBox="0 0 2487 2671">
          <text:p/>
        </draw:connector>
        <draw:connector draw:style-name="gr7" draw:text-style-name="P6" draw:layer="layout" draw:type="curve" svg:x1="1.826cm" svg:y1="9.636cm" svg:x2="2.397cm" svg:y2="4.236cm" draw:start-shape="id70" draw:start-glue-point="4" draw:end-shape="id76" draw:end-glue-point="3" svg:d="M1826 9636c0-3600 190-5400 571-5400" svg:viewBox="0 0 572 5401">
          <text:p/>
        </draw:connector>
        <draw:custom-shape draw:style-name="gr1" draw:text-style-name="P2" xml:id="id79" draw:id="id79" draw:layer="layout" svg:width="0.635cm" svg:height="0.762cm" svg:x="28.559cm" svg:y="10.271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8.876cm" svg:y1="11.033cm" svg:x2="28.62cm" svg:y2="13.319cm" draw:start-shape="id79" draw:start-glue-point="2" draw:end-shape="id80" draw:end-glue-point="0" svg:d="M28876 11033l-256 2286" svg:viewBox="0 0 257 2287">
          <text:p/>
        </draw:connector>
        <draw:custom-shape draw:style-name="gr16" draw:text-style-name="P11" xml:id="id80" draw:id="id80" draw:layer="layout" svg:width="2.159cm" svg:height="0.762cm" svg:x="27.541cm" svg:y="13.319cm">
          <text:p text:style-name="P1"><text:span text:style-name="T1">Append ‘: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8.62cm" svg:y1="14.081cm" svg:x2="28.75cm" svg:y2="17.002cm" draw:start-shape="id80" draw:start-glue-point="2" draw:end-shape="id81" draw:end-glue-point="4" svg:d="M28620 14081l130 2921" svg:viewBox="0 0 131 2922">
          <text:p/>
        </draw:connector>
        <draw:connector draw:style-name="gr7" draw:text-style-name="P6" draw:layer="layout" draw:type="line" svg:x1="2.651cm" svg:y1="10.462cm" svg:x2="28.559cm" svg:y2="10.652cm" draw:start-shape="id70" draw:start-glue-point="10" draw:end-shape="id79" draw:end-glue-point="3" svg:d="M2651 10462l25908 190" svg:viewBox="0 0 25909 191">
          <text:p/>
        </draw:connector>
        <draw:custom-shape draw:style-name="gr26" draw:text-style-name="P12" xml:id="id81" draw:id="id81" draw:layer="layout" svg:width="2.159cm" svg:height="2.032cm" svg:x="27.67cm" svg:y="17.002cm">
          <text:p text:style-name="P1">A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" xml:id="id82" draw:id="id82" draw:layer="layout" svg:width="1.27cm" svg:height="0.762cm" svg:x="3.302cm" svg:y="11.195cm">
          <text:p text:style-name="P1"><text:span text:style-name="T1">TID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84" draw:id="id84" draw:layer="layout" svg:width="2.413cm" svg:height="1.651cm" svg:x="4.745cm" svg:y="14.097cm">
          <text:p text:style-name="P3">TID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937cm" svg:y1="11.957cm" svg:x2="4.11cm" svg:y2="12.573cm" draw:start-shape="id82" draw:start-glue-point="2" draw:end-shape="id83" draw:end-glue-point="4" svg:d="M3937 11957l173 616" svg:viewBox="0 0 174 617">
          <text:p/>
        </draw:connector>
        <draw:custom-shape draw:style-name="gr17" draw:text-style-name="P11" xml:id="id83" draw:id="id83" draw:layer="layout" svg:width="3.302cm" svg:height="0.762cm" svg:x="3.729cm" svg:y="12.573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38cm" svg:y1="13.335cm" svg:x2="5.952cm" svg:y2="14.097cm" draw:start-shape="id83" draw:start-glue-point="2" draw:end-shape="id84" draw:end-glue-point="4" svg:d="M5380 13335l572 762" svg:viewBox="0 0 573 763">
          <text:p/>
        </draw:connector>
        <draw:connector draw:style-name="gr24" draw:text-style-name="P6" draw:layer="layout" draw:type="curve" svg:x1="7.158cm" svg:y1="14.923cm" svg:x2="4.572cm" svg:y2="11.576cm" draw:start-shape="id84" draw:start-glue-point="10" draw:end-shape="id82" draw:end-glue-point="1" svg:d="M7158 14923c1 0 1294-3347-2586-3347" svg:viewBox="0 0 2795 3348">
          <text:p/>
        </draw:connector>
        <draw:connector draw:style-name="gr7" draw:text-style-name="P6" draw:layer="layout" draw:type="line" svg:x1="2.41cm" svg:y1="11.046cm" svg:x2="3.302cm" svg:y2="11.576cm" draw:start-shape="id70" draw:start-glue-point="9" draw:end-shape="id82" draw:end-glue-point="3" svg:d="M2410 11046l892 530" svg:viewBox="0 0 893 531">
          <text:p/>
        </draw:connector>
        <draw:custom-shape draw:style-name="gr3" draw:text-style-name="P2" xml:id="id85" draw:id="id85" draw:layer="layout" svg:width="1.143cm" svg:height="0.762cm" svg:x="1.254cm" svg:y="13.446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87" draw:id="id87" draw:layer="layout" svg:width="2.54cm" svg:height="1.651cm" svg:x="0.535cm" svg:y="17.002cm">
          <text:p text:style-name="P3">ERROR</text:p>
          <text:p text:style-name="P3">TID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825cm" svg:y1="14.208cm" svg:x2="2.016cm" svg:y2="15.351cm" draw:start-shape="id85" draw:start-glue-point="2" draw:end-shape="id86" draw:end-glue-point="0" svg:d="M1825 14208l191 1143" svg:viewBox="0 0 192 1144">
          <text:p/>
        </draw:connector>
        <draw:custom-shape draw:style-name="gr17" draw:text-style-name="P11" xml:id="id86" draw:id="id86" draw:layer="layout" svg:width="3.302cm" svg:height="0.762cm" svg:x="0.365cm" svg:y="15.351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.826cm" svg:y1="11.287cm" svg:x2="1.825cm" svg:y2="13.446cm" draw:start-shape="id70" draw:start-glue-point="8" draw:end-shape="id85" draw:end-glue-point="0" svg:d="M1826 11287l-1 2159" svg:viewBox="0 0 2 2160">
          <text:p/>
        </draw:connector>
        <draw:connector draw:style-name="gr7" draw:text-style-name="P6" draw:layer="layout" draw:type="line" svg:x1="2.016cm" svg:y1="16.113cm" svg:x2="1.805cm" svg:y2="17.002cm" draw:start-shape="id86" draw:start-glue-point="2" draw:end-shape="id87" draw:end-glue-point="4" svg:d="M2016 16113l-211 889" svg:viewBox="0 0 212 890">
          <text:p/>
        </draw:connector>
        <draw:connector draw:style-name="gr7" draw:text-style-name="P6" draw:layer="layout" draw:type="line" svg:x1="5.098cm" svg:y1="14.338cm" svg:x2="2.397cm" svg:y2="13.827cm" draw:start-shape="id84" draw:start-glue-point="5" draw:end-shape="id85" draw:end-glue-point="1" svg:d="M5098 14338l-2701-511" svg:viewBox="0 0 2702 512">
          <text:p/>
        </draw:connector>
        <draw:custom-shape draw:style-name="gr1" draw:text-style-name="P2" xml:id="id88" draw:id="id88" draw:layer="layout" svg:width="0.635cm" svg:height="0.762cm" svg:x="9.825cm" svg:y="4.429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" draw:id="id91" draw:layer="layout" svg:width="0.635cm" svg:height="0.762cm" svg:x="14.008cm" svg:y="5.892cm">
          <text:p text:style-name="P1"><text:span text:style-name="T1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4" draw:id="id94" draw:layer="layout" svg:width="1.143cm" svg:height="0.762cm" svg:x="13.319cm" svg:y="8.62cm">
          <text:p text:style-name="P1"><text:span text:style-name="T1">TID</text:span></text:p>
          <text:p text:style-name="P1"><text:span text:style-name="T1">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5" draw:id="id95" draw:layer="layout" svg:width="1.143cm" svg:height="0.762cm" svg:x="12.435cm" svg:y="4.706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9.673cm" svg:y1="6.08cm" svg:x2="10.142cm" svg:y2="5.191cm" draw:start-shape="id78" draw:start-glue-point="4" draw:end-shape="id88" draw:end-glue-point="2" svg:d="M9673 6080l469-889" svg:viewBox="0 0 470 890">
          <text:p/>
        </draw:connector>
        <draw:custom-shape draw:style-name="gr16" draw:text-style-name="P11" xml:id="id89" draw:id="id89" draw:layer="layout" svg:width="2.159cm" svg:height="0.762cm" svg:x="9.914cm" svg:y="2.524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7" xml:id="id90" draw:id="id90" draw:layer="layout" svg:width="3.175cm" svg:height="1.651cm" svg:x="10.449cm" svg:y="0.238cm">
          <text:p text:style-name="P3">TID</text:p>
          <text:p text:style-name="P3">Empty Qu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142cm" svg:y1="4.429cm" svg:x2="10.295cm" svg:y2="3.286cm" draw:start-shape="id88" draw:start-glue-point="0" draw:end-shape="id89" draw:end-glue-point="6" svg:d="M10142 4429l153-1143" svg:viewBox="0 0 154 1144">
          <text:p/>
        </draw:connector>
        <draw:connector draw:style-name="gr7" draw:text-style-name="P6" draw:layer="layout" draw:type="line" svg:x1="10.993cm" svg:y1="2.524cm" svg:x2="10.914cm" svg:y2="1.648cm" draw:start-shape="id89" draw:start-glue-point="0" draw:end-shape="id90" draw:end-glue-point="7" svg:d="M10993 2524l-79-876" svg:viewBox="0 0 80 877">
          <text:p/>
        </draw:connector>
        <draw:connector draw:style-name="gr7" draw:text-style-name="P6" draw:layer="layout" draw:type="line" svg:x1="10.906cm" svg:y1="6.906cm" svg:x2="14.008cm" svg:y2="6.273cm" draw:start-shape="id78" draw:start-glue-point="10" draw:end-shape="id91" draw:end-glue-point="3" svg:d="M10906 6906l3102-633" svg:viewBox="0 0 3103 634">
          <text:p/>
        </draw:connector>
        <draw:custom-shape draw:style-name="gr16" draw:text-style-name="P11" xml:id="id92" draw:id="id92" draw:layer="layout" svg:width="2.159cm" svg:height="0.762cm" svg:x="15.405cm" svg:y="5.892cm">
          <text:p text:style-name="P1"><text:span text:style-name="T1">Append ‘\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7" xml:id="id93" draw:id="id93" draw:layer="layout" svg:width="2.921cm" svg:height="1.651cm" svg:x="18.145cm" svg:y="5.384cm">
          <text:p text:style-name="P3">TID</text:p>
          <text:p text:style-name="P3">QUOTED</text:p>
          <text:p text:style-name="P3">Esca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17.564cm" svg:y1="6.273cm" svg:x2="18.145cm" svg:y2="6.21cm" draw:start-shape="id92" draw:start-glue-point="7" draw:end-shape="id93" draw:end-glue-point="6" svg:d="M17564 6273l581-63" svg:viewBox="0 0 582 64">
          <text:p/>
        </draw:connector>
        <draw:connector draw:style-name="gr7" draw:text-style-name="P6" draw:layer="layout" draw:type="line" svg:x1="10.545cm" svg:y1="7.49cm" svg:x2="13.89cm" svg:y2="8.62cm" draw:start-shape="id78" draw:start-glue-point="9" draw:end-shape="id94" draw:end-glue-point="0" svg:d="M10545 7490l3345 1130" svg:viewBox="0 0 3346 1131">
          <text:p/>
        </draw:connector>
        <draw:custom-shape draw:style-name="gr20" draw:text-style-name="P11" xml:id="id103" draw:id="id103" draw:layer="layout" svg:width="2.286cm" svg:height="0.762cm" svg:x="15.605cm" svg:y="8.62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7" xml:id="id102" draw:id="id102" draw:layer="layout" svg:width="2.794cm" svg:height="1.651cm" svg:x="18.526cm" svg:y="8.239cm">
          <text:p text:style-name="P3">TID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545cm" svg:y1="6.321cm" svg:x2="12.435cm" svg:y2="5.087cm" draw:start-shape="id78" draw:start-glue-point="11" draw:end-shape="id95" draw:end-glue-point="3" svg:d="M10545 6321l1890-1234" svg:viewBox="0 0 1891 1235">
          <text:p/>
        </draw:connector>
        <draw:custom-shape draw:style-name="gr20" draw:text-style-name="P11" xml:id="id96" draw:id="id96" draw:layer="layout" svg:width="2.286cm" svg:height="0.762cm" svg:x="14.294cm" svg:y="4.506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3.578cm" svg:y1="5.087cm" svg:x2="14.294cm" svg:y2="4.887cm" draw:start-shape="id95" draw:start-glue-point="1" draw:end-shape="id96" draw:end-glue-point="5" svg:d="M13578 5087l716-200" svg:viewBox="0 0 717 201">
          <text:p/>
        </draw:connector>
        <draw:custom-shape draw:style-name="gr22" draw:text-style-name="P8" xml:id="id97" draw:id="id97" draw:layer="layout" svg:width="2.359cm" svg:height="1.651cm" svg:x="17.223cm" svg:y="3.625cm">
          <text:p text:style-name="P3">ERROR</text:p>
          <text:p text:style-name="P3">TID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6.58cm" svg:y1="4.887cm" svg:x2="17.223cm" svg:y2="4.451cm" draw:start-shape="id96" draw:start-glue-point="7" draw:end-shape="id97" draw:end-glue-point="6" svg:d="M16580 4887l643-436" svg:viewBox="0 0 644 437">
          <text:p/>
        </draw:connector>
        <draw:custom-shape draw:style-name="gr2" draw:text-style-name="P2" xml:id="id98" draw:id="id98" draw:layer="layout" svg:width="2.286cm" svg:height="0.762cm" svg:x="21.447cm" svg:y="7.096cm">
          <text:p text:style-name="P1"><text:span text:style-name="T1">Escapable</text:span></text:p>
          <text:p text:style-name="P1"><text:span text:style-name="T1">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0.639cm" svg:y1="6.794cm" svg:x2="21.447cm" svg:y2="7.477cm" draw:start-shape="id93" draw:start-glue-point="9" draw:end-shape="id98" draw:end-glue-point="3" svg:d="M20639 6794l808 683" svg:viewBox="0 0 809 684">
          <text:p/>
        </draw:connector>
        <draw:custom-shape draw:style-name="gr20" draw:text-style-name="P11" xml:id="id99" draw:id="id99" draw:layer="layout" svg:width="2.286cm" svg:height="0.762cm" svg:x="24.43cm" svg:y="7.096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733cm" svg:y1="7.477cm" svg:x2="24.43cm" svg:y2="7.477cm" draw:start-shape="id98" draw:start-glue-point="1" draw:end-shape="id99" draw:end-glue-point="5" svg:d="M23733 7477h697" svg:viewBox="0 0 698 1">
          <text:p/>
        </draw:connector>
        <draw:custom-shape draw:style-name="gr3" draw:text-style-name="P2" xml:id="id100" draw:id="id100" draw:layer="layout" svg:width="1.143cm" svg:height="0.762cm" svg:x="21.882cm" svg:y="5.765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066cm" svg:y1="6.21cm" svg:x2="21.882cm" svg:y2="6.146cm" draw:start-shape="id93" draw:start-glue-point="10" draw:end-shape="id100" draw:end-glue-point="3" svg:d="M21066 6210l816-64" svg:viewBox="0 0 817 65">
          <text:p/>
        </draw:connector>
        <draw:custom-shape draw:style-name="gr20" draw:text-style-name="P11" xml:id="id101" draw:id="id101" draw:layer="layout" svg:width="2.286cm" svg:height="0.762cm" svg:x="23.787cm" svg:y="5.765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025cm" svg:y1="6.146cm" svg:x2="23.787cm" svg:y2="6.146cm" draw:start-shape="id100" draw:start-glue-point="1" draw:end-shape="id101" draw:end-glue-point="5" svg:d="M23025 6146h762" svg:viewBox="0 0 763 1">
          <text:p/>
        </draw:connector>
        <draw:connector draw:style-name="gr7" draw:text-style-name="P6" draw:layer="layout" draw:type="curve" svg:x1="25.573cm" svg:y1="7.858cm" svg:x2="21.32cm" svg:y2="9.065cm" draw:start-shape="id99" draw:start-glue-point="2" draw:end-shape="id102" draw:end-glue-point="10" svg:d="M25573 7858c0 805-1417 1207-4253 1207" svg:viewBox="0 0 4254 1208">
          <text:p/>
        </draw:connector>
        <draw:connector draw:style-name="gr7" draw:text-style-name="P6" draw:layer="layout" draw:type="curve" svg:x1="24.93cm" svg:y1="5.765cm" svg:x2="19.582cm" svg:y2="4.451cm" draw:start-shape="id101" draw:start-glue-point="0" draw:end-shape="id97" draw:end-glue-point="10" svg:d="M24930 5765c0-876-1782-1314-5348-1314" svg:viewBox="0 0 5349 1315">
          <text:p/>
        </draw:connector>
        <draw:connector draw:style-name="gr7" draw:text-style-name="P6" draw:layer="layout" draw:type="curve" svg:x1="18.935cm" svg:y1="8.48cm" svg:x2="14.325cm" svg:y2="6.654cm" draw:start-shape="id102" draw:start-glue-point="5" draw:end-shape="id91" draw:end-glue-point="2" svg:d="M18935 8480c0-1551-4610-638-4610-1826" svg:viewBox="0 0 4611 1827">
          <text:p/>
        </draw:connector>
        <draw:connector draw:style-name="gr7" draw:text-style-name="P6" draw:layer="layout" draw:type="curve" draw:line-skew="0cm 11.403cm -1.277cm" svg:x1="20.911cm" svg:y1="9.649cm" svg:x2="13.006cm" svg:y2="4.706cm" draw:start-shape="id102" draw:start-glue-point="9" draw:end-shape="id95" draw:end-glue-point="0" svg:d="M20911 9649c0 1113 6544 743 6544-2989 0-3731-14449-4621-14449-1954" svg:viewBox="0 0 14450 7036">
          <text:p/>
        </draw:connector>
        <draw:connector draw:style-name="gr7" draw:text-style-name="P6" draw:layer="layout" draw:type="line" svg:x1="12.037cm" svg:y1="1.889cm" svg:x2="13.006cm" svg:y2="4.706cm" draw:start-shape="id90" draw:start-glue-point="8" draw:end-shape="id95" draw:end-glue-point="0" svg:d="M12037 1889l969 2817" svg:viewBox="0 0 970 2818">
          <text:p/>
        </draw:connector>
        <draw:connector draw:style-name="gr7" draw:text-style-name="P6" draw:layer="layout" draw:type="line" svg:x1="14.462cm" svg:y1="9.001cm" svg:x2="15.605cm" svg:y2="9.001cm" draw:start-shape="id94" draw:start-glue-point="1" draw:end-shape="id103" draw:end-glue-point="5" svg:d="M14462 9001h1143" svg:viewBox="0 0 1144 1">
          <text:p/>
        </draw:connector>
        <draw:connector draw:style-name="gr7" draw:text-style-name="P6" draw:layer="layout" draw:type="line" svg:x1="14.643cm" svg:y1="6.273cm" svg:x2="15.405cm" svg:y2="6.273cm" draw:start-shape="id91" draw:start-glue-point="1" draw:end-shape="id92" draw:end-glue-point="5" svg:d="M14643 6273h762" svg:viewBox="0 0 763 1">
          <text:p/>
        </draw:connector>
        <draw:connector draw:style-name="gr7" draw:text-style-name="P6" draw:layer="layout" draw:type="line" svg:x1="17.891cm" svg:y1="9.001cm" svg:x2="18.526cm" svg:y2="9.065cm" draw:start-shape="id103" draw:start-glue-point="7" draw:end-shape="id102" draw:end-glue-point="6" svg:d="M17891 9001l635 64" svg:viewBox="0 0 636 65">
          <text:p/>
        </draw:connector>
        <draw:connector draw:style-name="gr7" draw:text-style-name="P6" draw:layer="layout" draw:type="line" svg:x1="10.449cm" svg:y1="1.064cm" svg:x2="1.825cm" svg:y2="1.95cm" draw:start-shape="id90" draw:start-glue-point="6" draw:end-shape="id71" draw:end-glue-point="0" svg:d="M10449 1064l-8624 886" svg:viewBox="0 0 8625 887">
          <text:p/>
        </draw:connector>
        <draw:connector draw:style-name="gr32" draw:layer="layout" draw:type="curve" svg:x1="13.624cm" svg:y1="1.064cm" svg:x2="28.876cm" svg:y2="10.271cm" draw:start-shape="id90" draw:start-glue-point="10" draw:end-shape="id79" draw:end-glue-point="0" svg:d="M13624 1064c10168 0 15252 3069 15252 9207" svg:viewBox="0 0 15253 9208">
          <text:p/>
        </draw:connector>
        <draw:connector draw:style-name="gr7" draw:text-style-name="P6" draw:layer="layout" draw:type="curve" svg:x1="18.935cm" svg:y1="9.649cm" svg:x2="13.89cm" svg:y2="9.382cm" draw:start-shape="id102" draw:start-glue-point="7" draw:end-shape="id94" draw:end-glue-point="2" svg:d="M18935 9649c0 1113-5045 1246-5045-267" svg:viewBox="0 0 5046 1120">
          <text:p/>
        </draw:connector>
        <draw:custom-shape draw:style-name="gr1" draw:text-style-name="P2" xml:id="id104" draw:id="id104" draw:layer="layout" svg:width="0.635cm" svg:height="0.762cm" svg:x="20.035cm" svg:y="11.034cm">
          <text:p text:style-name="P1"><text:span text:style-name="T1">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9.924cm" svg:y1="9.891cm" svg:x2="20.352cm" svg:y2="11.034cm" draw:end-shape="id104" draw:end-glue-point="0" svg:d="M19924 9891l428 1143" svg:viewBox="0 0 429 1144">
          <text:p/>
        </draw:connector>
        <draw:custom-shape draw:style-name="gr21" draw:text-style-name="P7" xml:id="id106" draw:id="id106" draw:layer="layout" svg:width="2.794cm" svg:height="1.651cm" svg:x="24.226cm" svg:y="11.415cm">
          <text:p text:style-name="P3">TID</text:p>
          <text:p text:style-name="P3">QUOTED</text:p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0.67cm" svg:y1="11.415cm" svg:x2="21.559cm" svg:y2="11.415cm" draw:start-shape="id104" draw:start-glue-point="1" draw:end-shape="id105" draw:end-glue-point="5" svg:d="M20670 11415h889" svg:viewBox="0 0 890 1">
          <text:p/>
        </draw:connector>
        <draw:custom-shape draw:style-name="gr16" draw:text-style-name="P11" xml:id="id105" draw:id="id105" draw:layer="layout" svg:width="2.159cm" svg:height="0.762cm" svg:x="21.559cm" svg:y="11.034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3.718cm" svg:y1="11.415cm" svg:x2="24.635cm" svg:y2="11.656cm" draw:start-shape="id105" draw:start-glue-point="7" draw:end-shape="id106" draw:end-glue-point="5" svg:d="M23718 11415l917 241" svg:viewBox="0 0 918 242">
          <text:p/>
        </draw:connector>
        <draw:connector draw:style-name="gr7" draw:text-style-name="P6" draw:layer="layout" draw:type="line" svg:x1="7.158cm" svg:y1="14.923cm" svg:x2="28.559cm" svg:y2="10.652cm" draw:start-shape="id84" draw:start-glue-point="10" draw:end-shape="id79" draw:end-glue-point="3" svg:d="M7158 14923l21401-4271" svg:viewBox="0 0 21402 4272">
          <text:p/>
        </draw:connector>
        <draw:custom-shape draw:style-name="gr1" draw:text-style-name="P2" xml:id="id107" draw:id="id107" draw:layer="layout" svg:width="0.635cm" svg:height="0.762cm" svg:x="6.715cm" svg:y="16.684cm">
          <text:p text:style-name="P1"><text:span text:style-name="T1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0" draw:id="id110" draw:layer="layout" svg:width="1.016cm" svg:height="0.762cm" svg:x="8.874cm" svg:y="16.565cm">
          <text:p text:style-name="P1"><text:span text:style-name="T1">Bl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6.805cm" svg:y1="15.507cm" svg:x2="7.032cm" svg:y2="16.684cm" draw:start-shape="id84" draw:start-glue-point="9" draw:end-shape="id107" draw:end-glue-point="0" svg:d="M6805 15507l227 1177" svg:viewBox="0 0 228 1178">
          <text:p/>
        </draw:connector>
        <draw:custom-shape draw:style-name="gr16" draw:text-style-name="P11" xml:id="id108" draw:id="id108" draw:layer="layout" svg:width="2.159cm" svg:height="0.762cm" svg:x="3.794cm" svg:y="16.684cm">
          <text:p text:style-name="P1"><text:span text:style-name="T1">Append ‘;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6.715cm" svg:y1="17.065cm" svg:x2="5.953cm" svg:y2="17.065cm" draw:start-shape="id107" draw:start-glue-point="3" draw:end-shape="id108" draw:end-glue-point="7" svg:d="M6715 17065h-762" svg:viewBox="0 0 763 1">
          <text:p/>
        </draw:connector>
        <draw:custom-shape draw:style-name="gr23" draw:text-style-name="P5" xml:id="id109" draw:id="id109" draw:layer="layout" svg:width="3.175cm" svg:height="1.839cm" svg:x="5.064cm" svg:y="18.335cm">
          <text:p text:style-name="P3">Stop</text:p>
          <text:p text:style-name="P3">Default CTAG</text:p>
          <text:p text:style-name="P3">No Keywo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873cm" svg:y1="17.446cm" svg:x2="5.529cm" svg:y2="18.604cm" draw:start-shape="id108" draw:start-glue-point="2" draw:end-shape="id109" draw:end-glue-point="5" svg:d="M4873 17446l656 1158" svg:viewBox="0 0 657 1159">
          <text:p/>
        </draw:connector>
        <draw:connector draw:style-name="gr7" draw:text-style-name="P6" draw:layer="layout" draw:type="line" svg:x1="7.158cm" svg:y1="14.923cm" svg:x2="8.874cm" svg:y2="16.946cm" draw:start-shape="id84" draw:start-glue-point="10" draw:end-shape="id110" draw:end-glue-point="3" svg:d="M7158 14923l1716 2023" svg:viewBox="0 0 1717 2024">
          <text:p/>
        </draw:connector>
        <draw:custom-shape draw:style-name="gr18" draw:text-style-name="P7" xml:id="id112" draw:id="id112" draw:layer="layout" svg:width="3.175cm" svg:height="1.651cm" svg:x="10.525cm" svg:y="18.47cm">
          <text:p text:style-name="P3">TID</text:p>
          <text:p text:style-name="P3">Normal</text:p>
          <text:p text:style-name="P3">Ending Blank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xml:id="id111" draw:id="id111" draw:layer="layout" svg:width="2.159cm" svg:height="0.762cm" svg:x="10.779cm" svg:y="16.565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9.89cm" svg:y1="16.946cm" svg:x2="10.779cm" svg:y2="16.946cm" draw:start-shape="id110" draw:start-glue-point="1" draw:end-shape="id111" draw:end-glue-point="5" svg:d="M9890 16946h889" svg:viewBox="0 0 890 1">
          <text:p/>
        </draw:connector>
        <draw:connector draw:style-name="gr7" draw:text-style-name="P6" draw:layer="layout" draw:type="line" svg:x1="11.858cm" svg:y1="17.327cm" svg:x2="12.113cm" svg:y2="18.47cm" draw:start-shape="id111" draw:start-glue-point="2" draw:end-shape="id112" draw:end-glue-point="4" svg:d="M11858 17327l255 1143" svg:viewBox="0 0 256 1144">
          <text:p/>
        </draw:connector>
        <draw:connector draw:style-name="gr7" draw:text-style-name="P6" draw:layer="layout" draw:type="curve" svg:x1="10.99cm" svg:y1="18.711cm" svg:x2="9.382cm" svg:y2="17.327cm" draw:start-shape="id112" draw:start-glue-point="5" draw:end-shape="id110" draw:end-glue-point="2" svg:d="M10990 18711c0-1219-1608-528-1608-1384" svg:viewBox="0 0 1609 1385">
          <text:p/>
        </draw:connector>
        <draw:connector draw:style-name="gr7" draw:text-style-name="P6" draw:layer="layout" draw:type="curve" svg:x1="10.525cm" svg:y1="19.296cm" svg:x2="7.35cm" svg:y2="17.065cm" draw:start-shape="id112" draw:start-glue-point="6" draw:end-shape="id107" draw:end-glue-point="1" svg:d="M10525 19296c-2382 0-795-2231-3175-2231" svg:viewBox="0 0 3176 2232">
          <text:p/>
        </draw:connector>
        <draw:connector draw:style-name="gr7" draw:text-style-name="P6" draw:layer="layout" draw:type="line" svg:x1="13.235cm" svg:y1="18.711cm" svg:x2="28.559cm" svg:y2="10.652cm" draw:start-shape="id112" draw:start-glue-point="11" draw:end-shape="id79" draw:end-glue-point="3" svg:d="M13235 18711l15324-8059" svg:viewBox="0 0 15325 8060">
          <text:p/>
        </draw:connector>
        <draw:connector draw:style-name="gr7" draw:text-style-name="P6" draw:layer="layout" draw:type="curve" svg:x1="10.779cm" svg:y1="20.007cm" svg:x2="1.614cm" svg:y2="14.335cm" svg:d="M10779 20007c-6873 0-2291-5672-9165-5672" svg:viewBox="0 0 9166 5673">
          <text:p/>
        </draw:connector>
      </draw:page>
      <draw:page draw:name="page4" draw:style-name="dp1" draw:master-page-name="Default">
        <draw:custom-shape draw:style-name="gr33" draw:text-style-name="P4" xml:id="id113" draw:id="id113" draw:layer="layout" svg:width="1.651cm" svg:height="1.651cm" svg:x="1cm" svg:y="9.636cm">
          <text:p text:style-name="P3">May Value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4" draw:id="id114" draw:layer="layout" svg:width="1.016cm" svg:height="0.762cm" svg:x="3.54cm" svg:y="5.191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2.41cm" svg:y1="9.877cm" svg:x2="3.54cm" svg:y2="5.572cm" draw:start-shape="id113" draw:start-glue-point="11" draw:end-shape="id114" draw:end-glue-point="3" svg:d="M2410 9877c0-2870 376-4305 1130-4305" svg:viewBox="0 0 1131 4306">
          <text:p/>
        </draw:connector>
        <draw:connector draw:style-name="gr10" draw:text-style-name="P6" draw:layer="layout" draw:type="curve" svg:x1="3.984cm" svg:y1="7.35cm" svg:x2="2.41cm" svg:y2="9.877cm" draw:start-shape="id115" draw:start-glue-point="2" draw:end-shape="id113" draw:end-glue-point="11" svg:d="M3984 7350c0 2089-1574 826-1574 2527" svg:viewBox="0 0 1575 2528">
          <text:p/>
        </draw:connector>
        <draw:custom-shape draw:style-name="gr16" draw:text-style-name="P11" xml:id="id115" draw:id="id115" draw:layer="layout" svg:width="2.159cm" svg:height="0.762cm" svg:x="2.905cm" svg:y="6.588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4.048cm" svg:y1="5.953cm" svg:x2="3.984cm" svg:y2="6.588cm" draw:start-shape="id114" draw:start-glue-point="2" draw:end-shape="id115" draw:end-glue-point="0" svg:d="M4048 5953l-64 635" svg:viewBox="0 0 65 636">
          <text:p/>
        </draw:connector>
        <draw:custom-shape draw:style-name="gr1" draw:text-style-name="P2" xml:id="id116" draw:id="id116" draw:layer="layout" svg:width="0.635cm" svg:height="0.762cm" svg:x="2.404cm" svg:y="3.856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18" draw:id="id118" draw:layer="layout" svg:width="2.467cm" svg:height="1.651cm" svg:x="7.223cm" svg:y="3.032cm">
          <text:p text:style-name="P3">May Value</text:p>
          <text:p text:style-name="P3">Quoted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039cm" svg:y1="4.237cm" svg:x2="3.801cm" svg:y2="4.237cm" draw:start-shape="id116" draw:start-glue-point="1" draw:end-shape="id117" draw:end-glue-point="5" svg:d="M3039 4237h762" svg:viewBox="0 0 763 1">
          <text:p/>
        </draw:connector>
        <draw:custom-shape draw:style-name="gr16" draw:text-style-name="P11" xml:id="id117" draw:id="id117" draw:layer="layout" svg:width="2.159cm" svg:height="0.762cm" svg:x="3.801cm" svg:y="3.856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96cm" svg:y1="4.237cm" svg:x2="7.223cm" svg:y2="3.858cm" draw:start-shape="id117" draw:start-glue-point="7" draw:end-shape="id118" draw:end-glue-point="6" svg:d="M5960 4237l1263-379" svg:viewBox="0 0 1264 380">
          <text:p/>
        </draw:connector>
        <draw:connector draw:style-name="gr7" draw:text-style-name="P6" draw:layer="layout" draw:type="curve" svg:x1="1.826cm" svg:y1="9.636cm" svg:x2="2.404cm" svg:y2="4.237cm" draw:start-shape="id113" draw:start-glue-point="4" draw:end-shape="id116" draw:end-glue-point="3" svg:d="M1826 9636c0-3600 192-5399 578-5399" svg:viewBox="0 0 579 5400">
          <text:p/>
        </draw:connector>
        <draw:custom-shape draw:style-name="gr34" draw:text-style-name="P2" xml:id="id119" draw:id="id119" draw:layer="layout" svg:width="2.16cm" svg:height="0.762cm" svg:x="0.619cm" svg:y="12.303cm">
          <text:p text:style-name="P1"><text:span text:style-name="T1">Name-Valu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20" draw:id="id120" draw:layer="layout" svg:width="3.302cm" svg:height="0.762cm" svg:x="0.366cm" svg:y="14.152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.826cm" svg:y1="11.287cm" svg:x2="1.699cm" svg:y2="12.303cm" draw:start-shape="id113" draw:start-glue-point="8" draw:end-shape="id119" draw:end-glue-point="0" svg:d="M1826 11287l-127 1016" svg:viewBox="0 0 128 1017">
          <text:p/>
        </draw:connector>
        <draw:connector draw:style-name="gr7" draw:text-style-name="P6" draw:layer="layout" draw:type="line" svg:x1="1.699cm" svg:y1="13.065cm" svg:x2="2.017cm" svg:y2="14.152cm" draw:start-shape="id119" draw:start-glue-point="2" draw:end-shape="id120" draw:end-glue-point="0" svg:d="M1699 13065l318 1087" svg:viewBox="0 0 319 1088">
          <text:p/>
        </draw:connector>
        <draw:custom-shape draw:style-name="gr29" draw:text-style-name="P7" xml:id="id121" draw:id="id121" draw:layer="layout" svg:width="1.651cm" svg:height="1.651cm" svg:x="2.778cm" svg:y="15.802cm">
          <text:p text:style-name="P3">May Valu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.017cm" svg:y1="14.914cm" svg:x2="3.019cm" svg:y2="16.043cm" draw:start-shape="id120" draw:start-glue-point="2" draw:end-shape="id121" draw:end-glue-point="5" svg:d="M2017 14914l1002 1129" svg:viewBox="0 0 1003 1130">
          <text:p/>
        </draw:connector>
        <draw:custom-shape draw:style-name="gr1" draw:text-style-name="P2" xml:id="id122" draw:id="id122" draw:layer="layout" svg:width="0.635cm" svg:height="0.762cm" svg:x="9.509cm" svg:y="2.27cm">
          <text:p text:style-name="P1"><text:span text:style-name="T1">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3" draw:id="id123" draw:layer="layout" svg:width="0.635cm" svg:height="0.762cm" svg:x="10.525cm" svg:y="7.247cm">
          <text:p text:style-name="P1"><text:span text:style-name="T1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4" draw:id="id124" draw:layer="layout" svg:width="1.143cm" svg:height="0.762cm" svg:x="10.271cm" svg:y="8.898cm"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8.457cm" svg:y1="3.032cm" svg:x2="9.509cm" svg:y2="2.651cm" draw:start-shape="id118" draw:start-glue-point="4" draw:end-shape="id122" draw:end-glue-point="3" svg:d="M8457 3032l1052-381" svg:viewBox="0 0 1053 382">
          <text:p/>
        </draw:connector>
        <draw:connector draw:style-name="gr7" draw:text-style-name="P6" draw:layer="layout" draw:type="line" svg:x1="9.69cm" svg:y1="3.858cm" svg:x2="10.525cm" svg:y2="7.628cm" draw:start-shape="id118" draw:start-glue-point="10" draw:end-shape="id123" draw:end-glue-point="3" svg:d="M9690 3858l835 3770" svg:viewBox="0 0 836 3771">
          <text:p/>
        </draw:connector>
        <draw:connector draw:style-name="gr7" draw:text-style-name="P6" draw:layer="layout" draw:type="line" svg:x1="9.329cm" svg:y1="4.442cm" svg:x2="10.271cm" svg:y2="9.279cm" draw:start-shape="id118" draw:start-glue-point="9" draw:end-shape="id124" draw:end-glue-point="3" svg:d="M9329 4442l942 4837" svg:viewBox="0 0 943 4838">
          <text:p/>
        </draw:connector>
        <draw:custom-shape draw:style-name="gr20" draw:text-style-name="P11" xml:id="id125" draw:id="id125" draw:layer="layout" svg:width="2.286cm" svg:height="0.762cm" svg:x="12.176cm" svg:y="8.898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7" xml:id="id126" draw:id="id126" draw:layer="layout" svg:width="2.794cm" svg:height="1.651cm" svg:x="15.224cm" svg:y="8.517cm">
          <text:p text:style-name="P3">May Valu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1.414cm" svg:y1="9.279cm" svg:x2="12.176cm" svg:y2="9.279cm" draw:start-shape="id124" draw:start-glue-point="1" draw:end-shape="id125" draw:end-glue-point="5" svg:d="M11414 9279h762" svg:viewBox="0 0 763 1">
          <text:p/>
        </draw:connector>
        <draw:connector draw:style-name="gr7" draw:text-style-name="P6" draw:layer="layout" draw:type="line" svg:x1="14.462cm" svg:y1="9.279cm" svg:x2="15.224cm" svg:y2="9.343cm" draw:start-shape="id125" draw:start-glue-point="7" draw:end-shape="id126" draw:end-glue-point="6" svg:d="M14462 9279l762 64" svg:viewBox="0 0 763 65">
          <text:p/>
        </draw:connector>
        <draw:connector draw:style-name="gr7" draw:text-style-name="P6" draw:layer="layout" draw:type="curve" svg:x1="15.633cm" svg:y1="9.927cm" svg:x2="10.842cm" svg:y2="9.66cm" draw:start-shape="id126" draw:start-glue-point="7" draw:end-shape="id124" draw:end-glue-point="2" svg:d="M15633 9927c0 1113-4791 1246-4791-267" svg:viewBox="0 0 4792 1120">
          <text:p/>
        </draw:connector>
        <draw:custom-shape draw:style-name="gr16" draw:text-style-name="P11" xml:id="id127" draw:id="id127" draw:layer="layout" svg:width="2.159cm" svg:height="0.762cm" svg:x="12.103cm" svg:y="7.247cm">
          <text:p text:style-name="P1"><text:span text:style-name="T1">Append ‘\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7" xml:id="id128" draw:id="id128" draw:layer="layout" svg:width="2.921cm" svg:height="1.651cm" svg:x="14.843cm" svg:y="6.739cm">
          <text:p text:style-name="P3">May Valye</text:p>
          <text:p text:style-name="P3">QUOTED</text:p>
          <text:p text:style-name="P3">Esca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14.262cm" svg:y1="7.628cm" svg:x2="14.843cm" svg:y2="7.565cm" draw:start-shape="id127" draw:start-glue-point="7" draw:end-shape="id128" draw:end-glue-point="6" svg:d="M14262 7628l581-63" svg:viewBox="0 0 582 64">
          <text:p/>
        </draw:connector>
        <draw:connector draw:style-name="gr7" draw:text-style-name="P6" draw:layer="layout" draw:type="line" svg:x1="11.16cm" svg:y1="7.628cm" svg:x2="12.103cm" svg:y2="7.628cm" draw:start-shape="id123" draw:start-glue-point="1" draw:end-shape="id127" draw:end-glue-point="5" svg:d="M11160 7628h943" svg:viewBox="0 0 944 1">
          <text:p/>
        </draw:connector>
        <draw:custom-shape draw:style-name="gr16" draw:text-style-name="P11" xml:id="id129" draw:id="id129" draw:layer="layout" svg:width="2.159cm" svg:height="0.762cm" svg:x="10.779cm" svg:y="2.016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7" xml:id="id130" draw:id="id130" draw:layer="layout" svg:width="3.175cm" svg:height="1.651cm" svg:x="13.7cm" svg:y="1.508cm">
          <text:p text:style-name="P3">May Value</text:p>
          <text:p text:style-name="P3">Empty Quo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144cm" svg:y1="2.651cm" svg:x2="10.779cm" svg:y2="2.397cm" draw:start-shape="id122" draw:start-glue-point="1" draw:end-shape="id129" draw:end-glue-point="5" svg:d="M10144 2651l635-254" svg:viewBox="0 0 636 255">
          <text:p/>
        </draw:connector>
        <draw:connector draw:style-name="gr7" draw:text-style-name="P6" draw:layer="layout" draw:type="line" svg:x1="12.938cm" svg:y1="2.397cm" svg:x2="13.7cm" svg:y2="2.334cm" draw:start-shape="id129" draw:start-glue-point="7" draw:end-shape="id130" draw:end-glue-point="6" svg:d="M12938 2397l762-63" svg:viewBox="0 0 763 64">
          <text:p/>
        </draw:connector>
        <draw:connector draw:style-name="gr7" draw:text-style-name="P6" draw:layer="layout" draw:type="curve" svg:x1="4.188cm" svg:y1="16.043cm" svg:x2="2.779cm" svg:y2="12.684cm" draw:start-shape="id121" draw:start-glue-point="11" draw:end-shape="id119" draw:end-glue-point="1" svg:d="M4188 16043c0-2240-469-3359-1409-3359" svg:viewBox="0 0 1410 3360">
          <text:p/>
        </draw:connector>
        <draw:custom-shape draw:style-name="gr4" draw:text-style-name="P2" xml:id="id131" draw:id="id131" draw:layer="layout" svg:width="1.016cm" svg:height="0.762cm" svg:x="5.191cm" svg:y="14.697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0.635cm" svg:height="0.762cm" svg:x="6.969cm" svg:y="19.161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16cm" svg:height="0.762cm" svg:x="0.619cm" svg:y="12.303cm">
          <text:p text:style-name="P1"><text:span text:style-name="T1">Name-Valu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7" draw:id="id137" draw:layer="layout" svg:width="1.016cm" svg:height="0.762cm" svg:x="5.318cm" svg:y="11.668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9" draw:id="id139" draw:layer="layout" svg:width="1.143cm" svg:height="0.762cm" svg:x="5.445cm" svg:y="15.732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4.188cm" svg:y1="16.043cm" svg:x2="5.191cm" svg:y2="15.078cm" draw:start-shape="id121" draw:start-glue-point="11" draw:end-shape="id131" draw:end-glue-point="3" svg:d="M4188 16043l1003-965" svg:viewBox="0 0 1004 966">
          <text:p/>
        </draw:connector>
        <draw:custom-shape draw:style-name="gr8" draw:text-style-name="P7" xml:id="id133" draw:id="id133" draw:layer="layout" svg:width="2.467cm" svg:height="1.651cm" svg:x="9.963cm" svg:y="13.808cm">
          <text:p text:style-name="P3">May Valu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207cm" svg:y1="15.078cm" svg:x2="6.969cm" svg:y2="15.078cm" draw:start-shape="id131" draw:start-glue-point="1" draw:end-shape="id132" draw:end-glue-point="5" svg:d="M6207 15078h762" svg:viewBox="0 0 763 1">
          <text:p/>
        </draw:connector>
        <draw:custom-shape draw:style-name="gr16" draw:text-style-name="P11" xml:id="id132" draw:id="id132" draw:layer="layout" svg:width="2.159cm" svg:height="0.762cm" svg:x="6.969cm" svg:y="14.697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9.128cm" svg:y1="15.078cm" svg:x2="9.963cm" svg:y2="14.634cm" draw:start-shape="id132" draw:start-glue-point="7" draw:end-shape="id133" draw:end-glue-point="6" svg:d="M9128 15078l835-444" svg:viewBox="0 0 836 445">
          <text:p/>
        </draw:connector>
        <draw:connector draw:style-name="gr7" draw:text-style-name="P6" draw:layer="layout" draw:type="curve" svg:x1="10.324cm" svg:y1="14.049cm" svg:x2="5.699cm" svg:y2="14.697cm" draw:start-shape="id133" draw:start-glue-point="5" draw:end-shape="id131" draw:end-glue-point="0" svg:d="M10324 14049c0-1114-4625-1438-4625 648" svg:viewBox="0 0 4626 1528">
          <text:p/>
        </draw:connector>
        <draw:connector draw:style-name="gr7" draw:text-style-name="P6" draw:layer="layout" draw:type="line" svg:x1="3.604cm" svg:y1="17.453cm" svg:x2="6.969cm" svg:y2="19.542cm" draw:start-shape="id121" draw:start-glue-point="8" draw:end-shape="id134" draw:end-glue-point="3" svg:d="M3604 17453l3365 2089" svg:viewBox="0 0 3366 2090">
          <text:p/>
        </draw:connector>
        <draw:custom-shape draw:style-name="gr16" draw:text-style-name="P11" xml:id="id135" draw:id="id135" draw:layer="layout" svg:width="2.159cm" svg:height="0.762cm" svg:x="8.62cm" svg:y="19.161cm">
          <text:p text:style-name="P1"><text:span text:style-name="T1">Append ‘=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7.604cm" svg:y1="19.542cm" svg:x2="8.62cm" svg:y2="19.542cm" draw:start-shape="id134" draw:start-glue-point="1" draw:end-shape="id135" draw:end-glue-point="5" svg:d="M7604 19542h1016" svg:viewBox="0 0 1017 1">
          <text:p/>
        </draw:connector>
        <draw:custom-shape draw:style-name="gr8" draw:text-style-name="P7" xml:id="id136" draw:id="id136" draw:layer="layout" svg:width="2.467cm" svg:height="1.651cm" svg:x="11.668cm" svg:y="17.383cm">
          <text:p text:style-name="P3">Nam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779cm" svg:y1="19.542cm" svg:x2="11.668cm" svg:y2="18.209cm" draw:start-shape="id135" draw:start-glue-point="7" draw:end-shape="id136" draw:end-glue-point="6" svg:d="M10779 19542l889-1333" svg:viewBox="0 0 890 1334">
          <text:p/>
        </draw:connector>
        <draw:connector draw:style-name="gr7" draw:text-style-name="P6" draw:layer="layout" draw:type="line" svg:x1="4.188cm" svg:y1="16.043cm" svg:x2="5.318cm" svg:y2="12.049cm" draw:start-shape="id121" draw:start-glue-point="11" draw:end-shape="id137" draw:end-glue-point="3" svg:d="M4188 16043l1130-3994" svg:viewBox="0 0 1131 3995">
          <text:p/>
        </draw:connector>
        <draw:custom-shape draw:style-name="gr35" draw:text-style-name="P4" xml:id="id138" draw:id="id138" draw:layer="layout" svg:width="2.467cm" svg:height="1.651cm" svg:x="7.296cm" svg:y="10.525cm">
          <text:p text:style-name="P3">Valu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334cm" svg:y1="12.049cm" svg:x2="7.296cm" svg:y2="11.351cm" draw:start-shape="id137" draw:start-glue-point="1" draw:end-shape="id138" draw:end-glue-point="6" svg:d="M6334 12049l962-698" svg:viewBox="0 0 963 699">
          <text:p/>
        </draw:connector>
        <draw:connector draw:style-name="gr7" draw:text-style-name="P6" draw:layer="layout" draw:type="line" svg:x1="4.429cm" svg:y1="16.628cm" svg:x2="5.445cm" svg:y2="16.113cm" draw:start-shape="id121" draw:start-glue-point="10" draw:end-shape="id139" draw:end-glue-point="3" svg:d="M4429 16628l1016-515" svg:viewBox="0 0 1017 516">
          <text:p/>
        </draw:connector>
        <draw:custom-shape draw:style-name="gr13" draw:text-style-name="P8" xml:id="id140" draw:id="id140" draw:layer="layout" svg:width="2.54cm" svg:height="1.651cm" svg:x="5.064cm" svg:y="17.129cm">
          <text:p text:style-name="P3">ERROR</text:p>
          <text:p text:style-name="P3">Name/Valu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016cm" svg:y1="16.494cm" svg:x2="6.334cm" svg:y2="17.129cm" draw:start-shape="id139" draw:start-glue-point="2" draw:end-shape="id140" draw:end-glue-point="4" svg:d="M6016 16494l318 635" svg:viewBox="0 0 319 636">
          <text:p/>
        </draw:connector>
        <draw:connector draw:style-name="gr7" draw:text-style-name="P6" draw:layer="layout" draw:type="curve" svg:x1="11.197cm" svg:y1="13.808cm" svg:x2="5.826cm" svg:y2="12.43cm" draw:start-shape="id133" draw:start-glue-point="4" draw:end-shape="id137" draw:end-glue-point="2" svg:d="M11197 13808c0-1033-5371-345-5371-1378" svg:viewBox="0 0 5372 1379">
          <text:p/>
        </draw:connector>
        <draw:connector draw:style-name="gr7" draw:text-style-name="P6" draw:layer="layout" draw:type="curve" svg:x1="11.197cm" svg:y1="15.459cm" svg:x2="7.286cm" svg:y2="19.161cm" draw:start-shape="id133" draw:start-glue-point="8" draw:end-shape="id134" draw:end-glue-point="0" svg:d="M11197 15459c0 2776-3911 926-3911 3702" svg:viewBox="0 0 3912 3703">
          <text:p/>
        </draw:connector>
        <draw:connector draw:style-name="gr7" draw:text-style-name="P6" draw:layer="layout" draw:type="curve" svg:x1="10.324cm" svg:y1="15.218cm" svg:x2="6.588cm" svg:y2="16.113cm" draw:start-shape="id133" draw:start-glue-point="7" draw:end-shape="id139" draw:end-glue-point="1" svg:d="M10324 15218c0 597-1245 895-3736 895" svg:viewBox="0 0 3737 896">
          <text:p/>
        </draw:connector>
        <draw:custom-shape draw:style-name="gr4" draw:text-style-name="P2" xml:id="id141" draw:id="id141" draw:layer="layout" svg:width="1.016cm" svg:height="0.762cm" svg:x="3.667cm" svg:y="10.017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651cm" svg:y1="10.462cm" svg:x2="3.667cm" svg:y2="10.398cm" draw:start-shape="id113" draw:start-glue-point="10" draw:end-shape="id141" draw:end-glue-point="3" svg:d="M2651 10462l1016-64" svg:viewBox="0 0 1017 65">
          <text:p/>
        </draw:connector>
        <draw:custom-shape draw:style-name="gr35" draw:text-style-name="P4" xml:id="id142" draw:id="id142" draw:layer="layout" svg:width="2.467cm" svg:height="1.651cm" svg:x="5.191cm" svg:y="8.493cm">
          <text:p text:style-name="P3">Empty </text:p>
          <text:p text:style-name="P3">Valu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683cm" svg:y1="10.398cm" svg:x2="5.552cm" svg:y2="9.903cm" draw:start-shape="id141" draw:start-glue-point="1" draw:end-shape="id142" draw:end-glue-point="7" svg:d="M4683 10398l869-495" svg:viewBox="0 0 870 496">
          <text:p/>
        </draw:connector>
        <draw:custom-shape draw:style-name="gr36" draw:text-style-name="P2" xml:id="id143" draw:id="id143" draw:layer="layout" svg:width="0.889cm" svg:height="0.762cm" svg:x="17.891cm" svg:y="0.365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0.635cm" svg:height="0.762cm" svg:x="18.272cm" svg:y="1.889cm">
          <text:p text:style-name="P1"><text:span text:style-name="T1">&amp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5" draw:id="id145" draw:layer="layout" svg:width="0.635cm" svg:height="0.762cm" svg:x="18.145cm" svg:y="3.286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46" draw:id="id146" draw:layer="layout" svg:width="1.016cm" svg:height="0.762cm" svg:x="18.145cm" svg:y="4.302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7" draw:id="id147" draw:layer="layout" svg:width="1.143cm" svg:height="0.762cm" svg:x="18.145cm" svg:y="5.318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16.41cm" svg:y1="1.749cm" svg:x2="17.891cm" svg:y2="0.746cm" draw:start-shape="id130" draw:start-glue-point="11" draw:end-shape="id143" draw:end-glue-point="3" svg:d="M16410 1749l1481-1003" svg:viewBox="0 0 1482 1004">
          <text:p/>
        </draw:connector>
        <draw:connector draw:style-name="gr7" draw:text-style-name="P6" draw:layer="layout" draw:type="line" svg:x1="16.875cm" svg:y1="2.334cm" svg:x2="18.272cm" svg:y2="2.27cm" draw:start-shape="id130" draw:start-glue-point="10" draw:end-shape="id144" draw:end-glue-point="3" svg:d="M16875 2334l1397-64" svg:viewBox="0 0 1398 65">
          <text:p/>
        </draw:connector>
        <draw:connector draw:style-name="gr7" draw:text-style-name="P6" draw:layer="layout" draw:type="line" svg:x1="16.875cm" svg:y1="2.334cm" svg:x2="18.145cm" svg:y2="3.667cm" draw:start-shape="id130" draw:start-glue-point="10" draw:end-shape="id145" draw:end-glue-point="3" svg:d="M16875 2334l1270 1333" svg:viewBox="0 0 1271 1334">
          <text:p/>
        </draw:connector>
        <draw:connector draw:style-name="gr7" draw:text-style-name="P6" draw:layer="layout" draw:type="line" svg:x1="16.41cm" svg:y1="2.918cm" svg:x2="18.145cm" svg:y2="4.683cm" draw:start-shape="id130" draw:start-glue-point="9" draw:end-shape="id146" draw:end-glue-point="3" svg:d="M16410 2918l1735 1765" svg:viewBox="0 0 1736 1766">
          <text:p/>
        </draw:connector>
        <draw:connector draw:style-name="gr7" draw:text-style-name="P6" draw:layer="layout" draw:type="line" svg:x1="15.288cm" svg:y1="3.159cm" svg:x2="18.145cm" svg:y2="5.699cm" draw:start-shape="id130" draw:start-glue-point="8" draw:end-shape="id147" draw:end-glue-point="3" svg:d="M15288 3159l2857 2540" svg:viewBox="0 0 2858 2541">
          <text:p/>
        </draw:connector>
        <draw:custom-shape draw:style-name="gr35" draw:text-style-name="P4" xml:id="id148" draw:id="id148" draw:layer="layout" svg:width="2.467cm" svg:height="1.651cm" svg:x="20.123cm" svg:y="-0.27cm">
          <text:p text:style-name="P3">Empty Value</text:p>
          <text:p text:style-name="P3">Quoted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8.78cm" svg:y1="0.746cm" svg:x2="20.123cm" svg:y2="0.556cm" draw:start-shape="id143" draw:start-glue-point="1" draw:end-shape="id148" draw:end-glue-point="6" svg:d="M18780 746l1343-190" svg:viewBox="0 0 1344 191">
          <text:p/>
        </draw:connector>
        <draw:custom-shape draw:style-name="gr18" draw:text-style-name="P7" xml:id="id150" draw:id="id150" draw:layer="layout" svg:width="3.175cm" svg:height="1.651cm" svg:x="22.844cm" svg:y="1.508cm">
          <text:p text:style-name="P3"><text:span text:style-name="T3">Empty Value</text:span></text:p>
          <text:p text:style-name="P3">Quotation</text:p>
          <text:p text:style-name="P3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149" draw:id="id149" draw:layer="layout" svg:width="2.159cm" svg:height="0.508cm" svg:x="19.923cm" svg:y="2.143cm">
          <text:p text:style-name="P1"><text:span text:style-name="T1">Append ‘&amp;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8.907cm" svg:y1="2.27cm" svg:x2="19.923cm" svg:y2="2.397cm" draw:start-shape="id144" draw:start-glue-point="1" draw:end-shape="id149" draw:end-glue-point="5" svg:d="M18907 2270l1016 127" svg:viewBox="0 0 1017 128">
          <text:p/>
        </draw:connector>
        <draw:connector draw:style-name="gr7" draw:text-style-name="P6" draw:layer="layout" draw:type="line" svg:x1="22.082cm" svg:y1="2.397cm" svg:x2="22.844cm" svg:y2="2.334cm" draw:start-shape="id149" draw:start-glue-point="7" draw:end-shape="id150" draw:end-glue-point="6" svg:d="M22082 2397l762-63" svg:viewBox="0 0 763 64">
          <text:p/>
        </draw:connector>
        <draw:custom-shape draw:style-name="gr3" draw:text-style-name="P2" xml:id="id151" draw:id="id151" draw:layer="layout" svg:width="1.143cm" svg:height="0.762cm" svg:x="-1.143cm" svg:y="12.43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1.241cm" svg:y1="11.046cm" svg:x2="-0.572cm" svg:y2="12.43cm" draw:start-shape="id113" draw:start-glue-point="7" draw:end-shape="id151" draw:end-glue-point="0" svg:d="M1241 11046l-1813 1384" svg:viewBox="0 0 1814 1385">
          <text:p/>
        </draw:connector>
        <draw:custom-shape draw:style-name="gr13" draw:text-style-name="P8" xml:id="id152" draw:id="id152" draw:layer="layout" svg:width="2.54cm" svg:height="1.651cm" svg:x="-2.429cm" svg:y="13.954cm">
          <text:p text:style-name="P3">ERROR</text:p>
          <text:p text:style-name="P3">Name/Valu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-0.572cm" svg:y1="13.192cm" svg:x2="-1.159cm" svg:y2="13.954cm" draw:start-shape="id151" draw:start-glue-point="2" draw:end-shape="id152" draw:end-glue-point="4" svg:d="M-572 13192l-587 762" svg:viewBox="0 0 588 763">
          <text:p/>
        </draw:connector>
      </draw:page>
      <draw:page draw:name="page5" draw:style-name="dp1" draw:master-page-name="Default">
        <draw:custom-shape draw:style-name="gr33" draw:text-style-name="P4" xml:id="id153" draw:id="id153" draw:layer="layout" svg:width="1.651cm" svg:height="1.651cm" svg:x="1cm" svg:y="9.637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1.016cm" svg:height="0.762cm" svg:x="3.54cm" svg:y="5.192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2.41cm" svg:y1="9.878cm" svg:x2="3.54cm" svg:y2="5.573cm" draw:start-shape="id153" draw:start-glue-point="11" draw:end-shape="id154" draw:end-glue-point="3" svg:d="M2410 9878c0-2870 376-4305 1130-4305" svg:viewBox="0 0 1131 4306">
          <text:p/>
        </draw:connector>
        <draw:connector draw:style-name="gr10" draw:text-style-name="P6" draw:layer="layout" draw:type="curve" svg:x1="3.984cm" svg:y1="7.351cm" svg:x2="2.41cm" svg:y2="9.878cm" draw:start-shape="id155" draw:start-glue-point="2" draw:end-shape="id153" draw:end-glue-point="11" svg:d="M3984 7351c0 2089-1574 826-1574 2527" svg:viewBox="0 0 1575 2528">
          <text:p/>
        </draw:connector>
        <draw:custom-shape draw:style-name="gr16" draw:text-style-name="P11" xml:id="id155" draw:id="id155" draw:layer="layout" svg:width="2.159cm" svg:height="0.762cm" svg:x="2.905cm" svg:y="6.589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4.048cm" svg:y1="5.954cm" svg:x2="3.984cm" svg:y2="6.589cm" draw:start-shape="id154" draw:start-glue-point="2" draw:end-shape="id155" draw:end-glue-point="0" svg:d="M4048 5954l-64 635" svg:viewBox="0 0 65 636">
          <text:p/>
        </draw:connector>
        <draw:custom-shape draw:style-name="gr1" draw:text-style-name="P2" xml:id="id156" draw:id="id156" draw:layer="layout" svg:width="0.635cm" svg:height="0.762cm" svg:x="2.404cm" svg:y="3.857cm">
          <text:p text:style-name="P1"><text:span text:style-name="T1">“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58" draw:id="id158" draw:layer="layout" svg:width="2.467cm" svg:height="1.651cm" svg:x="7.223cm" svg:y="3.033cm">
          <text:p text:style-name="P3">Name</text:p>
          <text:p text:style-name="P3">Quoted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039cm" svg:y1="4.238cm" svg:x2="3.801cm" svg:y2="4.238cm" draw:start-shape="id156" draw:start-glue-point="1" draw:end-shape="id157" draw:end-glue-point="5" svg:d="M3039 4238h762" svg:viewBox="0 0 763 1">
          <text:p/>
        </draw:connector>
        <draw:custom-shape draw:style-name="gr16" draw:text-style-name="P11" xml:id="id157" draw:id="id157" draw:layer="layout" svg:width="2.159cm" svg:height="0.762cm" svg:x="3.801cm" svg:y="3.857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96cm" svg:y1="4.238cm" svg:x2="7.223cm" svg:y2="3.859cm" draw:start-shape="id157" draw:start-glue-point="7" draw:end-shape="id158" draw:end-glue-point="6" svg:d="M5960 4238l1263-379" svg:viewBox="0 0 1264 380">
          <text:p/>
        </draw:connector>
        <draw:connector draw:style-name="gr7" draw:text-style-name="P6" draw:layer="layout" draw:type="curve" svg:x1="1.826cm" svg:y1="9.637cm" svg:x2="2.404cm" svg:y2="4.238cm" draw:start-shape="id153" draw:start-glue-point="4" draw:end-shape="id156" draw:end-glue-point="3" svg:d="M1826 9637c0-3600 192-5399 578-5399" svg:viewBox="0 0 579 5400">
          <text:p/>
        </draw:connector>
        <draw:custom-shape draw:style-name="gr34" draw:text-style-name="P2" xml:id="id159" draw:id="id159" draw:layer="layout" svg:width="2.16cm" svg:height="0.762cm" svg:x="0.619cm" svg:y="12.304cm">
          <text:p text:style-name="P1"><text:span text:style-name="T1">Name-Valu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60" draw:id="id160" draw:layer="layout" svg:width="3.302cm" svg:height="0.762cm" svg:x="0.366cm" svg:y="14.153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.826cm" svg:y1="11.288cm" svg:x2="1.699cm" svg:y2="12.304cm" draw:start-shape="id153" draw:start-glue-point="8" draw:end-shape="id159" draw:end-glue-point="0" svg:d="M1826 11288l-127 1016" svg:viewBox="0 0 128 1017">
          <text:p/>
        </draw:connector>
        <draw:connector draw:style-name="gr7" draw:text-style-name="P6" draw:layer="layout" draw:type="line" svg:x1="1.699cm" svg:y1="13.066cm" svg:x2="2.017cm" svg:y2="14.153cm" draw:start-shape="id159" draw:start-glue-point="2" draw:end-shape="id160" draw:end-glue-point="0" svg:d="M1699 13066l318 1087" svg:viewBox="0 0 319 1088">
          <text:p/>
        </draw:connector>
        <draw:custom-shape draw:style-name="gr29" draw:text-style-name="P7" xml:id="id161" draw:id="id161" draw:layer="layout" svg:width="1.651cm" svg:height="1.651cm" svg:x="2.778cm" svg:y="15.803cm">
          <text:p text:style-name="P3">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.017cm" svg:y1="14.915cm" svg:x2="3.019cm" svg:y2="16.044cm" draw:start-shape="id160" draw:start-glue-point="2" draw:end-shape="id161" draw:end-glue-point="5" svg:d="M2017 14915l1002 1129" svg:viewBox="0 0 1003 1130">
          <text:p/>
        </draw:connector>
        <draw:custom-shape draw:style-name="gr1" draw:text-style-name="P2" xml:id="id162" draw:id="id162" draw:layer="layout" svg:width="0.635cm" svg:height="0.762cm" svg:x="9.509cm" svg:y="2.271cm">
          <text:p text:style-name="P1"><text:span text:style-name="T1">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3" draw:id="id163" draw:layer="layout" svg:width="0.635cm" svg:height="0.762cm" svg:x="13.379cm" svg:y="5.699cm">
          <text:p text:style-name="P1"><text:span text:style-name="T1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164" draw:id="id164" draw:layer="layout" svg:width="1.905cm" svg:height="0.762cm" svg:x="12.109cm" svg:y="9.499cm">
          <text:p text:style-name="P1"><text:span text:style-name="T1">Attr-nam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8.457cm" svg:y1="3.033cm" svg:x2="9.509cm" svg:y2="2.652cm" draw:start-shape="id158" draw:start-glue-point="4" draw:end-shape="id162" draw:end-glue-point="3" svg:d="M8457 3033l1052-381" svg:viewBox="0 0 1053 382">
          <text:p/>
        </draw:connector>
        <draw:connector draw:style-name="gr7" draw:text-style-name="P6" draw:layer="layout" draw:type="line" svg:x1="9.329cm" svg:y1="4.443cm" svg:x2="13.379cm" svg:y2="6.08cm" draw:start-shape="id158" draw:start-glue-point="9" draw:end-shape="id163" draw:end-glue-point="3" svg:d="M9329 4443l4050 1637" svg:viewBox="0 0 4051 1638">
          <text:p/>
        </draw:connector>
        <draw:connector draw:style-name="gr7" draw:text-style-name="P6" draw:layer="layout" draw:type="line" svg:x1="9.329cm" svg:y1="4.443cm" svg:x2="13.061cm" svg:y2="9.499cm" draw:start-shape="id158" draw:start-glue-point="9" draw:end-shape="id164" draw:end-glue-point="0" svg:d="M9329 4443l3732 5056" svg:viewBox="0 0 3733 5057">
          <text:p/>
        </draw:connector>
        <draw:custom-shape draw:style-name="gr20" draw:text-style-name="P11" xml:id="id165" draw:id="id165" draw:layer="layout" svg:width="2.286cm" svg:height="0.762cm" svg:x="14.776cm" svg:y="9.499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1" draw:text-style-name="P7" xml:id="id166" draw:id="id166" draw:layer="layout" svg:width="2.794cm" svg:height="1.651cm" svg:x="17.824cm" svg:y="9.118cm">
          <text:p text:style-name="P3">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4.014cm" svg:y1="9.88cm" svg:x2="14.776cm" svg:y2="9.88cm" draw:start-shape="id164" draw:start-glue-point="1" draw:end-shape="id165" draw:end-glue-point="5" svg:d="M14014 9880h762" svg:viewBox="0 0 763 1">
          <text:p/>
        </draw:connector>
        <draw:connector draw:style-name="gr7" draw:text-style-name="P6" draw:layer="layout" draw:type="line" svg:x1="17.062cm" svg:y1="9.88cm" svg:x2="17.824cm" svg:y2="9.944cm" draw:start-shape="id165" draw:start-glue-point="7" draw:end-shape="id166" draw:end-glue-point="6" svg:d="M17062 9880l762 64" svg:viewBox="0 0 763 65">
          <text:p/>
        </draw:connector>
        <draw:connector draw:style-name="gr7" draw:text-style-name="P6" draw:layer="layout" draw:type="curve" svg:x1="18.233cm" svg:y1="10.528cm" svg:x2="13.061cm" svg:y2="10.261cm" draw:start-shape="id166" draw:start-glue-point="7" draw:end-shape="id164" draw:end-glue-point="2" svg:d="M18233 10528c0 1113-5172 1246-5172-267" svg:viewBox="0 0 5173 1120">
          <text:p/>
        </draw:connector>
        <draw:custom-shape draw:style-name="gr16" draw:text-style-name="P11" xml:id="id167" draw:id="id167" draw:layer="layout" svg:width="2.159cm" svg:height="0.762cm" svg:x="14.903cm" svg:y="4.81cm">
          <text:p text:style-name="P1"><text:span text:style-name="T1">Append ‘\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7" xml:id="id168" draw:id="id168" draw:layer="layout" svg:width="2.921cm" svg:height="1.651cm" svg:x="17.57cm" svg:y="4.302cm">
          <text:p text:style-name="P3">Name</text:p>
          <text:p text:style-name="P3">QUOTED</text:p>
          <text:p text:style-name="P3">Esca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17.062cm" svg:y1="5.191cm" svg:x2="17.57cm" svg:y2="5.128cm" draw:start-shape="id167" draw:start-glue-point="7" draw:end-shape="id168" draw:end-glue-point="6" svg:d="M17062 5191l508-63" svg:viewBox="0 0 509 64">
          <text:p/>
        </draw:connector>
        <draw:connector draw:style-name="gr7" draw:text-style-name="P6" draw:layer="layout" draw:type="line" svg:x1="14.014cm" svg:y1="6.08cm" svg:x2="14.903cm" svg:y2="5.191cm" draw:start-shape="id163" draw:start-glue-point="1" draw:end-shape="id167" draw:end-glue-point="5" svg:d="M14014 6080l889-889" svg:viewBox="0 0 890 890">
          <text:p/>
        </draw:connector>
        <draw:custom-shape draw:style-name="gr16" draw:text-style-name="P11" xml:id="id169" draw:id="id169" draw:layer="layout" svg:width="2.159cm" svg:height="0.762cm" svg:x="10.779cm" svg:y="2.017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8" xml:id="id170" draw:id="id170" draw:layer="layout" svg:width="3.175cm" svg:height="1.651cm" svg:x="13.7cm" svg:y="1.509cm">
          <text:p text:style-name="P3">ERROR</text:p>
          <text:p text:style-name="P3">Empty 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0.144cm" svg:y1="2.652cm" svg:x2="10.779cm" svg:y2="2.398cm" draw:start-shape="id162" draw:start-glue-point="1" draw:end-shape="id169" draw:end-glue-point="5" svg:d="M10144 2652l635-254" svg:viewBox="0 0 636 255">
          <text:p/>
        </draw:connector>
        <draw:connector draw:style-name="gr7" draw:text-style-name="P6" draw:layer="layout" draw:type="line" svg:x1="12.938cm" svg:y1="2.398cm" svg:x2="13.7cm" svg:y2="2.335cm" draw:start-shape="id169" draw:start-glue-point="7" draw:end-shape="id170" draw:end-glue-point="6" svg:d="M12938 2398l762-63" svg:viewBox="0 0 763 64">
          <text:p/>
        </draw:connector>
        <draw:connector draw:style-name="gr7" draw:text-style-name="P6" draw:layer="layout" draw:type="curve" svg:x1="4.188cm" svg:y1="16.044cm" svg:x2="2.779cm" svg:y2="12.685cm" draw:start-shape="id161" draw:start-glue-point="11" draw:end-shape="id159" draw:end-glue-point="1" svg:d="M4188 16044c0-2240-469-3359-1409-3359" svg:viewBox="0 0 1410 3360">
          <text:p/>
        </draw:connector>
        <draw:custom-shape draw:style-name="gr4" draw:text-style-name="P2" xml:id="id171" draw:id="id171" draw:layer="layout" svg:width="1.016cm" svg:height="0.762cm" svg:x="5.191cm" svg:y="14.698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16cm" svg:height="0.762cm" svg:x="0.619cm" svg:y="12.304cm">
          <text:p text:style-name="P1"><text:span text:style-name="T1">Nam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4" draw:id="id174" draw:layer="layout" svg:width="1.016cm" svg:height="0.762cm" svg:x="5.318cm" svg:y="11.669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6" draw:id="id176" draw:layer="layout" svg:width="1.143cm" svg:height="0.762cm" svg:x="5.445cm" svg:y="16.24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4.188cm" svg:y1="16.044cm" svg:x2="5.191cm" svg:y2="15.079cm" draw:start-shape="id161" draw:start-glue-point="11" draw:end-shape="id171" draw:end-glue-point="3" svg:d="M4188 16044l1003-965" svg:viewBox="0 0 1004 966">
          <text:p/>
        </draw:connector>
        <draw:custom-shape draw:style-name="gr8" draw:text-style-name="P7" xml:id="id173" draw:id="id173" draw:layer="layout" svg:width="2.467cm" svg:height="1.651cm" svg:x="9.963cm" svg:y="13.809cm">
          <text:p text:style-name="P3">Nam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207cm" svg:y1="15.079cm" svg:x2="6.969cm" svg:y2="15.079cm" draw:start-shape="id171" draw:start-glue-point="1" draw:end-shape="id172" draw:end-glue-point="5" svg:d="M6207 15079h762" svg:viewBox="0 0 763 1">
          <text:p/>
        </draw:connector>
        <draw:custom-shape draw:style-name="gr16" draw:text-style-name="P11" xml:id="id172" draw:id="id172" draw:layer="layout" svg:width="2.159cm" svg:height="0.762cm" svg:x="6.969cm" svg:y="14.698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9.128cm" svg:y1="15.079cm" svg:x2="9.963cm" svg:y2="14.635cm" draw:start-shape="id172" draw:start-glue-point="7" draw:end-shape="id173" draw:end-glue-point="6" svg:d="M9128 15079l835-444" svg:viewBox="0 0 836 445">
          <text:p/>
        </draw:connector>
        <draw:connector draw:style-name="gr7" draw:text-style-name="P6" draw:layer="layout" draw:type="curve" svg:x1="10.324cm" svg:y1="14.05cm" svg:x2="5.699cm" svg:y2="14.698cm" draw:start-shape="id173" draw:start-glue-point="5" draw:end-shape="id171" draw:end-glue-point="0" svg:d="M10324 14050c0-1114-4625-1438-4625 648" svg:viewBox="0 0 4626 1528">
          <text:p/>
        </draw:connector>
        <draw:connector draw:style-name="gr7" draw:text-style-name="P6" draw:layer="layout" draw:type="line" svg:x1="4.188cm" svg:y1="16.044cm" svg:x2="5.318cm" svg:y2="12.05cm" draw:start-shape="id161" draw:start-glue-point="11" draw:end-shape="id174" draw:end-glue-point="3" svg:d="M4188 16044l1130-3994" svg:viewBox="0 0 1131 3995">
          <text:p/>
        </draw:connector>
        <draw:custom-shape draw:style-name="gr35" draw:text-style-name="P4" xml:id="id175" draw:id="id175" draw:layer="layout" svg:width="2.467cm" svg:height="1.651cm" svg:x="7.296cm" svg:y="10.526cm">
          <text:p text:style-name="P3">Nam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6.334cm" svg:y1="12.05cm" svg:x2="7.296cm" svg:y2="11.352cm" draw:start-shape="id174" draw:start-glue-point="1" draw:end-shape="id175" draw:end-glue-point="6" svg:d="M6334 12050l962-698" svg:viewBox="0 0 963 699">
          <text:p/>
        </draw:connector>
        <draw:connector draw:style-name="gr7" draw:text-style-name="P6" draw:layer="layout" draw:type="line" svg:x1="4.429cm" svg:y1="16.629cm" svg:x2="5.445cm" svg:y2="16.621cm" draw:start-shape="id161" draw:start-glue-point="10" draw:end-shape="id176" draw:end-glue-point="3" svg:d="M4429 16629l1016-8" svg:viewBox="0 0 1017 9">
          <text:p/>
        </draw:connector>
        <draw:connector draw:style-name="gr7" draw:text-style-name="P6" draw:layer="layout" draw:type="curve" svg:x1="11.197cm" svg:y1="13.809cm" svg:x2="5.826cm" svg:y2="12.431cm" draw:start-shape="id173" draw:start-glue-point="4" draw:end-shape="id174" draw:end-glue-point="2" svg:d="M11197 13809c0-1033-5371-345-5371-1378" svg:viewBox="0 0 5372 1379">
          <text:p/>
        </draw:connector>
        <draw:connector draw:style-name="gr7" draw:text-style-name="P6" draw:layer="layout" draw:type="curve" svg:x1="10.324cm" svg:y1="15.219cm" svg:x2="6.588cm" svg:y2="16.621cm" draw:start-shape="id173" draw:start-glue-point="7" draw:end-shape="id176" draw:end-glue-point="1" svg:d="M10324 15219c0 935-1245 1402-3736 1402" svg:viewBox="0 0 3737 1403">
          <text:p/>
        </draw:connector>
        <draw:custom-shape draw:style-name="gr4" draw:text-style-name="P2" xml:id="id177" draw:id="id177" draw:layer="layout" svg:width="1.016cm" svg:height="0.762cm" svg:x="3.667cm" svg:y="10.018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651cm" svg:y1="10.463cm" svg:x2="3.667cm" svg:y2="10.399cm" draw:start-shape="id153" draw:start-glue-point="10" draw:end-shape="id177" draw:end-glue-point="3" svg:d="M2651 10463l1016-64" svg:viewBox="0 0 1017 65">
          <text:p/>
        </draw:connector>
        <draw:connector draw:style-name="gr7" draw:text-style-name="P6" draw:layer="layout" draw:type="line" svg:x1="4.683cm" svg:y1="10.399cm" svg:x2="5.69cm" svg:y2="9.776cm" draw:start-shape="id177" draw:start-glue-point="1" draw:end-shape="id178" draw:end-glue-point="7" svg:d="M4683 10399l1007-623" svg:viewBox="0 0 1008 624">
          <text:p/>
        </draw:connector>
        <draw:custom-shape draw:style-name="gr3" draw:text-style-name="P2" xml:id="id179" draw:id="id179" draw:layer="layout" svg:width="1.143cm" svg:height="0.762cm" svg:x="-1.143cm" svg:y="12.431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1.241cm" svg:y1="11.047cm" svg:x2="-0.572cm" svg:y2="12.431cm" draw:start-shape="id153" draw:start-glue-point="7" draw:end-shape="id179" draw:end-glue-point="0" svg:d="M1241 11047l-1813 1384" svg:viewBox="0 0 1814 1385">
          <text:p/>
        </draw:connector>
        <draw:custom-shape draw:style-name="gr13" draw:text-style-name="P8" xml:id="id180" draw:id="id180" draw:layer="layout" svg:width="2.54cm" svg:height="1.651cm" svg:x="-2.429cm" svg:y="13.955cm">
          <text:p text:style-name="P3">ERROR</text:p>
          <text:p text:style-name="P3">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-0.572cm" svg:y1="13.193cm" svg:x2="-1.159cm" svg:y2="13.955cm" draw:start-shape="id179" draw:start-glue-point="2" draw:end-shape="id180" draw:end-glue-point="4" svg:d="M-572 13193l-587 762" svg:viewBox="0 0 588 763">
          <text:p/>
        </draw:connector>
        <draw:frame draw:style-name="gr39" draw:text-style-name="P10" draw:layer="layout" svg:width="5.049cm" svg:height="0.962cm" svg:x="2.143cm" svg:y="0.873cm">
          <draw:text-box>
            <text:p><text:span text:style-name="T2">Attribute Name</text:span></text:p>
          </draw:text-box>
        </draw:frame>
        <draw:custom-shape draw:style-name="gr13" draw:text-style-name="P8" xml:id="id178" draw:id="id178" draw:layer="layout" svg:width="2.54cm" svg:height="1.651cm" svg:x="5.318cm" svg:y="8.366cm">
          <text:p text:style-name="P3">ERROR</text:p>
          <text:p text:style-name="P3">Empty 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1" draw:id="id181" draw:layer="layout" svg:width="2.286cm" svg:height="0.762cm" svg:x="18.205cm" svg:y="6.588cm">
          <text:p text:style-name="P1"><text:span text:style-name="T1">Escapable</text:span></text:p>
          <text:p text:style-name="P1"><text:span text:style-name="T1">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9.031cm" svg:y1="5.953cm" svg:x2="19.348cm" svg:y2="6.588cm" draw:start-shape="id168" draw:start-glue-point="8" draw:end-shape="id181" draw:end-glue-point="0" svg:d="M19031 5953l317 635" svg:viewBox="0 0 318 636">
          <text:p/>
        </draw:connector>
        <draw:custom-shape draw:style-name="gr20" draw:text-style-name="P11" xml:id="id182" draw:id="id182" draw:layer="layout" svg:width="2.286cm" svg:height="0.762cm" svg:x="19.221cm" svg:y="7.985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9.348cm" svg:y1="7.35cm" svg:x2="20.364cm" svg:y2="7.985cm" draw:start-shape="id181" draw:start-glue-point="2" draw:end-shape="id182" draw:end-glue-point="0" svg:d="M19348 7350l1016 635" svg:viewBox="0 0 1017 636">
          <text:p/>
        </draw:connector>
        <draw:custom-shape draw:style-name="gr3" draw:text-style-name="P2" xml:id="id183" draw:id="id183" draw:layer="layout" svg:width="1.143cm" svg:height="0.762cm" svg:x="21.626cm" svg:y="5.445cm">
          <text:p text:style-name="P1"><text:span text:style-name="T1">Else</text:span></text:p>
          <text:p text:style-name="P1"><text:span text:style-name="T1">char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0.491cm" svg:y1="5.128cm" svg:x2="21.626cm" svg:y2="5.826cm" draw:start-shape="id168" draw:start-glue-point="10" draw:end-shape="id183" draw:end-glue-point="3" svg:d="M20491 5128l1135 698" svg:viewBox="0 0 1136 699">
          <text:p/>
        </draw:connector>
        <draw:custom-shape draw:style-name="gr11" draw:text-style-name="P8" xml:id="id185" draw:id="id185" draw:layer="layout" svg:width="3.175cm" svg:height="1.651cm" svg:x="24.428cm" svg:y="1cm">
          <text:p text:style-name="P3">ERROR</text:p>
          <text:p text:style-name="P3">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4" draw:id="id184" draw:layer="layout" svg:width="1.143cm" svg:height="0.762cm" svg:x="10.525cm" svg:y="3.413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9.69cm" svg:y1="3.859cm" svg:x2="10.525cm" svg:y2="3.794cm" draw:start-shape="id158" draw:start-glue-point="10" draw:end-shape="id184" draw:end-glue-point="3" svg:d="M9690 3859l835-65" svg:viewBox="0 0 836 66">
          <text:p/>
        </draw:connector>
        <draw:connector draw:style-name="gr7" draw:text-style-name="P6" draw:layer="layout" draw:type="line" svg:x1="27.138cm" svg:y1="2.41cm" svg:x2="27.67cm" svg:y2="4.937cm" draw:start-shape="id185" draw:start-glue-point="9" draw:end-shape="id186" draw:end-glue-point="0" svg:d="M27138 2410l532 2527" svg:viewBox="0 0 533 2528">
          <text:p/>
        </draw:connector>
        <draw:custom-shape draw:style-name="gr1" draw:text-style-name="P2" xml:id="id187" draw:id="id187" draw:layer="layout" svg:width="0.635cm" svg:height="0.762cm" svg:x="18.586cm" svg:y="11.922cm">
          <text:p text:style-name="P1"><text:span text:style-name="T1">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curve" svg:x1="18.233cm" svg:y1="9.359cm" svg:x2="13.696cm" svg:y2="6.461cm" draw:start-shape="id166" draw:start-glue-point="5" draw:end-shape="id163" draw:end-glue-point="2" svg:d="M18233 9359c0-2355-4537-906-4537-2898" svg:viewBox="0 0 4538 2899">
          <text:p/>
        </draw:connector>
        <draw:connector draw:style-name="gr7" draw:text-style-name="P6" draw:layer="layout" draw:type="curve" svg:x1="20.209cm" svg:y1="10.528cm" svg:x2="22.197cm" svg:y2="6.207cm" draw:start-shape="id166" draw:start-glue-point="9" draw:end-shape="id183" draw:end-glue-point="2" svg:d="M20209 10528c0 1113 1988 3273 1988-4321" svg:viewBox="0 0 1989 5480">
          <text:p/>
        </draw:connector>
        <draw:connector draw:style-name="gr7" draw:text-style-name="P6" draw:layer="layout" draw:type="line" svg:x1="20.364cm" svg:y1="8.747cm" svg:x2="20.209cm" svg:y2="9.359cm" draw:start-shape="id182" draw:start-glue-point="2" draw:end-shape="id166" draw:end-glue-point="11" svg:d="M20364 8747l-155 612" svg:viewBox="0 0 156 613">
          <text:p/>
        </draw:connector>
        <draw:connector draw:style-name="gr7" draw:text-style-name="P6" draw:layer="layout" draw:type="line" svg:x1="19.221cm" svg:y1="10.769cm" svg:x2="18.903cm" svg:y2="11.922cm" draw:start-shape="id166" draw:start-glue-point="8" draw:end-shape="id187" draw:end-glue-point="0" svg:d="M19221 10769l-318 1153" svg:viewBox="0 0 319 1154">
          <text:p/>
        </draw:connector>
        <draw:custom-shape draw:style-name="gr16" draw:text-style-name="P11" xml:id="id188" draw:id="id188" draw:layer="layout" svg:width="2.159cm" svg:height="0.762cm" svg:x="17.697cm" svg:y="13.446cm">
          <text:p text:style-name="P1"><text:span text:style-name="T1">Append ‘”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8.903cm" svg:y1="12.684cm" svg:x2="18.776cm" svg:y2="13.446cm" draw:start-shape="id187" draw:start-glue-point="2" draw:end-shape="id188" draw:end-glue-point="0" svg:d="M18903 12684l-127 762" svg:viewBox="0 0 128 763">
          <text:p/>
        </draw:connector>
        <draw:custom-shape draw:style-name="gr4" draw:text-style-name="P2" xml:id="id189" draw:id="id189" draw:layer="layout" svg:width="1.016cm" svg:height="0.762cm" svg:x="7.858cm" svg:y="6.588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8.457cm" svg:y1="4.684cm" svg:x2="8.366cm" svg:y2="6.588cm" draw:start-shape="id158" draw:start-glue-point="8" draw:end-shape="id189" draw:end-glue-point="0" svg:d="M8457 4684l-91 1904" svg:viewBox="0 0 92 1905">
          <text:p/>
        </draw:connector>
        <draw:custom-shape draw:style-name="gr11" draw:text-style-name="P8" xml:id="id190" draw:id="id190" draw:layer="layout" svg:width="3.175cm" svg:height="1.651cm" svg:x="8.366cm" svg:y="8.239cm">
          <text:p text:style-name="P3">ERROR</text:p>
          <text:p text:style-name="P3">Name</text:p>
          <text:p text:style-name="P3">Quoted</text:p>
          <text:p text:style-name="P3">Un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8.366cm" svg:y1="7.35cm" svg:x2="9.954cm" svg:y2="8.239cm" draw:start-shape="id189" draw:start-glue-point="2" draw:end-shape="id190" draw:end-glue-point="4" svg:d="M8366 7350l1588 889" svg:viewBox="0 0 1589 890">
          <text:p/>
        </draw:connector>
        <draw:custom-shape draw:style-name="gr4" draw:text-style-name="P2" xml:id="id191" draw:id="id191" draw:layer="layout" svg:width="1.016cm" svg:height="0.762cm" svg:x="20.745cm" svg:y="3.54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3" draw:id="id193" draw:layer="layout" svg:width="1.016cm" svg:height="0.762cm" svg:x="13.954cm" svg:y="12.303cm">
          <text:p text:style-name="P1"><text:span text:style-name="T1">E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0.064cm" svg:y1="4.543cm" svg:x2="20.745cm" svg:y2="3.921cm" draw:start-shape="id168" draw:start-glue-point="11" draw:end-shape="id191" draw:end-glue-point="3" svg:d="M20064 4543l681-622" svg:viewBox="0 0 682 623">
          <text:p/>
        </draw:connector>
        <draw:custom-shape draw:style-name="gr11" draw:text-style-name="P8" xml:id="id192" draw:id="id192" draw:layer="layout" svg:width="3.175cm" svg:height="1.651cm" svg:x="22.336cm" svg:y="2.651cm">
          <text:p text:style-name="P3">ERROR</text:p>
          <text:p text:style-name="P3">Name</text:p>
          <text:p text:style-name="P3">Quoted</text:p>
          <text:p text:style-name="P3">Un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1.761cm" svg:y1="3.921cm" svg:x2="22.336cm" svg:y2="3.477cm" draw:start-shape="id191" draw:start-glue-point="1" draw:end-shape="id192" draw:end-glue-point="6" svg:d="M21761 3921l575-444" svg:viewBox="0 0 576 445">
          <text:p/>
        </draw:connector>
        <draw:connector draw:style-name="gr7" draw:text-style-name="P6" draw:layer="layout" draw:type="line" svg:x1="19.221cm" svg:y1="10.769cm" svg:x2="14.97cm" svg:y2="12.684cm" draw:start-shape="id166" draw:start-glue-point="8" draw:end-shape="id193" draw:end-glue-point="1" svg:d="M19221 10769l-4251 1915" svg:viewBox="0 0 4252 1916">
          <text:p/>
        </draw:connector>
        <draw:connector draw:style-name="gr7" draw:text-style-name="P6" draw:layer="layout" draw:type="line" svg:x1="13.954cm" svg:y1="12.684cm" svg:x2="9.954cm" svg:y2="9.89cm" draw:start-shape="id193" draw:start-glue-point="3" draw:end-shape="id190" draw:end-glue-point="8" svg:d="M13954 12684l-4000-2794" svg:viewBox="0 0 4001 2795">
          <text:p/>
        </draw:connector>
        <draw:custom-shape draw:style-name="gr21" draw:text-style-name="P7" xml:id="id194" draw:id="id194" draw:layer="layout" svg:width="2.794cm" svg:height="1.651cm" svg:x="17.256cm" svg:y="14.843cm">
          <text:p text:style-name="P3">Name</text:p>
          <text:p text:style-name="P3">QUOTED</text:p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8.776cm" svg:y1="14.208cm" svg:x2="18.653cm" svg:y2="14.843cm" draw:start-shape="id188" draw:start-glue-point="2" draw:end-shape="id194" draw:end-glue-point="4" svg:d="M18776 14208l-123 635" svg:viewBox="0 0 124 636">
          <text:p/>
        </draw:connector>
        <draw:custom-shape draw:style-name="gr4" draw:text-style-name="P2" xml:id="id195" draw:id="id195" draw:layer="layout" svg:width="1.016cm" svg:height="0.762cm" svg:x="20.685cm" svg:y="15.351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701cm" svg:y1="15.732cm" svg:x2="22.463cm" svg:y2="15.732cm" draw:start-shape="id195" draw:start-glue-point="1" draw:end-shape="id196" draw:end-glue-point="5" svg:d="M21701 15732h762" svg:viewBox="0 0 763 1">
          <text:p/>
        </draw:connector>
        <draw:custom-shape draw:style-name="gr16" draw:text-style-name="P11" xml:id="id196" draw:id="id196" draw:layer="layout" svg:width="2.159cm" svg:height="0.762cm" svg:x="22.463cm" svg:y="15.351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0.05cm" svg:y1="15.669cm" svg:x2="20.685cm" svg:y2="15.732cm" draw:start-shape="id194" draw:start-glue-point="10" draw:end-shape="id195" draw:end-glue-point="3" svg:d="M20050 15669l635 63" svg:viewBox="0 0 636 64">
          <text:p/>
        </draw:connector>
        <draw:custom-shape draw:style-name="gr4" draw:text-style-name="P2" xml:id="id197" draw:id="id197" draw:layer="layout" svg:width="1.016cm" svg:height="0.762cm" svg:x="18.526cm" svg:y="17.256cm">
          <text:p text:style-name="P1"><text:span text:style-name="T1">E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8.653cm" svg:y1="16.494cm" svg:x2="19.034cm" svg:y2="17.256cm" draw:start-shape="id194" draw:start-glue-point="8" draw:end-shape="id197" draw:end-glue-point="0" svg:d="M18653 16494l381 762" svg:viewBox="0 0 382 763">
          <text:p/>
        </draw:connector>
        <draw:custom-shape draw:style-name="gr35" draw:text-style-name="P4" xml:id="id198" draw:id="id198" draw:layer="layout" svg:width="2.467cm" svg:height="1.651cm" svg:x="20.618cm" svg:y="16.748cm">
          <text:p text:style-name="P3">Name</text:p>
          <text:p text:style-name="P3">Quoted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9.542cm" svg:y1="17.637cm" svg:x2="20.618cm" svg:y2="17.574cm" draw:start-shape="id197" draw:start-glue-point="1" draw:end-shape="id198" draw:end-glue-point="6" svg:d="M19542 17637l1076-63" svg:viewBox="0 0 1077 64">
          <text:p/>
        </draw:connector>
        <draw:custom-shape draw:style-name="gr11" draw:text-style-name="P8" xml:id="id201" draw:id="id201" draw:layer="layout" svg:width="3.175cm" svg:height="1.651cm" svg:x="12.176cm" svg:y="17.891cm">
          <text:p text:style-name="P3">ERROR</text:p>
          <text:p text:style-name="P3">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9" draw:id="id199" draw:layer="layout" svg:width="1.143cm" svg:height="0.762cm" svg:x="14.97cm" svg:y="15.097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6" draw:layer="layout" draw:type="line" svg:x1="17.256cm" svg:y1="15.669cm" svg:x2="16.113cm" svg:y2="15.478cm" draw:start-shape="id194" draw:start-glue-point="6" draw:end-shape="id199" draw:end-glue-point="1" svg:d="M17256 15669l-1143-191" svg:viewBox="0 0 1144 192">
          <text:p/>
        </draw:connector>
        <draw:custom-shape draw:style-name="gr20" draw:text-style-name="P11" xml:id="id200" draw:id="id200" draw:layer="layout" svg:width="2.286cm" svg:height="0.762cm" svg:x="12.684cm" svg:y="16.367cm">
          <text:p text:style-name="P14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5.541cm" svg:y1="15.859cm" svg:x2="13.827cm" svg:y2="16.367cm" draw:start-shape="id199" draw:start-glue-point="2" draw:end-shape="id200" draw:end-glue-point="0" svg:d="M15541 15859l-1714 508" svg:viewBox="0 0 1715 509">
          <text:p/>
        </draw:connector>
        <draw:connector draw:style-name="gr7" draw:text-style-name="P6" draw:layer="layout" draw:type="line" svg:x1="13.827cm" svg:y1="17.129cm" svg:x2="13.764cm" svg:y2="17.891cm" draw:start-shape="id200" draw:start-glue-point="2" draw:end-shape="id201" draw:end-glue-point="4" svg:d="M13827 17129l-63 762" svg:viewBox="0 0 64 763">
          <text:p/>
        </draw:connector>
        <draw:connector draw:style-name="gr7" draw:text-style-name="P6" draw:layer="layout" draw:type="curve" svg:x1="23.542cm" svg:y1="15.351cm" svg:x2="19.641cm" svg:y2="15.084cm" draw:start-shape="id196" draw:start-glue-point="0" draw:end-shape="id194" draw:end-glue-point="11" svg:d="M23542 15351c0-1515-3901-1381-3901-267" svg:viewBox="0 0 3902 1121">
          <text:p/>
        </draw:connector>
        <draw:custom-shape draw:style-name="gr17" draw:text-style-name="P11" xml:id="id202" draw:id="id202" draw:layer="layout" svg:width="3.302cm" svg:height="0.762cm" svg:x="-2.555cm" svg:y="16.692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-1.159cm" svg:y1="15.606cm" svg:x2="-0.904cm" svg:y2="16.692cm" draw:start-shape="id180" draw:start-glue-point="8" draw:end-shape="id202" draw:end-glue-point="0" svg:d="M-1159 15606l255 1086" svg:viewBox="0 0 256 1087">
          <text:p/>
        </draw:connector>
        <draw:custom-shape draw:style-name="gr40" draw:text-style-name="P5" xml:id="id203" draw:id="id203" draw:layer="layout" svg:width="1.651cm" svg:height="1.651cm" svg:x="-0.143cm" svg:y="18.342cm">
          <text:p text:style-name="P3">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-0.904cm" svg:y1="17.454cm" svg:x2="0.098cm" svg:y2="18.583cm" draw:start-shape="id202" draw:start-glue-point="2" draw:end-shape="id203" draw:end-glue-point="5" svg:d="M-904 17454l1002 1129" svg:viewBox="0 0 1003 1130">
          <text:p/>
        </draw:connector>
        <draw:connector draw:style-name="gr7" draw:text-style-name="P6" draw:layer="layout" draw:type="curve" svg:x1="6.016cm" svg:y1="17.002cm" svg:x2="-0.261cm" svg:y2="15.365cm" draw:start-shape="id176" draw:start-glue-point="2" draw:end-shape="id180" draw:end-glue-point="9" svg:d="M6016 17002c0 751-6277 1570-6277-1637" svg:viewBox="0 0 6278 2320">
          <text:p/>
        </draw:connector>
        <draw:custom-shape draw:style-name="gr40" draw:text-style-name="P5" xml:id="id204" draw:id="id204" draw:layer="layout" svg:width="1.651cm" svg:height="1.651cm" svg:x="26.654cm" svg:y="6.715cm">
          <text:p text:style-name="P3">Name</text:p>
          <text:p text:style-name="P3">Quo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7.67cm" svg:y1="5.699cm" svg:x2="27.48cm" svg:y2="6.715cm" draw:start-shape="id186" draw:start-glue-point="2" draw:end-shape="id204" draw:end-glue-point="4" svg:d="M27670 5699l-190 1016" svg:viewBox="0 0 191 1017">
          <text:p/>
        </draw:connector>
        <draw:custom-shape draw:style-name="gr20" draw:text-style-name="P11" xml:id="id186" draw:id="id186" draw:layer="layout" svg:width="2.286cm" svg:height="0.762cm" svg:x="26.527cm" svg:y="4.937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curve" svg:x1="22.769cm" svg:y1="5.826cm" svg:x2="26.016cm" svg:y2="2.651cm" draw:start-shape="id183" draw:start-glue-point="1" draw:end-shape="id185" draw:end-glue-point="8" svg:d="M22769 5826c2165 0 3247-1058 3247-3175" svg:viewBox="0 0 3248 3176">
          <text:p/>
        </draw:connector>
        <draw:connector draw:style-name="gr7" draw:text-style-name="P6" draw:layer="layout" draw:type="curve" svg:x1="11.668cm" svg:y1="3.794cm" svg:x2="24.428cm" svg:y2="1.826cm" draw:start-shape="id184" draw:start-glue-point="1" draw:end-shape="id185" draw:end-glue-point="6" svg:d="M11668 3794c9568 0 3189-1968 12760-1968" svg:viewBox="0 0 12761 1969">
          <text:p/>
        </draw:connector>
        <draw:custom-shape draw:style-name="gr40" draw:text-style-name="P5" xml:id="id205" draw:id="id205" draw:layer="layout" svg:width="1.651cm" svg:height="1.651cm" svg:x="17.383cm" svg:y="0.619cm">
          <text:p text:style-name="P3">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6.875cm" svg:y1="2.335cm" svg:x2="17.624cm" svg:y2="2.029cm" draw:start-shape="id170" draw:start-glue-point="10" draw:end-shape="id205" draw:end-glue-point="7" svg:d="M16875 2335l749-306" svg:viewBox="0 0 750 307">
          <text:p/>
        </draw:connector>
        <draw:custom-shape draw:style-name="gr40" draw:text-style-name="P5" xml:id="id206" draw:id="id206" draw:layer="layout" svg:width="1.651cm" svg:height="1.651cm" svg:x="15.986cm" svg:y="18.653cm">
          <text:p text:style-name="P3">Nam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4.886cm" svg:y1="19.301cm" svg:x2="15.986cm" svg:y2="19.479cm" draw:start-shape="id201" draw:start-glue-point="9" draw:end-shape="id206" draw:end-glue-point="6" svg:d="M14886 19301l1100 178" svg:viewBox="0 0 1101 179">
          <text:p/>
        </draw:connector>
      </draw:page>
      <draw:page draw:name="page6" draw:style-name="dp1" draw:master-page-name="Default"/>
      <draw:page draw:name="page7" draw:style-name="dp1" draw:master-page-name="Default">
        <draw:custom-shape draw:style-name="gr33" draw:text-style-name="P4" xml:id="id207" draw:id="id207" draw:layer="layout" svg:width="1.651cm" svg:height="1.651cm" svg:x="1.149cm" svg:y="4.175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8" draw:id="id208" draw:layer="layout" svg:width="1.016cm" svg:height="0.762cm" svg:x="3.181cm" svg:y="1.253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.975cm" svg:y1="4.175cm" svg:x2="3.181cm" svg:y2="1.634cm" draw:start-shape="id207" draw:start-glue-point="4" draw:end-shape="id208" draw:end-glue-point="3" svg:d="M1975 4175c0-1694 402-2541 1206-2541" svg:viewBox="0 0 1207 2542">
          <text:p/>
        </draw:connector>
        <draw:connector draw:style-name="gr10" draw:text-style-name="P6" draw:layer="layout" draw:type="curve" svg:x1="3.625cm" svg:y1="3.539cm" svg:x2="2.559cm" svg:y2="4.416cm" draw:start-shape="id209" draw:start-glue-point="2" draw:end-shape="id207" draw:end-glue-point="11" svg:d="M3625 3539c0 852-1066 414-1066 877" svg:viewBox="0 0 1067 878">
          <text:p/>
        </draw:connector>
        <draw:custom-shape draw:style-name="gr16" draw:text-style-name="P11" xml:id="id209" draw:id="id209" draw:layer="layout" svg:width="2.159cm" svg:height="0.762cm" svg:x="2.546cm" svg:y="2.777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689cm" svg:y1="2.015cm" svg:x2="3.625cm" svg:y2="2.777cm" draw:start-shape="id208" draw:start-glue-point="2" draw:end-shape="id209" draw:end-glue-point="0" svg:d="M3689 2015l-64 762" svg:viewBox="0 0 65 763">
          <text:p/>
        </draw:connector>
        <draw:custom-shape draw:style-name="gr4" draw:text-style-name="P2" xml:id="id210" draw:id="id210" draw:layer="layout" svg:width="1.016cm" svg:height="0.762cm" svg:x="3.794cm" svg:y="4.556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8cm" svg:y1="5.001cm" svg:x2="3.794cm" svg:y2="4.937cm" draw:start-shape="id207" draw:start-glue-point="10" draw:end-shape="id210" draw:end-glue-point="3" svg:d="M2800 5001l994-64" svg:viewBox="0 0 995 65">
          <text:p/>
        </draw:connector>
        <draw:connector draw:style-name="gr7" draw:text-style-name="P6" draw:layer="layout" draw:type="line" svg:x1="4.81cm" svg:y1="4.937cm" svg:x2="5.817cm" svg:y2="4.314cm" draw:start-shape="id210" draw:start-glue-point="1" draw:end-shape="id211" draw:end-glue-point="7" svg:d="M4810 4937l1007-623" svg:viewBox="0 0 1008 624">
          <text:p/>
        </draw:connector>
        <draw:custom-shape draw:style-name="gr13" draw:text-style-name="P8" xml:id="id211" draw:id="id211" draw:layer="layout" svg:width="2.54cm" svg:height="1.651cm" svg:x="5.445cm" svg:y="2.904cm">
          <text:p text:style-name="P3">ERROR</text:p>
          <text:p text:style-name="P3">Empty 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2" draw:id="id212" draw:layer="layout" svg:width="1.016cm" svg:height="0.762cm" svg:x="2.651cm" svg:y="6.207cm">
          <text:p text:style-name="P1"><text:span text:style-name="T1">Le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559cm" svg:y1="5.585cm" svg:x2="3.159cm" svg:y2="6.207cm" draw:start-shape="id207" draw:start-glue-point="9" draw:end-shape="id212" draw:end-glue-point="0" svg:d="M2559 5585l600 622" svg:viewBox="0 0 601 623">
          <text:p/>
        </draw:connector>
        <draw:custom-shape draw:style-name="gr29" draw:text-style-name="P7" xml:id="id214" draw:id="id214" draw:layer="layout" svg:width="1.651cm" svg:height="1.651cm" svg:x="2.397cm" svg:y="9.509cm">
          <text:p text:style-name="P3">Par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159cm" svg:y1="6.969cm" svg:x2="3.159cm" svg:y2="7.604cm" draw:start-shape="id212" draw:start-glue-point="2" draw:end-shape="id213" draw:end-glue-point="0" svg:d="M3159 6969v635" svg:viewBox="0 0 1 636">
          <text:p/>
        </draw:connector>
        <draw:custom-shape draw:style-name="gr17" draw:text-style-name="P11" xml:id="id213" draw:id="id213" draw:layer="layout" svg:width="3.302cm" svg:height="0.762cm" svg:x="1.508cm" svg:y="7.604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159cm" svg:y1="8.366cm" svg:x2="3.223cm" svg:y2="9.509cm" draw:start-shape="id213" draw:start-glue-point="2" draw:end-shape="id214" draw:end-glue-point="4" svg:d="M3159 8366l64 1143" svg:viewBox="0 0 65 1144">
          <text:p/>
        </draw:connector>
        <draw:connector draw:style-name="gr7" draw:text-style-name="P6" draw:layer="layout" draw:type="curve" svg:x1="3.807cm" svg:y1="9.75cm" svg:x2="3.667cm" svg:y2="6.588cm" draw:start-shape="id214" draw:start-glue-point="11" draw:end-shape="id212" draw:end-glue-point="1" svg:d="M3807 9750c1113 0 1183-3162-140-3162" svg:viewBox="0 0 985 3163">
          <text:p/>
        </draw:connector>
        <draw:custom-shape draw:style-name="gr3" draw:text-style-name="P2" xml:id="id215" draw:id="id215" draw:layer="layout" svg:width="1.143cm" svg:height="0.762cm" svg:x="0.508cm" svg:y="16.493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16" xml:id="id216" draw:id="id216" draw:layer="layout" svg:width="3.918cm" svg:height="1.651cm" svg:x="0.13cm" svg:y="18.213cm">
          <text:p text:style-name="P15"><text:span text:style-name="T3">ERROR_VALUE_C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079cm" svg:y1="17.255cm" svg:x2="2.089cm" svg:y2="18.213cm" draw:start-shape="id215" draw:start-glue-point="2" draw:end-shape="id216" draw:end-glue-point="4" svg:d="M1079 17255l1010 958" svg:viewBox="0 0 1011 959">
          <text:p/>
        </draw:connector>
        <draw:connector draw:style-name="gr7" draw:text-style-name="P6" draw:layer="layout" draw:type="line" svg:x1="4.048cm" svg:y1="19.039cm" svg:x2="4.81cm" svg:y2="19.098cm" draw:start-shape="id216" draw:start-glue-point="10" draw:end-shape="id217" draw:end-glue-point="6" svg:d="M4048 19039l762 59" svg:viewBox="0 0 763 60">
          <text:p/>
        </draw:connector>
        <draw:custom-shape draw:style-name="gr42" draw:text-style-name="P5" xml:id="id217" draw:id="id217" draw:layer="layout" svg:width="3.429cm" svg:height="1.651cm" svg:x="4.81cm" svg:y="18.272cm">
          <text:p text:style-name="P3"><text:span text:style-name="T3">ERROR_NOR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39cm" svg:y1="5.585cm" svg:x2="1.079cm" svg:y2="16.493cm" draw:start-shape="id207" draw:start-glue-point="7" draw:end-shape="id215" draw:end-glue-point="0" svg:d="M1390 5585l-311 10908" svg:viewBox="0 0 312 10909">
          <text:p/>
        </draw:connector>
        <draw:custom-shape draw:style-name="gr4" draw:text-style-name="P2" xml:id="id218" draw:id="id218" draw:layer="layout" svg:width="1.016cm" svg:height="0.762cm" svg:x="4.937cm" svg:y="11.033cm">
          <text:p text:style-name="P1"><text:span text:style-name="T1">D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3.807cm" svg:y1="10.919cm" svg:x2="4.937cm" svg:y2="11.414cm" draw:start-shape="id214" draw:start-glue-point="9" draw:end-shape="id218" draw:end-glue-point="3" svg:d="M3807 10919l1130 495" svg:viewBox="0 0 1131 496">
          <text:p/>
        </draw:connector>
        <draw:custom-shape draw:style-name="gr20" draw:text-style-name="P11" xml:id="id219" draw:id="id219" draw:layer="layout" svg:width="2.286cm" svg:height="0.762cm" svg:x="4.81cm" svg:y="9.89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445cm" svg:y1="11.033cm" svg:x2="5.953cm" svg:y2="10.652cm" draw:start-shape="id218" draw:start-glue-point="0" draw:end-shape="id219" draw:end-glue-point="2" svg:d="M5445 11033l508-381" svg:viewBox="0 0 509 382">
          <text:p/>
        </draw:connector>
        <draw:custom-shape draw:style-name="gr4" draw:text-style-name="P2" xml:id="id220" draw:id="id220" draw:layer="layout" svg:width="1.016cm" svg:height="0.762cm" svg:x="2.721cm" svg:y="12.438cm">
          <text:p text:style-name="P1"><text:span text:style-name="T1">‘</text:span><text:span text:style-name="T1">-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21" draw:id="id221" draw:layer="layout" svg:width="2.286cm" svg:height="0.762cm" svg:x="2.143cm" svg:y="14.208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223cm" svg:y1="11.16cm" svg:x2="3.229cm" svg:y2="12.438cm" draw:start-shape="id214" draw:start-glue-point="8" draw:end-shape="id220" draw:end-glue-point="0" svg:d="M3223 11160l6 1278" svg:viewBox="0 0 7 1279">
          <text:p/>
        </draw:connector>
        <draw:connector draw:style-name="gr7" draw:text-style-name="P6" draw:layer="layout" draw:type="line" svg:x1="3.229cm" svg:y1="13.2cm" svg:x2="3.286cm" svg:y2="14.208cm" draw:start-shape="id220" draw:start-glue-point="2" draw:end-shape="id221" draw:end-glue-point="0" svg:d="M3229 13200l57 1008" svg:viewBox="0 0 58 1009">
          <text:p/>
        </draw:connector>
        <draw:custom-shape draw:style-name="gr29" draw:text-style-name="P7" xml:id="id222" draw:id="id222" draw:layer="layout" svg:width="1.651cm" svg:height="1.651cm" svg:x="5.572cm" svg:y="11.803cm">
          <text:p text:style-name="P3">Part 2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429cm" svg:y1="14.589cm" svg:x2="5.813cm" svg:y2="13.213cm" draw:start-shape="id221" draw:start-glue-point="7" draw:end-shape="id222" draw:end-glue-point="7" svg:d="M4429 14589l1384-1376" svg:viewBox="0 0 1385 1377">
          <text:p/>
        </draw:connector>
        <draw:connector draw:style-name="gr7" draw:text-style-name="P6" draw:layer="layout" draw:type="line" svg:x1="2.638cm" svg:y1="10.919cm" svg:x2="1.079cm" svg:y2="16.493cm" draw:start-shape="id214" draw:start-glue-point="7" draw:end-shape="id215" draw:end-glue-point="0" svg:d="M2638 10919l-1559 5574" svg:viewBox="0 0 1560 5575">
          <text:p/>
        </draw:connector>
        <draw:custom-shape draw:style-name="gr4" draw:text-style-name="P2" xml:id="id223" draw:id="id223" draw:layer="layout" svg:width="1.016cm" svg:height="0.762cm" svg:x="19.161cm" svg:y="7.223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24" draw:id="id224" draw:layer="layout" svg:width="2.467cm" svg:height="1.651cm" svg:x="21.139cm" svg:y="6.08cm">
          <text:p text:style-name="P3">Nam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0.177cm" svg:y1="7.604cm" svg:x2="21.139cm" svg:y2="6.906cm" draw:start-shape="id223" draw:start-glue-point="1" draw:end-shape="id224" draw:end-glue-point="6" svg:d="M20177 7604l962-698" svg:viewBox="0 0 963 699">
          <text:p/>
        </draw:connector>
        <draw:connector draw:style-name="gr7" draw:text-style-name="P6" draw:layer="layout" draw:type="line" svg:x1="3.807cm" svg:y1="9.75cm" svg:x2="19.669cm" svg:y2="7.985cm" draw:start-shape="id214" draw:start-glue-point="11" draw:end-shape="id223" draw:end-glue-point="2" svg:d="M3807 9750l15862-1765" svg:viewBox="0 0 15863 1766">
          <text:p/>
        </draw:connector>
        <draw:connector draw:style-name="gr7" draw:text-style-name="P6" draw:layer="layout" draw:type="curve" svg:x1="6.398cm" svg:y1="13.454cm" svg:x2="1.651cm" svg:y2="16.874cm" draw:start-shape="id222" draw:start-glue-point="8" draw:end-shape="id215" draw:end-glue-point="1" svg:d="M6398 13454c0 2280-1582 3420-4747 3420" svg:viewBox="0 0 4748 3421">
          <text:p/>
        </draw:connector>
        <draw:custom-shape draw:style-name="gr4" draw:text-style-name="P2" xml:id="id225" draw:id="id225" draw:layer="layout" svg:width="1.016cm" svg:height="0.762cm" svg:x="7.739cm" svg:y="12.684cm">
          <text:p text:style-name="P1"><text:span text:style-name="T1">Le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7.223cm" svg:y1="12.629cm" svg:x2="7.739cm" svg:y2="13.065cm" draw:start-shape="id222" draw:start-glue-point="10" draw:end-shape="id225" draw:end-glue-point="3" svg:d="M7223 12629l516 436" svg:viewBox="0 0 517 437">
          <text:p/>
        </draw:connector>
        <draw:connector draw:style-name="gr7" draw:text-style-name="P6" draw:layer="layout" draw:type="line" svg:x1="8.247cm" svg:y1="13.446cm" svg:x2="8.274cm" svg:y2="14.081cm" draw:start-shape="id225" draw:start-glue-point="2" draw:end-shape="id226" draw:end-glue-point="0" svg:d="M8247 13446l27 635" svg:viewBox="0 0 28 636">
          <text:p/>
        </draw:connector>
        <draw:custom-shape draw:style-name="gr17" draw:text-style-name="P11" xml:id="id226" draw:id="id226" draw:layer="layout" svg:width="3.302cm" svg:height="0.762cm" svg:x="6.623cm" svg:y="14.081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9.925cm" svg:y1="14.462cm" svg:x2="10.447cm" svg:y2="12.713cm" draw:start-shape="id226" draw:start-glue-point="7" draw:end-shape="id227" draw:end-glue-point="7" svg:d="M9925 14462l522-1749" svg:viewBox="0 0 523 1750">
          <text:p/>
        </draw:connector>
        <draw:custom-shape draw:style-name="gr29" draw:text-style-name="P7" xml:id="id227" draw:id="id227" draw:layer="layout" svg:width="1.651cm" svg:height="1.651cm" svg:x="10.206cm" svg:y="11.303cm">
          <text:p text:style-name="P3">Par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8" draw:id="id228" draw:layer="layout" svg:width="1.016cm" svg:height="0.762cm" svg:x="13.4cm" svg:y="12.111cm">
          <text:p text:style-name="P1"><text:span text:style-name="T1">D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1.857cm" svg:y1="12.129cm" svg:x2="13.4cm" svg:y2="12.492cm" draw:start-shape="id227" draw:start-glue-point="10" draw:end-shape="id228" draw:end-glue-point="3" svg:d="M11857 12129l1543 363" svg:viewBox="0 0 1544 364">
          <text:p/>
        </draw:connector>
        <draw:custom-shape draw:style-name="gr20" draw:text-style-name="P11" xml:id="id229" draw:id="id229" draw:layer="layout" svg:width="2.286cm" svg:height="0.762cm" svg:x="13.446cm" svg:y="10.841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3.908cm" svg:y1="12.111cm" svg:x2="14.589cm" svg:y2="11.603cm" draw:start-shape="id228" draw:start-glue-point="0" draw:end-shape="id229" draw:end-glue-point="2" svg:d="M13908 12111l681-508" svg:viewBox="0 0 682 509">
          <text:p/>
        </draw:connector>
        <draw:connector draw:style-name="gr7" draw:text-style-name="P6" draw:layer="layout" draw:type="curve" svg:x1="11.032cm" svg:y1="12.954cm" svg:x2="1.651cm" svg:y2="16.874cm" draw:start-shape="id227" draw:start-glue-point="8" draw:end-shape="id215" draw:end-glue-point="1" svg:d="M11032 12954c0 2614-3127 3920-9381 3920" svg:viewBox="0 0 9382 3921">
          <text:p/>
        </draw:connector>
        <draw:custom-shape draw:style-name="gr4" draw:text-style-name="P2" xml:id="id230" draw:id="id230" draw:layer="layout" svg:width="1.016cm" svg:height="0.762cm" svg:x="10.976cm" svg:y="14.135cm">
          <text:p text:style-name="P1"><text:span text:style-name="T1">‘</text:span><text:span text:style-name="T1">-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31" draw:id="id231" draw:layer="layout" svg:width="2.286cm" svg:height="0.762cm" svg:x="10.468cm" svg:y="15.532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1.616cm" svg:y1="12.713cm" svg:x2="11.484cm" svg:y2="14.135cm" draw:start-shape="id227" draw:start-glue-point="9" draw:end-shape="id230" draw:end-glue-point="0" svg:d="M11616 12713l-132 1422" svg:viewBox="0 0 133 1423">
          <text:p/>
        </draw:connector>
        <draw:connector draw:style-name="gr7" draw:text-style-name="P6" draw:layer="layout" draw:type="line" svg:x1="11.484cm" svg:y1="14.897cm" svg:x2="11.611cm" svg:y2="15.532cm" draw:start-shape="id230" draw:start-glue-point="2" draw:end-shape="id231" draw:end-glue-point="0" svg:d="M11484 14897l127 635" svg:viewBox="0 0 128 636">
          <text:p/>
        </draw:connector>
        <draw:custom-shape draw:style-name="gr29" draw:text-style-name="P7" xml:id="id232" draw:id="id232" draw:layer="layout" svg:width="1.651cm" svg:height="1.651cm" svg:x="15.351cm" svg:y="14.081cm">
          <text:p text:style-name="P3">Part 3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2.754cm" svg:y1="15.913cm" svg:x2="15.351cm" svg:y2="14.907cm" draw:start-shape="id231" draw:start-glue-point="7" draw:end-shape="id232" draw:end-glue-point="6" svg:d="M12754 15913l2597-1006" svg:viewBox="0 0 2598 1007">
          <text:p/>
        </draw:connector>
        <draw:connector draw:style-name="gr7" draw:text-style-name="P6" draw:layer="layout" draw:type="curve" svg:x1="16.177cm" svg:y1="15.732cm" svg:x2="1.651cm" svg:y2="16.874cm" draw:start-shape="id232" draw:start-glue-point="8" draw:end-shape="id215" draw:end-glue-point="1" svg:d="M16177 15732c0 762-4842 1142-14526 1142" svg:viewBox="0 0 14527 1143">
          <text:p/>
        </draw:connector>
        <draw:custom-shape draw:style-name="gr4" draw:text-style-name="P2" xml:id="id233" draw:id="id233" draw:layer="layout" svg:width="1.016cm" svg:height="0.762cm" svg:x="17.51cm" svg:y="13.954cm">
          <text:p text:style-name="P1"><text:span text:style-name="T1">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6.761cm" svg:y1="15.491cm" svg:x2="17.51cm" svg:y2="14.335cm" draw:start-shape="id232" draw:start-glue-point="9" draw:end-shape="id233" draw:end-glue-point="3" svg:d="M16761 15491l749-1156" svg:viewBox="0 0 750 1157">
          <text:p/>
        </draw:connector>
        <draw:connector draw:style-name="gr7" draw:text-style-name="P6" draw:layer="layout" draw:type="line" svg:x1="18.018cm" svg:y1="14.716cm" svg:x2="18.653cm" svg:y2="15.478cm" draw:start-shape="id233" draw:start-glue-point="2" draw:end-shape="id234" draw:end-glue-point="0" svg:d="M18018 14716l635 762" svg:viewBox="0 0 636 763">
          <text:p/>
        </draw:connector>
        <draw:custom-shape draw:style-name="gr17" draw:text-style-name="P11" xml:id="id234" draw:id="id234" draw:layer="layout" svg:width="3.302cm" svg:height="0.762cm" svg:x="17.002cm" svg:y="15.478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0.304cm" svg:y1="15.859cm" svg:x2="21.32cm" svg:y2="15.288cm" draw:start-shape="id234" draw:start-glue-point="7" draw:end-shape="id235" draw:end-glue-point="6" svg:d="M20304 15859l1016-571" svg:viewBox="0 0 1017 572">
          <text:p/>
        </draw:connector>
        <draw:custom-shape draw:style-name="gr29" draw:text-style-name="P7" xml:id="id235" draw:id="id235" draw:layer="layout" svg:width="1.651cm" svg:height="1.651cm" svg:x="21.32cm" svg:y="14.462cm">
          <text:p text:style-name="P3">Part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1.016cm" svg:height="0.762cm" svg:x="24.114cm" svg:y="14.462cm">
          <text:p text:style-name="P1"><text:span text:style-name="T1">D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971cm" svg:y1="15.288cm" svg:x2="24.114cm" svg:y2="14.843cm" draw:start-shape="id235" draw:start-glue-point="10" draw:end-shape="id236" draw:end-glue-point="3" svg:d="M22971 15288l1143-445" svg:viewBox="0 0 1144 446">
          <text:p/>
        </draw:connector>
        <draw:custom-shape draw:style-name="gr20" draw:text-style-name="P11" xml:id="id237" draw:id="id237" draw:layer="layout" svg:width="2.286cm" svg:height="0.762cm" svg:x="22.59cm" svg:y="13.065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4.622cm" svg:y1="14.462cm" svg:x2="23.733cm" svg:y2="13.827cm" draw:start-shape="id236" draw:start-glue-point="0" draw:end-shape="id237" draw:end-glue-point="2" svg:d="M24622 14462l-889-635" svg:viewBox="0 0 890 636">
          <text:p/>
        </draw:connector>
        <draw:connector draw:style-name="gr7" draw:text-style-name="P6" draw:layer="layout" draw:type="curve" svg:x1="22.146cm" svg:y1="16.113cm" svg:x2="1.651cm" svg:y2="16.874cm" draw:start-shape="id235" draw:start-glue-point="8" draw:end-shape="id215" draw:end-glue-point="1" svg:d="M22146 16113c0 508-6831 761-20495 761" svg:viewBox="0 0 20496 762">
          <text:p/>
        </draw:connector>
        <draw:connector draw:style-name="gr7" draw:text-style-name="P6" draw:layer="layout" draw:type="line" svg:x1="4.81cm" svg:y1="10.271cm" svg:x2="4.048cm" svg:y2="10.335cm" draw:start-shape="id219" draw:start-glue-point="5" draw:end-shape="id214" draw:end-glue-point="10" svg:d="M4810 10271l-762 64" svg:viewBox="0 0 763 65">
          <text:p/>
        </draw:connector>
        <draw:connector draw:style-name="gr7" draw:text-style-name="P6" draw:layer="layout" draw:type="line" svg:x1="10.206cm" svg:y1="12.129cm" svg:x2="8.755cm" svg:y2="13.065cm" draw:start-shape="id227" draw:start-glue-point="6" draw:end-shape="id225" draw:end-glue-point="1" svg:d="M10206 12129l-1451 936" svg:viewBox="0 0 1452 937">
          <text:p/>
        </draw:connector>
        <draw:connector draw:style-name="gr7" draw:text-style-name="P6" draw:layer="layout" draw:type="line" svg:x1="13.446cm" svg:y1="11.222cm" svg:x2="11.616cm" svg:y2="11.544cm" draw:start-shape="id229" draw:start-glue-point="5" draw:end-shape="id227" draw:end-glue-point="11" svg:d="M13446 11222l-1830 322" svg:viewBox="0 0 1831 323">
          <text:p/>
        </draw:connector>
        <draw:connector draw:style-name="gr7" draw:text-style-name="P6" draw:layer="layout" draw:type="line" svg:x1="21.561cm" svg:y1="14.703cm" svg:x2="18.526cm" svg:y2="14.335cm" draw:start-shape="id235" draw:start-glue-point="5" draw:end-shape="id233" draw:end-glue-point="1" svg:d="M21561 14703l-3035-368" svg:viewBox="0 0 3036 369">
          <text:p/>
        </draw:connector>
        <draw:connector draw:style-name="gr7" draw:text-style-name="P6" draw:layer="layout" draw:type="line" svg:x1="22.59cm" svg:y1="13.446cm" svg:x2="22.73cm" svg:y2="14.703cm" draw:start-shape="id237" draw:start-glue-point="5" draw:end-shape="id235" draw:end-glue-point="11" svg:d="M22590 13446l140 1257" svg:viewBox="0 0 141 1258">
          <text:p/>
        </draw:connector>
        <draw:connector draw:style-name="gr7" draw:text-style-name="P6" draw:layer="layout" draw:type="line" svg:x1="22.146cm" svg:y1="14.462cm" svg:x2="19.669cm" svg:y2="7.985cm" draw:start-shape="id235" draw:start-glue-point="4" draw:end-shape="id223" draw:end-glue-point="2" svg:d="M22146 14462l-2477-6477" svg:viewBox="0 0 2478 6478">
          <text:p/>
        </draw:connector>
        <draw:connector draw:style-name="gr7" draw:text-style-name="P6" draw:layer="layout" draw:type="line" svg:x1="16.177cm" svg:y1="14.081cm" svg:x2="12.611cm" svg:y2="6.651cm" draw:start-shape="id232" draw:start-glue-point="4" draw:end-shape="id238" draw:end-glue-point="2" svg:d="M16177 14081l-3566-7430" svg:viewBox="0 0 3567 7431">
          <text:p/>
        </draw:connector>
        <draw:connector draw:style-name="gr7" draw:text-style-name="P6" draw:layer="layout" draw:type="line" svg:x1="11.032cm" svg:y1="11.303cm" svg:x2="19.669cm" svg:y2="7.985cm" draw:start-shape="id227" draw:start-glue-point="4" draw:end-shape="id223" draw:end-glue-point="2" svg:d="M11032 11303l8637-3318" svg:viewBox="0 0 8638 3319">
          <text:p/>
        </draw:connector>
        <draw:connector draw:style-name="gr7" draw:text-style-name="P6" draw:layer="layout" draw:type="line" svg:x1="6.982cm" svg:y1="12.044cm" svg:x2="12.611cm" svg:y2="6.651cm" draw:start-shape="id222" draw:start-glue-point="11" draw:end-shape="id238" draw:end-glue-point="2" svg:d="M6982 12044l5629-5393" svg:viewBox="0 0 5630 5394">
          <text:p/>
        </draw:connector>
        <draw:frame draw:style-name="gr39" draw:text-style-name="P10" draw:layer="layout" svg:width="3.846cm" svg:height="0.962cm" svg:x="7.096cm" svg:y="1cm">
          <draw:text-box>
            <text:p><text:span text:style-name="T2">CMD Name</text:span></text:p>
          </draw:text-box>
        </draw:frame>
        <draw:custom-shape draw:style-name="gr4" draw:text-style-name="P2" xml:id="id239" draw:id="id239" draw:layer="layout" svg:width="1.016cm" svg:height="0.762cm" svg:x="12.184cm" svg:y="13.038cm">
          <text:p text:style-name="P1"><text:span text:style-name="T1">‘</text:span><text:span text:style-name="T1">#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40" draw:id="id240" draw:layer="layout" svg:width="2.286cm" svg:height="0.762cm" svg:x="12.303cm" svg:y="14.335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11.616cm" svg:y1="12.713cm" svg:x2="12.184cm" svg:y2="13.419cm" draw:start-shape="id227" draw:start-glue-point="9" draw:end-shape="id239" draw:end-glue-point="3" svg:d="M11616 12713l568 706" svg:viewBox="0 0 569 707">
          <text:p/>
        </draw:connector>
        <draw:connector draw:style-name="gr7" draw:text-style-name="P6" draw:layer="layout" draw:type="line" svg:x1="12.692cm" svg:y1="13.8cm" svg:x2="13.446cm" svg:y2="14.335cm" draw:start-shape="id239" draw:start-glue-point="2" draw:end-shape="id240" draw:end-glue-point="0" svg:d="M12692 13800l754 535" svg:viewBox="0 0 755 536">
          <text:p/>
        </draw:connector>
        <draw:connector draw:style-name="gr7" draw:text-style-name="P6" draw:layer="layout" draw:type="line" svg:x1="14.589cm" svg:y1="14.716cm" svg:x2="15.351cm" svg:y2="14.907cm" draw:start-shape="id240" draw:start-glue-point="7" draw:end-shape="id232" draw:end-glue-point="6" svg:d="M14589 14716l762 191" svg:viewBox="0 0 763 192">
          <text:p/>
        </draw:connector>
        <draw:custom-shape draw:style-name="gr4" draw:text-style-name="P2" xml:id="id241" draw:id="id241" draw:layer="layout" svg:width="1.016cm" svg:height="0.762cm" svg:x="23.225cm" svg:y="16.24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2.73cm" svg:y1="15.872cm" svg:x2="23.225cm" svg:y2="16.621cm" draw:start-shape="id235" draw:start-glue-point="9" draw:end-shape="id241" draw:end-glue-point="3" svg:d="M22730 15872l495 749" svg:viewBox="0 0 496 750">
          <text:p/>
        </draw:connector>
        <draw:custom-shape draw:style-name="gr16" draw:text-style-name="P11" xml:id="id242" draw:id="id242" draw:layer="layout" svg:width="2.159cm" svg:height="0.762cm" svg:x="25.003cm" svg:y="16.24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24.241cm" svg:y1="16.621cm" svg:x2="25.003cm" svg:y2="16.621cm" draw:start-shape="id241" draw:start-glue-point="1" draw:end-shape="id242" draw:end-glue-point="5" svg:d="M24241 16621h762" svg:viewBox="0 0 763 1">
          <text:p/>
        </draw:connector>
        <draw:custom-shape draw:style-name="gr29" draw:text-style-name="P7" xml:id="id243" draw:id="id243" draw:layer="layout" svg:width="1.651cm" svg:height="1.651cm" svg:x="27.289cm" svg:y="15.097cm">
          <text:p text:style-name="P3">CMD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7.162cm" svg:y1="16.621cm" svg:x2="27.53cm" svg:y2="16.507cm" draw:start-shape="id242" draw:start-glue-point="7" draw:end-shape="id243" draw:end-glue-point="7" svg:d="M27162 16621l368-114" svg:viewBox="0 0 369 115">
          <text:p/>
        </draw:connector>
        <draw:connector draw:style-name="gr7" draw:text-style-name="P6" draw:layer="layout" draw:type="curve" svg:x1="27.289cm" svg:y1="15.923cm" svg:x2="23.733cm" svg:y2="16.24cm" draw:start-shape="id243" draw:start-glue-point="6" draw:end-shape="id241" draw:end-glue-point="0" svg:d="M27289 15923c-2286 0-1904-91-2222-200s-1334-234-1334 517" svg:viewBox="0 0 3557 600">
          <text:p/>
        </draw:connector>
        <draw:connector draw:style-name="gr7" draw:text-style-name="P6" draw:layer="layout" draw:type="line" svg:x1="27.53cm" svg:y1="15.338cm" svg:x2="19.669cm" svg:y2="7.985cm" draw:start-shape="id243" draw:start-glue-point="5" draw:end-shape="id223" draw:end-glue-point="2" svg:d="M27530 15338l-7861-7353" svg:viewBox="0 0 7862 7354">
          <text:p/>
        </draw:connector>
        <draw:connector draw:style-name="gr7" draw:text-style-name="P6" draw:layer="layout" draw:type="curve" svg:x1="28.115cm" svg:y1="16.748cm" svg:x2="1.651cm" svg:y2="16.874cm" draw:start-shape="id243" draw:start-glue-point="8" draw:end-shape="id215" draw:end-glue-point="1" svg:d="M28115 16748c0 751-6823 626-8633 470s1396-344-17831-344" svg:viewBox="0 0 26465 589">
          <text:p/>
        </draw:connector>
        <draw:custom-shape draw:style-name="gr4" draw:text-style-name="P2" xml:id="id238" draw:id="id238" draw:layer="layout" svg:width="1.016cm" svg:height="0.762cm" svg:x="12.103cm" svg:y="5.889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3.119cm" svg:y1="6.27cm" svg:x2="14.589cm" svg:y2="5.445cm" draw:start-shape="id238" draw:start-glue-point="1" draw:end-shape="id244" draw:end-glue-point="8" svg:d="M13119 6270l1470-825" svg:viewBox="0 0 1471 826">
          <text:p/>
        </draw:connector>
        <draw:custom-shape draw:style-name="gr13" draw:text-style-name="P8" xml:id="id244" draw:id="id244" draw:layer="layout" svg:width="2.54cm" svg:height="1.651cm" svg:x="13.319cm" svg:y="3.794cm">
          <text:p text:style-name="P3">ERROR</text:p>
          <text:p text:style-name="P3">Unfinished</text:p>
          <text:p text:style-name="P3">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33" draw:text-style-name="P4" xml:id="id245" draw:id="id245" draw:layer="layout" svg:width="1.651cm" svg:height="1.651cm" svg:x="1.149cm" svg:y="4.176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6" draw:id="id246" draw:layer="layout" svg:width="1.016cm" svg:height="0.762cm" svg:x="3.181cm" svg:y="1.254cm">
          <text:p text:style-name="P1"><text:span text:style-name="T1">Blank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.975cm" svg:y1="4.176cm" svg:x2="3.181cm" svg:y2="1.635cm" draw:start-shape="id245" draw:start-glue-point="4" draw:end-shape="id246" draw:end-glue-point="3" svg:d="M1975 4176c0-1694 402-2541 1206-2541" svg:viewBox="0 0 1207 2542">
          <text:p/>
        </draw:connector>
        <draw:connector draw:style-name="gr10" draw:text-style-name="P6" draw:layer="layout" draw:type="curve" svg:x1="3.625cm" svg:y1="3.54cm" svg:x2="2.559cm" svg:y2="4.417cm" draw:start-shape="id247" draw:start-glue-point="2" draw:end-shape="id245" draw:end-glue-point="11" svg:d="M3625 3540c0 852-1066 414-1066 877" svg:viewBox="0 0 1067 878">
          <text:p/>
        </draw:connector>
        <draw:custom-shape draw:style-name="gr16" draw:text-style-name="P11" xml:id="id247" draw:id="id247" draw:layer="layout" svg:width="2.159cm" svg:height="0.762cm" svg:x="2.546cm" svg:y="2.778cm">
          <text:p text:style-name="P1"><text:span text:style-name="T1">Append ‘ ’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689cm" svg:y1="2.016cm" svg:x2="3.625cm" svg:y2="2.778cm" draw:start-shape="id246" draw:start-glue-point="2" draw:end-shape="id247" draw:end-glue-point="0" svg:d="M3689 2016l-64 762" svg:viewBox="0 0 65 763">
          <text:p/>
        </draw:connector>
        <draw:custom-shape draw:style-name="gr4" draw:text-style-name="P2" xml:id="id248" draw:id="id248" draw:layer="layout" svg:width="1.016cm" svg:height="0.762cm" svg:x="3.794cm" svg:y="4.557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8cm" svg:y1="5.002cm" svg:x2="3.794cm" svg:y2="4.938cm" draw:start-shape="id245" draw:start-glue-point="10" draw:end-shape="id248" draw:end-glue-point="3" svg:d="M2800 5002l994-64" svg:viewBox="0 0 995 65">
          <text:p/>
        </draw:connector>
        <draw:connector draw:style-name="gr7" draw:text-style-name="P6" draw:layer="layout" draw:type="line" svg:x1="4.81cm" svg:y1="4.938cm" svg:x2="5.817cm" svg:y2="4.315cm" draw:start-shape="id248" draw:start-glue-point="1" draw:end-shape="id249" draw:end-glue-point="7" svg:d="M4810 4938l1007-623" svg:viewBox="0 0 1008 624">
          <text:p/>
        </draw:connector>
        <draw:custom-shape draw:style-name="gr13" draw:text-style-name="P8" xml:id="id249" draw:id="id249" draw:layer="layout" svg:width="2.54cm" svg:height="1.651cm" svg:x="5.445cm" svg:y="2.905cm">
          <text:p text:style-name="P3">ERROR</text:p>
          <text:p text:style-name="P3">Empty Value</text:p>
          <text:p text:style-name="P3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526cm" svg:height="0.962cm" svg:x="7.096cm" svg:y="1.001cm">
          <draw:text-box>
            <text:p><text:span text:style-name="T2">TID</text:span></text:p>
          </draw:text-box>
        </draw:frame>
        <draw:custom-shape draw:style-name="gr3" draw:text-style-name="P2" xml:id="id250" draw:id="id250" draw:layer="layout" svg:width="1.143cm" svg:height="0.762cm" svg:x="0.509cm" svg:y="16.493cm">
          <text:p text:style-name="P1"><text:span text:style-name="T1">Else</text:span></text:p>
          <text:p text:style-name="P1"><text:span text:style-name="T1">ch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16" xml:id="id251" draw:id="id251" draw:layer="layout" svg:width="3.918cm" svg:height="1.651cm" svg:x="0.131cm" svg:y="18.213cm">
          <text:p text:style-name="P15"><text:span text:style-name="T3">ERROR_VALUE_C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08cm" svg:y1="17.255cm" svg:x2="2.09cm" svg:y2="18.213cm" draw:start-shape="id250" draw:start-glue-point="2" draw:end-shape="id251" draw:end-glue-point="4" svg:d="M1080 17255l1010 958" svg:viewBox="0 0 1011 959">
          <text:p/>
        </draw:connector>
        <draw:connector draw:style-name="gr7" draw:text-style-name="P6" draw:layer="layout" draw:type="line" svg:x1="4.049cm" svg:y1="19.039cm" svg:x2="4.811cm" svg:y2="19.098cm" draw:start-shape="id251" draw:start-glue-point="10" draw:end-shape="id252" draw:end-glue-point="6" svg:d="M4049 19039l762 59" svg:viewBox="0 0 763 60">
          <text:p/>
        </draw:connector>
        <draw:custom-shape draw:style-name="gr42" draw:text-style-name="P5" xml:id="id252" draw:id="id252" draw:layer="layout" svg:width="3.429cm" svg:height="1.651cm" svg:x="4.811cm" svg:y="18.272cm">
          <text:p text:style-name="P3"><text:span text:style-name="T3">ERROR_NOR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1.975cm" svg:y1="5.827cm" svg:x2="1.08cm" svg:y2="16.493cm" draw:start-shape="id245" draw:start-glue-point="8" draw:end-shape="id250" draw:end-glue-point="0" svg:d="M1975 5827l-895 10666" svg:viewBox="0 0 896 10667">
          <text:p/>
        </draw:connector>
        <draw:custom-shape draw:style-name="gr4" draw:text-style-name="P2" xml:id="id253" draw:id="id253" draw:layer="layout" svg:width="1.016cm" svg:height="0.762cm" svg:x="2.652cm" svg:y="6.207cm">
          <text:p text:style-name="P1"><text:span text:style-name="T1">Le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.559cm" svg:y1="5.586cm" svg:x2="3.16cm" svg:y2="6.207cm" draw:start-shape="id245" draw:start-glue-point="9" draw:end-shape="id253" draw:end-glue-point="0" svg:d="M2559 5586l601 621" svg:viewBox="0 0 602 622">
          <text:p/>
        </draw:connector>
        <draw:custom-shape draw:style-name="gr29" draw:text-style-name="P7" xml:id="id255" draw:id="id255" draw:layer="layout" svg:width="1.651cm" svg:height="1.651cm" svg:x="2.398cm" svg:y="9.509cm">
          <text:p text:style-name="P3">I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3.16cm" svg:y1="6.969cm" svg:x2="3.16cm" svg:y2="7.604cm" draw:start-shape="id253" draw:start-glue-point="2" draw:end-shape="id254" draw:end-glue-point="0" svg:d="M3160 6969v635" svg:viewBox="0 0 1 636">
          <text:p/>
        </draw:connector>
        <draw:custom-shape draw:style-name="gr17" draw:text-style-name="P11" xml:id="id254" draw:id="id254" draw:layer="layout" svg:width="3.302cm" svg:height="0.762cm" svg:x="1.509cm" svg:y="7.604cm">
          <text:p text:style-name="P1"><text:span text:style-name="T1">Append UPPER(c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16cm" svg:y1="8.366cm" svg:x2="3.224cm" svg:y2="9.509cm" draw:start-shape="id254" draw:start-glue-point="2" draw:end-shape="id255" draw:end-glue-point="4" svg:d="M3160 8366l64 1143" svg:viewBox="0 0 65 1144">
          <text:p/>
        </draw:connector>
        <draw:connector draw:style-name="gr7" draw:text-style-name="P6" draw:layer="layout" draw:type="curve" svg:x1="3.808cm" svg:y1="9.75cm" svg:x2="3.668cm" svg:y2="6.588cm" draw:start-shape="id255" draw:start-glue-point="11" draw:end-shape="id253" draw:end-glue-point="1" svg:d="M3808 9750c1113 0 1183-3162-140-3162" svg:viewBox="0 0 985 3163">
          <text:p/>
        </draw:connector>
        <draw:custom-shape draw:style-name="gr4" draw:text-style-name="P2" xml:id="id256" draw:id="id256" draw:layer="layout" svg:width="1.016cm" svg:height="0.762cm" svg:x="4.938cm" svg:y="11.033cm">
          <text:p text:style-name="P1"><text:span text:style-name="T1">D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3.808cm" svg:y1="10.919cm" svg:x2="4.938cm" svg:y2="11.414cm" draw:start-shape="id255" draw:start-glue-point="9" draw:end-shape="id256" draw:end-glue-point="3" svg:d="M3808 10919l1130 495" svg:viewBox="0 0 1131 496">
          <text:p/>
        </draw:connector>
        <draw:custom-shape draw:style-name="gr20" draw:text-style-name="P11" xml:id="id257" draw:id="id257" draw:layer="layout" svg:width="2.286cm" svg:height="0.762cm" svg:x="4.811cm" svg:y="9.89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5.446cm" svg:y1="11.033cm" svg:x2="5.954cm" svg:y2="10.652cm" draw:start-shape="id256" draw:start-glue-point="0" draw:end-shape="id257" draw:end-glue-point="2" svg:d="M5446 11033l508-381" svg:viewBox="0 0 509 382">
          <text:p/>
        </draw:connector>
        <draw:connector draw:style-name="gr7" draw:text-style-name="P6" draw:layer="layout" draw:type="line" svg:x1="4.811cm" svg:y1="10.271cm" svg:x2="4.049cm" svg:y2="10.335cm" draw:start-shape="id257" draw:start-glue-point="5" draw:end-shape="id255" draw:end-glue-point="10" svg:d="M4811 10271l-762 64" svg:viewBox="0 0 763 65">
          <text:p/>
        </draw:connector>
        <draw:connector draw:style-name="gr7" draw:text-style-name="P6" draw:layer="layout" draw:type="line" svg:x1="2.639cm" svg:y1="10.919cm" svg:x2="1.08cm" svg:y2="16.493cm" draw:start-shape="id255" draw:start-glue-point="7" draw:end-shape="id250" draw:end-glue-point="0" svg:d="M2639 10919l-1559 5574" svg:viewBox="0 0 1560 5575">
          <text:p/>
        </draw:connector>
        <draw:custom-shape draw:style-name="gr4" draw:text-style-name="P2" xml:id="id258" draw:id="id258" draw:layer="layout" svg:width="1.016cm" svg:height="0.762cm" svg:x="19.162cm" svg:y="7.223cm">
          <text:p text:style-name="P1"><text:span text:style-name="T1">EOF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59" draw:id="id259" draw:layer="layout" svg:width="2.467cm" svg:height="1.651cm" svg:x="21.14cm" svg:y="6.08cm">
          <text:p text:style-name="P3">Name</text:p>
          <text:p text:style-name="P3">Normal</text:p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20.178cm" svg:y1="7.604cm" svg:x2="21.14cm" svg:y2="6.906cm" draw:start-shape="id258" draw:start-glue-point="1" draw:end-shape="id259" draw:end-glue-point="6" svg:d="M20178 7604l962-698" svg:viewBox="0 0 963 699">
          <text:p/>
        </draw:connector>
        <draw:connector draw:style-name="gr7" draw:text-style-name="P6" draw:layer="layout" draw:type="line" svg:x1="3.808cm" svg:y1="9.75cm" svg:x2="19.162cm" svg:y2="7.604cm" draw:start-shape="id255" draw:start-glue-point="11" draw:end-shape="id258" draw:end-glue-point="3" svg:d="M3808 9750l15354-2146" svg:viewBox="0 0 15355 2147">
          <text:p/>
        </draw:connector>
        <draw:custom-shape draw:style-name="gr4" draw:text-style-name="P2" xml:id="id260" draw:id="id260" draw:layer="layout" svg:width="1.016cm" svg:height="0.762cm" svg:x="2.721cm" svg:y="12.439cm">
          <text:p text:style-name="P1"><text:span text:style-name="T1">‘</text:span><text:span text:style-name="T1">-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61" draw:id="id261" draw:layer="layout" svg:width="2.286cm" svg:height="0.762cm" svg:x="2.143cm" svg:y="14.209cm">
          <text:p text:style-name="P1"><text:span text:style-name="T1">Append c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6" draw:layer="layout" draw:type="line" svg:x1="3.224cm" svg:y1="11.16cm" svg:x2="3.229cm" svg:y2="12.439cm" draw:start-shape="id255" draw:start-glue-point="8" draw:end-shape="id260" draw:end-glue-point="0" svg:d="M3224 11160l5 1279" svg:viewBox="0 0 6 1280">
          <text:p/>
        </draw:connector>
        <draw:connector draw:style-name="gr7" draw:text-style-name="P6" draw:layer="layout" draw:type="line" svg:x1="3.229cm" svg:y1="13.201cm" svg:x2="3.286cm" svg:y2="14.209cm" draw:start-shape="id260" draw:start-glue-point="2" draw:end-shape="id261" draw:end-glue-point="0" svg:d="M3229 13201l57 1008" svg:viewBox="0 0 58 1009">
          <text:p/>
        </draw:connector>
        <draw:custom-shape draw:style-name="gr29" draw:text-style-name="P7" xml:id="id262" draw:id="id262" draw:layer="layout" svg:width="1.651cm" svg:height="1.651cm" svg:x="6.207cm" svg:y="12.176cm">
          <text:p text:style-name="P3">Next</text:p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line" svg:x1="4.429cm" svg:y1="14.59cm" svg:x2="6.448cm" svg:y2="13.586cm" draw:start-shape="id261" draw:start-glue-point="7" draw:end-shape="id262" draw:end-glue-point="7" svg:d="M4429 14590l2019-1004" svg:viewBox="0 0 2020 1005">
          <text:p/>
        </draw:connector>
      </draw:page>
      <draw:page draw:name="page9" draw:style-name="dp1" draw:master-page-name="Default">
        <draw:frame draw:style-name="gr44" draw:text-style-name="P10" draw:layer="layout" svg:width="4.953cm" svg:height="0.962cm" svg:x="1.127cm" svg:y="1.127cm">
          <draw:text-box>
            <text:p text:style-name="P9"><text:span text:style-name="T2">Input Message</text:span></text:p>
          </draw:text-box>
        </draw:frame>
        <draw:custom-shape draw:style-name="gr45" draw:text-style-name="P17" xml:id="id263" draw:id="id263" draw:layer="layout" svg:width="0.85cm" svg:height="0.35cm" svg:x="1.508cm" svg:y="2.778cm">
          <text:p text:style-name="P17">CM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xml:id="id266" draw:id="id266" draw:layer="layout" svg:width="0.85cm" svg:height="0.35cm" svg:x="4.945cm" svg:y="3.294cm">
          <text:p text:style-name="P17">T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xml:id="id269" draw:id="id269" draw:layer="layout" svg:width="0.85cm" svg:height="0.35cm" svg:x="9.382cm" svg:y="4.288cm">
          <text:p text:style-name="P17">A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7" xml:id="id272" draw:id="id272" draw:layer="layout" svg:width="0.85cm" svg:height="0.357cm" svg:x="13.165cm" svg:y="4.687cm">
          <text:p text:style-name="P17">CT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7" xml:id="id274" draw:id="id274" draw:layer="layout" svg:width="1.1cm" svg:height="0.346cm" svg:x="17.002cm" svg:y="5.128cm">
          <text:p text:style-name="P17">Gen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7" xml:id="id276" draw:id="id276" draw:layer="layout" svg:width="1.1cm" svg:height="0.346cm" svg:x="21.193cm" svg:y="5.548cm">
          <text:p text:style-name="P17">Pay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8" draw:layer="layout" draw:type="line" svg:x1="2.358cm" svg:y1="2.953cm" svg:x2="25.808cm" svg:y2="3.096cm" draw:start-shape="id263" draw:start-glue-point="1" draw:end-shape="id264" draw:end-glue-point="6" svg:d="M2358 2953l23450 143" svg:viewBox="0 0 23451 144">
          <text:p/>
        </draw:connector>
        <draw:custom-shape draw:style-name="gr48" draw:text-style-name="P17" xml:id="id265" draw:id="id265" draw:layer="layout" svg:width="0.4cm" svg:height="0.4cm" svg:x="3.421cm" svg:y="3.294cm">
          <text:p text:style-name="P17">: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18" draw:layer="layout" draw:type="curve" svg:x1="2.358cm" svg:y1="2.953cm" svg:x2="3.421cm" svg:y2="3.494cm" draw:start-shape="id263" draw:start-glue-point="1" draw:end-shape="id265" draw:end-glue-point="6" svg:d="M2358 2953c798 0 267 541 1063 541" svg:viewBox="0 0 1064 542">
          <text:p/>
        </draw:connector>
        <draw:connector draw:style-name="gr7" draw:text-style-name="P18" draw:layer="layout" draw:type="line" svg:x1="3.821cm" svg:y1="3.494cm" svg:x2="4.945cm" svg:y2="3.469cm" draw:start-shape="id265" draw:start-glue-point="10" draw:end-shape="id266" draw:end-glue-point="3" svg:d="M3821 3494l1124-25" svg:viewBox="0 0 1125 26">
          <text:p/>
        </draw:connector>
        <draw:custom-shape draw:style-name="gr49" draw:text-style-name="P17" xml:id="id264" draw:id="id264" draw:layer="layout" svg:width="0.635cm" svg:height="0.635cm" svg:x="25.808cm" svg:y="2.778cm">
          <text:p text:style-name="P17">;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0" draw:text-style-name="P18" draw:layer="layout" draw:type="line" svg:x1="5.795cm" svg:y1="3.469cm" svg:x2="24.306cm" svg:y2="4.093cm" draw:start-shape="id266" draw:start-glue-point="1" draw:end-shape="id267" draw:end-glue-point="2" svg:d="M5795 3469l18511 624" svg:viewBox="0 0 18512 625">
          <text:p/>
        </draw:connector>
        <draw:connector draw:style-name="gr7" draw:text-style-name="P18" xml:id="id267" draw:id="id267" draw:layer="layout" draw:type="curve" svg:x1="24.306cm" svg:y1="4.093cm" svg:x2="25.808cm" svg:y2="3.096cm" draw:end-shape="id264" draw:end-glue-point="6" svg:d="M24306 4093c750 0-1-997 1502-997" svg:viewBox="0 0 1503 998">
          <text:p/>
        </draw:connector>
        <draw:custom-shape draw:style-name="gr48" draw:text-style-name="P17" xml:id="id268" draw:id="id268" draw:layer="layout" svg:width="0.4cm" svg:height="0.4cm" svg:x="7.858cm" svg:y="4.683cm">
          <text:p text:style-name="P17">: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18" draw:layer="layout" draw:type="curve" svg:x1="5.795cm" svg:y1="3.469cm" svg:x2="7.858cm" svg:y2="4.883cm" draw:start-shape="id266" draw:start-glue-point="1" draw:end-shape="id268" draw:end-glue-point="6" svg:d="M5795 3469c1548 0 517 1414 2063 1414" svg:viewBox="0 0 2064 1415">
          <text:p/>
        </draw:connector>
        <draw:connector draw:style-name="gr7" draw:text-style-name="P18" draw:layer="layout" draw:type="line" svg:x1="8.258cm" svg:y1="4.883cm" svg:x2="9.382cm" svg:y2="4.463cm" draw:start-shape="id268" draw:start-glue-point="10" draw:end-shape="id269" draw:end-glue-point="3" svg:d="M8258 4883l1124-420" svg:viewBox="0 0 1125 421">
          <text:p/>
        </draw:connector>
        <draw:connector draw:style-name="gr50" draw:text-style-name="P18" draw:layer="layout" draw:type="line" svg:x1="10.232cm" svg:y1="4.463cm" svg:x2="24.506cm" svg:y2="4.998cm" draw:start-shape="id269" draw:start-glue-point="1" draw:end-shape="id270" draw:end-glue-point="2" svg:d="M10232 4463l14274 535" svg:viewBox="0 0 14275 536">
          <text:p/>
        </draw:connector>
        <draw:connector draw:style-name="gr7" draw:text-style-name="P18" xml:id="id270" draw:id="id270" draw:layer="layout" draw:type="curve" svg:x1="24.506cm" svg:y1="4.998cm" svg:x2="25.808cm" svg:y2="3.096cm" draw:end-shape="id264" draw:end-glue-point="6" svg:d="M24506 4998c600 0-51-1902 1302-1902" svg:viewBox="0 0 1303 1903">
          <text:p/>
        </draw:connector>
        <draw:custom-shape draw:style-name="gr48" draw:text-style-name="P17" xml:id="id271" draw:id="id271" draw:layer="layout" svg:width="0.4cm" svg:height="0.4cm" svg:x="11.695cm" svg:y="5.436cm">
          <text:p text:style-name="P17">: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18" draw:layer="layout" draw:type="curve" svg:x1="10.232cm" svg:y1="4.463cm" svg:x2="11.695cm" svg:y2="5.636cm" draw:start-shape="id269" draw:start-glue-point="1" draw:end-shape="id271" draw:end-glue-point="6" svg:d="M10232 4463c1098 0 367 1173 1463 1173" svg:viewBox="0 0 1464 1174">
          <text:p/>
        </draw:connector>
        <draw:connector draw:style-name="gr7" draw:text-style-name="P18" draw:layer="layout" draw:type="line" svg:x1="12.095cm" svg:y1="5.636cm" svg:x2="13.165cm" svg:y2="4.865cm" draw:start-shape="id271" draw:start-glue-point="10" draw:end-shape="id272" draw:end-glue-point="3" svg:d="M12095 5636l1070-771" svg:viewBox="0 0 1071 772">
          <text:p/>
        </draw:connector>
        <draw:connector draw:style-name="gr50" draw:text-style-name="P18" xml:id="id278" draw:id="id278" draw:layer="layout" draw:type="line" svg:x1="14.015cm" svg:y1="4.865cm" svg:x2="24.598cm" svg:y2="5.685cm" draw:start-shape="id272" draw:start-glue-point="1" svg:d="M14015 4865l10583 820" svg:viewBox="0 0 10584 821">
          <text:p/>
        </draw:connector>
        <draw:custom-shape draw:style-name="gr48" draw:text-style-name="P17" xml:id="id273" draw:id="id273" draw:layer="layout" svg:width="0.4cm" svg:height="0.4cm" svg:x="15.505cm" svg:y="6.207cm">
          <text:p text:style-name="P17">: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18" draw:layer="layout" draw:type="curve" svg:x1="14.015cm" svg:y1="4.865cm" svg:x2="15.505cm" svg:y2="6.407cm" draw:start-shape="id272" draw:start-glue-point="1" draw:end-shape="id273" draw:end-glue-point="6" svg:d="M14015 4865c1119 0 374 1542 1490 1542" svg:viewBox="0 0 1491 1543">
          <text:p/>
        </draw:connector>
        <draw:connector draw:style-name="gr7" draw:text-style-name="P18" draw:layer="layout" draw:type="line" svg:x1="15.905cm" svg:y1="6.407cm" svg:x2="17.002cm" svg:y2="5.301cm" draw:start-shape="id273" draw:start-glue-point="10" draw:end-shape="id274" draw:end-glue-point="3" svg:d="M15905 6407l1097-1106" svg:viewBox="0 0 1098 1107">
          <text:p/>
        </draw:connector>
        <draw:connector draw:style-name="gr50" draw:text-style-name="P18" xml:id="id279" draw:id="id279" draw:layer="layout" draw:type="line" svg:x1="18.102cm" svg:y1="5.301cm" svg:x2="24.659cm" svg:y2="6.471cm" draw:start-shape="id274" draw:start-glue-point="1" svg:d="M18102 5301l6557 1170" svg:viewBox="0 0 6558 1171">
          <text:p/>
        </draw:connector>
        <draw:custom-shape draw:style-name="gr48" draw:text-style-name="P17" xml:id="id275" draw:id="id275" draw:layer="layout" svg:width="0.4cm" svg:height="0.4cm" svg:x="19.723cm" svg:y="6.969cm">
          <text:p text:style-name="P17">: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7" draw:text-style-name="P18" draw:layer="layout" draw:type="curve" svg:x1="18.102cm" svg:y1="5.301cm" svg:x2="19.723cm" svg:y2="7.169cm" draw:start-shape="id274" draw:start-glue-point="1" draw:end-shape="id275" draw:end-glue-point="6" svg:d="M18102 5301c1216 0 406 1868 1621 1868" svg:viewBox="0 0 1622 1869">
          <text:p/>
        </draw:connector>
        <draw:connector draw:style-name="gr7" draw:text-style-name="P18" draw:layer="layout" draw:type="line" svg:x1="20.123cm" svg:y1="7.169cm" svg:x2="21.193cm" svg:y2="5.721cm" draw:start-shape="id275" draw:start-glue-point="10" draw:end-shape="id276" draw:end-glue-point="3" svg:d="M20123 7169l1070-1448" svg:viewBox="0 0 1071 1449">
          <text:p/>
        </draw:connector>
        <draw:connector draw:style-name="gr50" draw:text-style-name="P18" xml:id="id280" draw:id="id280" draw:layer="layout" draw:type="line" svg:x1="22.293cm" svg:y1="5.721cm" svg:x2="24.704cm" svg:y2="7.227cm" draw:start-shape="id276" draw:start-glue-point="1" svg:d="M22293 5721l2411 1506" svg:viewBox="0 0 2412 1507">
          <text:p/>
        </draw:connector>
        <draw:connector draw:style-name="gr50" draw:text-style-name="P18" xml:id="id277" draw:id="id277" draw:layer="layout" draw:type="line" svg:x1="19.776cm" svg:y1="8.225cm" svg:x2="22.8cm" svg:y2="8.179cm" svg:d="M19776 8225l3024-46" svg:viewBox="0 0 3025 47">
          <text:p/>
        </draw:connector>
        <draw:connector draw:style-name="gr7" draw:text-style-name="P18" draw:layer="layout" draw:type="curve" svg:x1="22.293cm" svg:y1="5.721cm" svg:x2="22.8cm" svg:y2="8.179cm" draw:start-shape="id276" draw:start-glue-point="1" draw:end-shape="id277" draw:end-glue-point="3" svg:d="M22293 5721c338 0 507 819 507 2458" svg:viewBox="0 0 508 2459">
          <text:p/>
        </draw:connector>
        <draw:connector draw:style-name="gr7" draw:text-style-name="P18" draw:layer="layout" draw:type="curve" svg:x1="19.776cm" svg:y1="8.225cm" svg:x2="19.723cm" svg:y2="7.169cm" draw:start-shape="id277" draw:start-glue-point="2" draw:end-shape="id275" draw:end-glue-point="6" svg:d="M19776 8225c-831 0-804-1056-53-1056" svg:viewBox="0 0 621 1057">
          <text:p/>
        </draw:connector>
        <draw:connector draw:style-name="gr7" draw:text-style-name="P18" draw:layer="layout" draw:type="curve" svg:x1="24.598cm" svg:y1="5.685cm" svg:x2="25.808cm" svg:y2="3.096cm" draw:start-shape="id278" draw:start-glue-point="3" draw:end-shape="id264" draw:end-glue-point="6" svg:d="M24598 5685c907 0 303-2589 1210-2589" svg:viewBox="0 0 1211 2590">
          <text:p/>
        </draw:connector>
        <draw:connector draw:style-name="gr7" draw:text-style-name="P18" draw:layer="layout" draw:type="curve" svg:x1="24.659cm" svg:y1="6.471cm" svg:x2="25.808cm" svg:y2="3.096cm" draw:start-shape="id279" draw:start-glue-point="3" draw:end-shape="id264" draw:end-glue-point="6" svg:d="M24659 6471c861 0 287-3375 1149-3375" svg:viewBox="0 0 1150 3376">
          <text:p/>
        </draw:connector>
        <draw:connector draw:style-name="gr7" draw:text-style-name="P18" draw:layer="layout" draw:type="curve" svg:x1="24.704cm" svg:y1="7.227cm" svg:x2="25.808cm" svg:y2="3.096cm" draw:start-shape="id280" draw:start-glue-point="3" draw:end-shape="id264" draw:end-glue-point="6" svg:d="M24704 7227c828 0 276-4131 1104-4131" svg:viewBox="0 0 1105 41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" svg:font-family="Courier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5.2$Windows_X86_64 LibreOffice_project/a726b36747cf2001e06b58ad5db1aa3a9a1872d6</meta:generator>
    <dc:date>2020-07-27T10:38:52.918000000</dc:date>
    <meta:editing-duration>PT23H15M8S</meta:editing-duration>
    <meta:editing-cycles>35</meta:editing-cycles>
    <meta:document-statistic meta:object-count="648"/>
  </office:meta>
</office:document-meta>
</file>